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styles.xml"/>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80808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3.4597in" table:align="center"/>
    </style:style>
    <style:style style:name="Table6.A" style:family="table-column">
      <style:table-column-properties style:column-width="2.2201in"/>
    </style:style>
    <style:style style:name="Table6.B" style:family="table-column">
      <style:table-column-properties style:column-width="1.239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80808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29in" table:align="left"/>
    </style:style>
    <style:style style:name="Table9.A" style:family="table-column">
      <style:table-column-properties style:column-width="3.0236in"/>
    </style:style>
    <style:style style:name="Table9.B" style:family="table-column">
      <style:table-column-properties style:column-width="1.7972in"/>
    </style:style>
    <style:style style:name="Table9.C" style:family="table-column">
      <style:table-column-properties style:column-width="0.9035in"/>
    </style:style>
    <style:style style:name="Table9.D" style:family="table-column">
      <style:table-column-properties style:column-width="1.1986in"/>
    </style:style>
    <style:style style:name="Table9.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80808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bold" style:font-weight-asian="bold" style:font-weight-complex="bold"/>
    </style:style>
    <style:style style:name="P11" style:family="paragraph" style:parent-style-name="Text_20_body">
      <style:text-properties style:font-name="Times New Roman1" fo:font-style="normal" style:font-name-asian="Lucida Sans Unicode" style:font-style-asian="normal" style:font-name-complex="Tahoma" style:font-style-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break-before="page"/>
    </style:style>
    <style:style style:name="P14" style:family="paragraph" style:parent-style-name="Table_20_Contents">
      <style:text-properties style:font-name="Times New Roman1" fo:font-size="12pt"/>
    </style:style>
    <style:style style:name="P15" style:family="paragraph" style:parent-style-name="Table_20_Contents">
      <style:paragraph-properties fo:text-align="start" style:justify-single-word="false"/>
      <style:text-properties style:font-name="Times New Roman1" fo:font-size="12pt"/>
    </style:style>
    <style:style style:name="P16"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7" style:family="paragraph" style:parent-style-name="Table_20_Contents">
      <style:paragraph-properties fo:text-align="center" style:justify-single-word="false"/>
      <style:text-properties style:font-name="Times New Roman1" fo:font-size="12pt"/>
    </style:style>
    <style:style style:name="P18" style:family="paragraph" style:parent-style-name="Table_20_Contents">
      <style:text-properties style:font-name="Times New Roman1" fo:font-size="12pt" fo:font-weight="bold" style:font-weight-asian="bold" style:font-weight-complex="bold"/>
    </style:style>
    <style:style style:name="P19"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20" style:family="paragraph" style:parent-style-name="Table_20_Contents">
      <style:text-properties fo:color="#ffffff" style:font-name="Times New Roman1" fo:font-size="12pt"/>
    </style:style>
    <style:style style:name="P21" style:family="paragraph" style:parent-style-name="Table_20_Contents">
      <style:paragraph-properties fo:text-align="center" style:justify-single-word="false"/>
      <style:text-properties fo:color="#ffffff" style:font-name="Times New Roman1" fo:font-size="12pt"/>
    </style:style>
    <style:style style:name="P22" style:family="paragraph" style:parent-style-name="Table_20_Heading">
      <style:text-properties fo:color="#ffffff" style:font-name="Times New Roman1" fo:font-size="12pt"/>
    </style:style>
    <style:style style:name="P23" style:family="paragraph" style:parent-style-name="Table_20_Heading">
      <style:paragraph-properties fo:text-align="center" style:justify-single-word="false"/>
      <style:text-properties fo:color="#ffffff" style:font-name="Times New Roman1" fo:font-size="12pt"/>
    </style:style>
    <style:style style:name="P24" style:family="paragraph" style:parent-style-name="Pseudocode">
      <style:paragraph-properties fo:margin-left="0.5in" fo:margin-right="0in" fo:text-indent="0in" style:auto-text-indent="false"/>
      <style:text-properties fo:font-style="normal" style:font-style-asian="normal" style:font-style-complex="normal"/>
    </style:style>
    <style:style style:name="P25" style:family="paragraph" style:parent-style-name="Pseudocode">
      <style:paragraph-properties fo:margin-left="0.75in" fo:margin-right="0in" fo:text-indent="0in" style:auto-text-indent="false"/>
      <style:text-properties fo:font-style="normal" style:font-style-asian="normal" style:font-style-complex="normal"/>
    </style:style>
    <style:style style:name="P26" style:family="paragraph" style:parent-style-name="Pseudocode">
      <style:paragraph-properties fo:margin-left="1in" fo:margin-right="0in" fo:text-indent="0in" style:auto-text-indent="false"/>
      <style:text-properties fo:font-style="normal" style:font-style-asian="normal" style:font-style-complex="normal"/>
    </style:style>
    <style:style style:name="P27" style:family="paragraph" style:parent-style-name="Pseudocode">
      <style:paragraph-properties fo:margin-left="0in" fo:margin-right="0in" fo:text-indent="0in" style:auto-text-indent="false"/>
      <style:text-properties fo:font-style="normal" style:font-style-asian="normal" style:font-style-complex="normal"/>
    </style:style>
    <style:style style:name="P28"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29"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30" style:family="paragraph" style:parent-style-name="Standard">
      <style:text-properties fo:font-weight="normal" style:font-weight-asian="normal" style:font-weight-complex="normal"/>
    </style:style>
    <style:style style:name="P31" style:family="paragraph" style:parent-style-name="Standard">
      <style:paragraph-properties>
        <style:tab-stops>
          <style:tab-stop style:position="0.4791in"/>
          <style:tab-stop style:position="1.9819in"/>
        </style:tab-stops>
      </style:paragraph-properties>
    </style:style>
    <style:style style:name="P32" style:family="paragraph" style:parent-style-name="Definitions">
      <style:text-properties fo:font-style="normal" style:font-style-asian="normal" style:font-style-complex="normal"/>
    </style:style>
    <style:style style:name="P33" style:family="paragraph" style:parent-style-name="Definitions">
      <style:text-properties fo:font-style="normal" fo:font-weight="normal" style:font-style-asian="normal" style:font-weight-asian="normal" style:font-style-complex="normal" style:font-weight-complex="normal"/>
    </style:style>
    <style:style style:name="P34" style:family="paragraph" style:parent-style-name="Definitions">
      <style:text-properties fo:font-style="italic" style:font-style-asian="italic" style:font-style-complex="italic"/>
    </style:style>
    <style:style style:name="P35" style:family="paragraph" style:parent-style-name="Pseudocode">
      <style:text-properties fo:font-style="normal" style:font-style-asian="normal" style:font-style-complex="normal"/>
    </style:style>
    <style:style style:name="P36" style:family="paragraph" style:parent-style-name="Definitions" style:master-page-name="">
      <style:paragraph-properties fo:orphans="2" fo:widows="2" style:page-number="auto"/>
    </style:style>
    <style:style style:name="P37" style:family="paragraph" style:parent-style-name="Definitions" style:master-page-name="">
      <style:paragraph-properties fo:orphans="2" fo:widows="2" style:page-number="auto"/>
      <style:text-properties fo:font-style="italic" style:font-style-asian="italic" style:font-style-complex="italic"/>
    </style:style>
    <style:style style:name="P38" style:family="paragraph" style:parent-style-name="Text_20_body" style:master-page-name="">
      <style:paragraph-properties fo:orphans="2" fo:widows="2" style:page-number="auto"/>
    </style:style>
    <style:style style:name="P39" style:family="paragraph" style:parent-style-name="Text_20_body" style:master-page-name="">
      <style:paragraph-properties fo:orphans="2" fo:widows="2" style:page-number="auto"/>
      <style:text-properties fo:font-style="normal" style:font-style-asian="normal" style:font-style-complex="normal"/>
    </style:style>
    <style:style style:name="P40" style:family="paragraph" style:parent-style-name="Text_20_body">
      <style:paragraph-properties fo:margin-left="0.25in" fo:margin-right="0in" fo:text-indent="0in" style:auto-text-indent="false"/>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4">
      <style:paragraph-properties>
        <style:tab-stops>
          <style:tab-stop style:position="6.3354in" style:type="right" style:leader-style="dotted" style:leader-text="."/>
        </style:tab-stops>
      </style:paragraph-properties>
    </style:style>
    <style:style style:name="P45" style:family="paragraph" style:parent-style-name="Subtitle">
      <style:text-properties fo:font-style="normal" style:font-style-asian="normal" style:font-style-complex="normal"/>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text-properties fo:font-style="normal" style:font-style-asian="normal" style:font-style-complex="normal"/>
    </style:style>
    <style:style style:name="P50" style:family="paragraph" style:parent-style-name="Text_20_body" style:list-style-name="L3">
      <style:text-properties fo:font-style="normal" style:font-style-asian="normal" style:font-style-complex="normal"/>
    </style:style>
    <style:style style:name="P51" style:family="paragraph" style:parent-style-name="Text_20_body" style:list-style-name="L10">
      <style:text-properties fo:font-style="normal" style:font-style-asian="normal" style:font-style-complex="normal"/>
    </style:style>
    <style:style style:name="P52" style:family="paragraph" style:parent-style-name="Text_20_body" style:list-style-name="L6">
      <style:text-properties fo:font-style="normal" fo:font-weight="normal" style:font-style-asian="normal" style:font-weight-asian="normal" style:font-style-complex="normal" style:font-weight-complex="normal"/>
    </style:style>
    <style:style style:name="P53" style:family="paragraph" style:parent-style-name="Text_20_body" style:list-style-name="L3">
      <style:text-properties fo:font-style="normal" fo:font-weight="bold" style:font-style-asian="normal" style:font-weight-asian="bold" style:font-style-complex="normal" style:font-weight-complex="bold"/>
    </style:style>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7"/>
    <style:style style:name="P57" style:family="paragraph" style:parent-style-name="Text_20_body" style:list-style-name="L9"/>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paragraph-properties fo:text-align="start" style:justify-single-word="false"/>
    </style:style>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3">
      <style:paragraph-properties fo:margin-left="0.75in" fo:margin-right="0in" fo:text-indent="-0.25in" style:auto-text-indent="false"/>
      <style:text-properties fo:font-style="normal" style:font-style-asian="normal" style:font-style-complex="normal"/>
    </style:style>
    <style:style style:name="P65" style:family="paragraph" style:parent-style-name="Text_20_body" style:list-style-name="L7">
      <style:paragraph-properties fo:margin-left="0.75in" fo:margin-right="0in" fo:text-indent="-0.25in" style:auto-text-indent="false"/>
    </style:style>
    <style:style style:name="P66" style:family="paragraph" style:parent-style-name="Text_20_body" style:list-style-name="L3">
      <style:paragraph-properties fo:margin-left="0.5in" fo:margin-right="0in" fo:text-indent="-0.25in" style:auto-text-indent="false"/>
      <style:text-properties fo:font-style="normal" style:font-style-asian="normal" style:font-style-complex="normal"/>
    </style:style>
    <style:style style:name="P67" style:family="paragraph" style:parent-style-name="Text_20_body" style:list-style-name="L7">
      <style:paragraph-properties fo:margin-left="0.5in" fo:margin-right="0in" fo:text-indent="-0.25in" style:auto-text-indent="false"/>
    </style:style>
    <style:style style:name="P68" style:family="paragraph" style:parent-style-name="Text_20_body" style:list-style-name="L3">
      <style:paragraph-properties fo:margin-left="0.5in" fo:margin-right="0in" fo:text-indent="-0.25in" style:auto-text-indent="false"/>
    </style:style>
    <style:style style:name="P69" style:family="paragraph" style:parent-style-name="Text_20_body" style:list-style-name="L4" style:master-page-name="">
      <style:paragraph-properties fo:orphans="2" fo:widows="2" style:page-number="auto"/>
    </style:style>
    <style:style style:name="P70" style:family="paragraph" style:parent-style-name="Text_20_body" style:list-style-name="L7">
      <style:paragraph-properties fo:margin-left="0.4925in" fo:margin-right="0in" fo:text-indent="-0.25in" style:auto-text-indent="false"/>
    </style:style>
    <style:style style:name="P71" style:family="paragraph" style:parent-style-name="Text_20_body" style:list-style-name="L7">
      <style:paragraph-properties fo:margin-left="0.4925in" fo:margin-right="0in" fo:text-indent="-0.25in" style:auto-text-indent="false"/>
      <style:text-properties fo:font-style="normal" style:font-style-asian="normal" style:font-style-complex="normal"/>
    </style:style>
    <style:style style:name="P72" style:family="paragraph" style:parent-style-name="Text_20_body" style:list-style-name="L7">
      <style:paragraph-properties fo:margin-left="0.9846in" fo:margin-right="0in" fo:text-indent="-0.25in" style:auto-text-indent="false"/>
    </style:style>
    <style:style style:name="P73" style:family="paragraph" style:parent-style-name="Text_20_body" style:list-style-name="L7">
      <style:paragraph-properties fo:margin-left="0.9846in" fo:margin-right="0in" fo:text-indent="-0.25in" style:auto-text-indent="false"/>
      <style:text-properties fo:font-style="normal" style:font-style-asian="normal" style:font-style-complex="normal"/>
    </style:style>
    <style:style style:name="P74" style:family="paragraph" style:parent-style-name="Text_20_body" style:list-style-name="L7">
      <style:paragraph-properties fo:margin-left="1.4772in" fo:margin-right="0in" fo:text-indent="-0.25in" style:auto-text-indent="false"/>
    </style:style>
    <style:style style:name="P75" style:family="paragraph" style:parent-style-name="Text_20_body" style:list-style-name="L7">
      <style:paragraph-properties fo:margin-left="1in" fo:margin-right="0in" fo:text-indent="-0.25in" style:auto-text-indent="false"/>
    </style:style>
    <style:style style:name="P76" style:family="paragraph" style:parent-style-name="Text_20_body" style:master-page-name="">
      <style:paragraph-properties fo:orphans="2" fo:widows="2" style:page-number="auto"/>
    </style:style>
    <style:style style:name="P77" style:family="paragraph" style:parent-style-name="Text_20_body" style:master-page-name="">
      <style:paragraph-properties fo:orphans="2" fo:widows="2" style:page-number="auto"/>
    </style:style>
    <style:style style:name="P78" style:family="paragraph" style:parent-style-name="Text_20_body" style:list-style-name="L3">
      <style:paragraph-properties fo:margin-left="0in" fo:margin-right="0in" fo:text-indent="0in" style:auto-text-indent="false"/>
    </style:style>
    <style:style style:name="P79" style:family="paragraph" style:parent-style-name="Heading_20_1">
      <style:text-properties fo:font-style="normal" style:font-style-asian="normal" style:font-style-complex="normal"/>
    </style:style>
    <style:style style:name="P80" style:family="paragraph" style:parent-style-name="Heading_20_2">
      <style:text-properties fo:font-style="normal" style:font-style-asian="normal" style:font-style-complex="normal"/>
    </style:style>
    <style:style style:name="P81" style:family="paragraph" style:parent-style-name="Heading_20_2">
      <style:text-properties fo:font-style="normal" fo:font-weight="bold" style:font-style-asian="normal" style:font-weight-asian="bold" style:font-style-complex="normal" style:font-weight-complex="bold"/>
    </style:style>
    <style:style style:name="P82" style:family="paragraph" style:parent-style-name="Heading_20_3">
      <style:text-properties fo:font-style="normal" style:font-style-asian="normal" style:font-style-complex="normal"/>
    </style:style>
    <style:style style:name="P83" style:family="paragraph" style:parent-style-name="Footnote" style:list-style-name="L8"/>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86" style:family="paragraph">
      <style:paragraph-properties fo:margin-left="0in" fo:margin-right="0in" fo:margin-top="0in" fo:margin-bottom="0in" fo:line-height="100%" fo:text-indent="0in"/>
    </style:style>
    <style:style style:name="P87"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88"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style:font-name="Courier1"/>
    </style:style>
    <style:style style:name="T18" style:family="text">
      <style:text-properties style:font-name="Luxi Sans" style:font-name-asian="Luxi Sans" style:font-name-complex="Luxi Sans"/>
    </style:style>
    <style:style style:name="T19" style:family="text">
      <style:text-properties style:font-name="Luxi Sans" fo:font-style="normal" style:font-name-asian="Luxi Sans" style:font-style-asian="normal" style:font-name-complex="Luxi Sans" style:font-style-complex="normal"/>
    </style:style>
    <style:style style:name="T20" style:family="text">
      <style:text-properties style:font-name="Times New Roman1" style:font-name-asian="Lucida Sans Unicode" style:font-name-complex="Tahoma"/>
    </style:style>
    <style:style style:name="T21" style:family="text">
      <style:text-properties style:font-name="Times New Roman1" fo:font-style="normal" style:font-name-asian="Lucida Sans Unicode" style:font-style-asian="normal" style:font-name-complex="Tahoma" style:font-style-complex="normal"/>
    </style:style>
    <style:style style:name="T22" style:family="text">
      <style:text-properties style:font-name="Times New Roman1" fo:font-size="12pt"/>
    </style:style>
    <style:style style:name="T23" style:family="text">
      <style:text-properties style:font-name="Times New Roman"/>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27"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28" style:family="text">
      <style:text-properties fo:font-size="10pt" style:font-size-asian="10pt"/>
    </style:style>
    <style:style style:name="T29" style:family="text">
      <style:text-properties style:font-name="Courier3"/>
    </style:style>
    <style:style style:name="T30" style:family="text">
      <style:text-properties style:font-style-asian="normal"/>
    </style:style>
    <style:style style:name="T31" style:family="text">
      <style:text-properties style:font-style-complex="normal"/>
    </style:style>
    <style:style style:name="T32"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33"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2</text:p>
      <text:p text:style-name="P45">September,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4">William.H.Duquette@jpl.nasa.gov</text:span></text:a></text:p>
      <text:p text:style-name="P1">Jet Propulsion Laboratory</text:p>
      <text:p text:style-name="P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2"><text:s/>1. <text:s/>Introduction<text:tab/>4</text:p>
          <text:p text:style-name="P43"><text:s/>1.1 Overview<text:tab/>4</text:p>
          <text:p text:style-name="P43"><text:s/>1.2 Other Documents<text:tab/>4</text:p>
          <text:p text:style-name="P42"><text:s/>2. <text:s/>Athena Concepts<text:tab/>5</text:p>
          <text:p text:style-name="P43"><text:s/>2.1 The Athena Playbox<text:tab/>5</text:p>
          <text:p text:style-name="P43"><text:s/>2.2 Groups<text:tab/>6</text:p>
          <text:p text:style-name="P41"><text:s/>2.2.1 Civilian Groups<text:tab/>6</text:p>
          <text:p text:style-name="P41"><text:s/>2.2.2 Force Groups<text:tab/>7</text:p>
          <text:p text:style-name="P41"><text:s/>2.2.3 Organization Groups<text:tab/>7</text:p>
          <text:p text:style-name="P41"><text:s/>2.2.4 Group Force and Neighborhood Security<text:tab/>8</text:p>
          <text:p text:style-name="P43"><text:s/>2.3 Modeling Areas<text:tab/>8</text:p>
          <text:p text:style-name="P41"><text:s/>2.3.1 Ground<text:tab/>8</text:p>
          <text:p text:style-name="P41"><text:s/>2.3.2 Demographics<text:tab/>8</text:p>
          <text:p text:style-name="P41"><text:s/>2.3.3 Attitudes<text:tab/>9</text:p>
          <text:p text:style-name="P43"><text:s/>2.4 Simulated Time<text:tab/>9</text:p>
          <text:p text:style-name="P42"><text:s/>3. <text:s/>Force Analysis<text:tab/>11</text:p>
          <text:p text:style-name="P43"><text:s/>3.1 Measuring Force<text:tab/>11</text:p>
          <text:p text:style-name="P43"><text:s/>3.2 Volatility<text:tab/>15</text:p>
          <text:p text:style-name="P43"><text:s/>3.3 Security<text:tab/>15</text:p>
          <text:p text:style-name="P42"><text:s/>4. <text:s/>Unit Activities<text:tab/>17</text:p>
          <text:p text:style-name="P43"><text:s/>4.1 Force Presence and Activities<text:tab/>17</text:p>
          <text:p text:style-name="P43"><text:s/>4.2 Organization Activities<text:tab/>20</text:p>
          <text:p text:style-name="P43"><text:s/>4.3 Civilian Activities<text:tab/>21</text:p>
          <text:p text:style-name="P43"><text:s/>4.4 Activity Situations<text:tab/>22</text:p>
          <text:p text:style-name="P42"><text:s/>5. <text:s/>Environmental Situations<text:tab/>23</text:p>
          <text:p text:style-name="P42"><text:s/>6. <text:s/>Athena Attrition Model (AAM)<text:tab/>24</text:p>
          <text:p text:style-name="P43"><text:s/>6.1 Overview<text:tab/>24</text:p>
          <text:p text:style-name="P41"><text:s/>6.1.1 Attrition in the Real World<text:tab/>24</text:p>
          <text:p text:style-name="P41"><text:s/>6.1.2 Requirements for Spiral 1<text:tab/>25</text:p>
          <text:p text:style-name="P41"><text:s/>6.1.3 Requirements for Later Spirals<text:tab/>27</text:p>
          <text:p text:style-name="P41"><text:s/>6.1.4 Simplifying Assumptions<text:tab/>27</text:p>
          <text:p text:style-name="P43"><text:s/>6.2 Uniformed vs. Non-Uniformed Forces<text:tab/>28</text:p>
          <text:p text:style-name="P43"><text:s/>6.3 Units and Unit Activities<text:tab/>28</text:p>
          <text:p text:style-name="P43"><text:s/>6.4 Unit Number and Unit Size<text:tab/>29</text:p>
          <text:p text:style-name="P43"><text:s/>6.5 Magic Attrition<text:tab/>29</text:p>
          <text:p text:style-name="P41"><text:s/>6.5.1 Magic Attrition to Units<text:tab/>29</text:p>
          <text:p text:style-name="P41"><text:s/>6.5.2 Magic Attrition to Groups<text:tab/>30</text:p>
          <text:p text:style-name="P43"><text:s/>6.6 Antagonists and ROEs<text:tab/>30</text:p>
          <text:p text:style-name="P41"><text:s/>6.6.1 Civilian Antagonists<text:tab/>30</text:p>
          <text:p text:style-name="P41"><text:s/>6.6.2 Attacking ROEs: UF<text:tab/>30</text:p>
          <text:p text:style-name="P41"><text:soft-page-break/><text:s/>6.6.3 Attacking ROEs: NF<text:tab/>31</text:p>
          <text:p text:style-name="P41"><text:s/>6.6.4 Defending ROEs<text:tab/>32</text:p>
          <text:p text:style-name="P43"><text:s/>6.7 The Attrition Cycle<text:tab/>33</text:p>
          <text:p text:style-name="P43"><text:s/>6.8 Computing Attrition<text:tab/>33</text:p>
          <text:p text:style-name="P41"><text:s/>6.8.1 Uniformed vs. Non-uniformed<text:tab/>33</text:p>
          <text:p text:style-name="P41"><text:s/>6.8.2 Non-uniformed vs. Uniformed<text:tab/>36</text:p>
          <text:p text:style-name="P44"><text:s/>6.8.2.1 Loss Exchange Ratio<text:tab/>37</text:p>
          <text:p text:style-name="P44"><text:s/>6.8.2.2 NF and UF Casualties<text:tab/>38</text:p>
          <text:p text:style-name="P44"><text:s/>6.8.2.3 Civilian Collateral Damage<text:tab/>40</text:p>
          <text:p text:style-name="P43"><text:s/>6.9 Applying Attrition<text:tab/>40</text:p>
          <text:p text:style-name="P41"><text:s/>6.9.1 Force Group Attrition<text:tab/>40</text:p>
          <text:p text:style-name="P41"><text:s/>6.9.2 Organization Group Attrition<text:tab/>41</text:p>
          <text:p text:style-name="P41"><text:s/>6.9.3 Civilian Attrition<text:tab/>42</text:p>
          <text:p text:style-name="P43"><text:s/>6.10 Assessing the Attitude Implications<text:tab/>43</text:p>
          <text:p text:style-name="P41"><text:s/>6.10.1 Contrasted with JNEM<text:tab/>43</text:p>
          <text:p text:style-name="P41"><text:s/>6.10.2 Satisfaction Effects of Attrition<text:tab/>44</text:p>
          <text:p text:style-name="P41"><text:s/>6.10.3 Cooperation Effects of Attrition<text:tab/>44</text:p>
          <text:p text:style-name="P42"><text:s/>7. <text:s/>Demographics<text:tab/>46</text:p>
          <text:p text:style-name="P43"><text:s/>7.1 Requirements for Spiral One<text:tab/>46</text:p>
          <text:p text:style-name="P43"><text:s/>7.2 Simplifying Assumptions<text:tab/>47</text:p>
          <text:p text:style-name="P43"><text:s/>7.3 Neighborhood Group Population<text:tab/>47</text:p>
          <text:p text:style-name="P41"><text:s/>7.3.1 Civilian Units<text:tab/>48</text:p>
          <text:p text:style-name="P41"><text:s/>7.3.2 Civilian Attrition<text:tab/>48</text:p>
          <text:p text:style-name="P43"><text:s/>7.4 Neighborhood Population<text:tab/>49</text:p>
          <text:p text:style-name="P42"><text:s/>8. <text:s/>Acronyms<text:tab/>51</text:p>
        </text:index-body>
      </text:table-of-content>
      <text:p text:style-name="Text_20_body"/>
      <text:h text:style-name="Heading_20_1" text:outline-level="1">Introduction</text:h>
      <text:p text:style-name="Text_20_body"><text:span text:style-name="T22">This document presents the models and related constructs implemented in version 2.1 of the Athena Stability &amp; Recovery Operations (S&amp;RO) Simulation. The models are described in sufficient detail to allow implementation; the implementation itself is not in the scope of this document.</text:span> </text:p>
      <text:h text:style-name="Heading_20_2" text:outline-level="2">Overview</text:h>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kinetic Effects Model (JNEM), but includes many new models. <text:s/>In addition, where JNEM is a federated simulation, Athena is a stand-alone single-user application.</text:p>
      <text:h text:style-name="Heading_20_2" text:outline-level="2"><text:bookmark text:name="__RefHeading__30675922"/>Other Documents<text:bookmark-end text:name="__RefHeading__30675922"/></text:h>
      <text:p text:style-name="Text_20_body"><text:span text:style-name="T26">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27">William.H.Duquette@jpl.nasa.gov</text:span></text:a><text:span text:style-name="T26">.</text:span></text:p>
      <text:p text:style-name="Text_20_body">Documentation in the "docs" directory includes:</text:p>
      <text:p text:style-name="P28">Athena Rules</text:p>
      <text:p text:style-name="P40">This document describes the events and situations (drivers) that affect group attitudes, and the Driver Assessment Model (DAM) rule sets that assess attitude change. </text:p>
      <text:p text:style-name="P29">Mars Analyst's Guide</text:p>
      <text:p text:style-name="P40"><text:span text:style-name="T12">Athena is built upon a software infrastructure layer called Mars. <text:s/>Models implemented by Mars, including the Generalized Regional Attitude Model (GRAM), are documented in the </text:span>Mars Analyst's Guide<text:span text:style-name="T12"> (MAG), which may be found in the Athena documentation tree.</text:span></text:p>
      <text:p text:style-name="P28">Software Manual Pages</text:p>
      <text:p text:style-name="P40">Extensive documentation of the Athena software tools and libraries is included in the software installation set in the form of software “man pages”. </text:p>
      <text:h text:style-name="P79" text:outline-level="1">Athena Concepts</text:h>
      <text:p text:style-name="P2">This section gives an overview of Athena and its parts, and of the basic concepts that Athena uses. <text:s/>The discussion is kept to a high level; see sections 3 and following for the detailed models.</text:p>
      <text:h text:style-name="P80" text:outline-level="2">The Athena Playbox</text:h>
      <text:p text:style-name="Text_20_body"><text:span text:style-name="T12">Athena models population dynamics and group activities in a geographical region called the Athena </text:span><text:span text:style-name="T6">playbox</text:span><text:span text:style-name="T12">. <text:s/>The playbox is divided into areas called </text:span><text:span text:style-name="T6">neighborhoods</text:span><text:span text:style-name="T12">.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2"/>
      <text:p text:style-name="P3"><draw:g text:anchor-type="as-char" draw:z-index="2" draw:style-name="gr1"><draw:polygon draw:style-name="gr2" draw:text-style-name="P84" svg:width="2.1193in" svg:height="1.6661in" svg:x="0in" svg:y="0in" svg:viewBox="0 0 5384 4233" draw:points="992,370 2183,0 3664,238 5040,1111 5384,3029 1944,4233 0,2645 159,926 1018,370 1018,357"><text:p/></draw:polygon><draw:polygon draw:style-name="gr3" draw:text-style-name="P84" svg:width="0.7028in" svg:height="0.8173in" svg:x="0.328in" svg:y="0.5in" svg:viewBox="0 0 1786 2077" draw:points="503,119 1786,0 1733,1706 926,2077 265,1627 820,926 0,727 543,105 582,105"><text:p/></draw:polygon><draw:polygon draw:style-name="gr3" draw:text-style-name="P84" svg:width="0.7965in" svg:height="0.6713in" svg:x="1.0102in" svg:y="0.5in" svg:viewBox="0 0 2024 1706" draw:points="1601,158 1270,145 53,0 0,1706 953,1481 953,1164 1786,1455 2024,555 1614,158"><text:p/></draw:polygon><draw:polygon draw:style-name="gr4" draw:text-style-name="P84" svg:width="0.3906in" svg:height="0.3382in" svg:x="0.8539in" svg:y="0.6925in" svg:viewBox="0 0 993 860" draw:points="40,238 860,0 993,622 0,847 0,860"><text:p/></draw:polygon><draw:line draw:style-name="gr5" draw:text-style-name="P84" svg:x1="0.7654in" svg:y1="1.6661in" svg:x2="0.7031in" svg:y2="2.0307in"><text:p/></draw:line><draw:line draw:style-name="gr5" draw:text-style-name="P85" svg:x1="2.1197in" svg:y1="1.1925in" svg:x2="2.5417in" svg:y2="1.5051in"><text:p/></draw:line><draw:frame draw:style-name="gr6" draw:text-style-name="P87" svg:width="0.3453in" svg:height="0.3567in" svg:x="0.8543in" svg:y="0.639in"><draw:text-box><text:p text:style-name="P86"><text:span text:style-name="T32">A</text:span></text:p></draw:text-box></draw:frame><draw:frame draw:style-name="gr6" draw:text-style-name="P87" svg:width="0.3453in" svg:height="0.3567in" svg:x="0.552in" svg:y="0.8575in"><draw:text-box><text:p text:style-name="P86"><text:span text:style-name="T32">B</text:span></text:p></draw:text-box></draw:frame><draw:frame draw:style-name="gr6" draw:text-style-name="P87" svg:width="0.3551in" svg:height="0.3567in" svg:x="1.3543in" svg:y="0.552in"><draw:text-box><text:p text:style-name="P86"><text:span text:style-name="T32">C</text:span></text:p></draw:text-box></draw:frame><draw:frame draw:style-name="gr6" draw:text-style-name="P87" svg:width="0.3551in" svg:height="0.3567in" svg:x="0.7811in" svg:y="0in"><draw:text-box><text:p text:style-name="P86"><text:span text:style-name="T32">D</text:span></text:p></draw:text-box></draw:frame><draw:frame draw:style-name="gr6" draw:text-style-name="P87" svg:width="0.3453in" svg:height="0.3567in" svg:x="1.6043in" svg:y="1.4063in"><draw:text-box><text:p text:style-name="P86"><text:span text:style-name="T32">E</text:span></text:p></draw:text-box></draw:frame></draw:g></text:p>
      <text:p text:style-name="P4">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4">Although Athena allows neighborhoods that overlap without nesting, like A, it works better in practice if stacked neighborhoods are properly nested. <text:s/>Consequently, the borders of B and C should go around A, rather than A being overlaid on top of them.</text:p>
      <text:p text:style-name="P61"><text:span text:style-name="T12">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2">neighborhood to another is an input to Athena called </text:span><text:span text:style-name="T6">neighborhood proximity</text:span><text:span text:style-name="T12">. <text:s/>There are four proximity levels: </text:span><text:span text:style-name="T6">here, near, far, </text:span><text:span text:style-name="T12">and </text:span><text:span text:style-name="T6">remote</text:span><text:span text:style-name="T12">. <text:s/>The above diagram shows proximity to neighborhood A. <text:s/>From A's point of view, A is </text:span><text:span text:style-name="T6">here</text:span><text:span text:style-name="T12">, B and C are </text:span><text:span text:style-name="T6">near</text:span><text:span text:style-name="T12"> A, and outlying area D is </text:span><text:span text:style-name="T6">far</text:span><text:span text:style-name="T12"> from A. <text:s/>Neighborhood E is </text:span><text:span text:style-name="T6">remote</text:span><text:span text:style-name="T12">.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Heading_20_3" text:outline-level="3"><text:span text:style-name="T12">Local vs. Non-Local Neighborhoods</text:span></text:h>
      <text:p text:style-name="Text_20_body"><text:span text:style-name="T12">All neighborhoods are flagged as being </text:span><text:span text:style-name="T6">local</text:span><text:span text:style-name="T12"> or </text:span><text:span text:style-name="T6">non-local</text:span><text:span text:style-name="T12">, based on whether or not they participate directly in the economy of the region of interest, also called the </text:span><text:span text:style-name="T6">local region</text:span><text:span text:style-name="T12">. <text:s/>If the region of interest is Pakistan, for example, we might include portions of India and Afghanistan in the playbox but exclude them from the local economy.</text:span></text:p>
      <text:h text:style-name="P80" text:outline-level="2">Groups</text:h>
      <text:p text:style-name="Text_20_body"><text:span text:style-name="T12">The people in the playbox are divided into </text:span><text:span text:style-name="T6">groups</text:span><text:span text:style-name="T12">, of which there are three kinds: civilian groups, force groups, and organization groups.</text:span></text:p>
      <text:h text:style-name="P82"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5">neighborhood group</text:span>.</text:p>
      <text:p text:style-name="Text_20_body">Each neighborhood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5">personnel</text:span>, rather than as <text:span text:style-name="T5">population; </text:span><text:span text:style-name="T12">in Athena, however, unlike JNEM, there is no real difference between the two.</text:span></text:p>
      <text:p text:style-name="Text_20_body">Athena models neighborhood groups in detail, tracking the attitudes of each group in each neighborhood as the group’s members are affected by a variety of events and situations.</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731228429" text:style-name="L1">
        <text:list-item>
          <text:p text:style-name="P46">Regular military, e.g., the U.S. Army</text:p>
        </text:list-item>
        <text:list-item>
          <text:p text:style-name="P46">Paramilitary, e.g., SWAT teams and other combat-trained police units</text:p>
        </text:list-item>
        <text:list-item>
          <text:p text:style-name="P46">Police, e.g., normal civilian police</text:p>
        </text:list-item>
        <text:list-item>
          <text:p text:style-name="P46">Irregular military, e.g., militias</text:p>
        </text:list-item>
        <text:list-item>
          <text:p text:style-name="P46">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6">force level</text:span><text:span text:style-name="T12">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6">uniformed</text:span><text:span text:style-name="T12"> or </text:span><text:span text:style-name="T6">non-uniformed</text:span><text:span text:style-name="T12">;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38"><text:soft-page-break/>Athena tracks the attitudes of each organization group toward working in each neighborhood; a group that is willing to work in a low-risk neighborhood might be unwilling to work in a neighborhood it perceives as high-risk.</text:p>
      <text:h text:style-name="Heading_20_3" text:outline-level="3">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5">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652730867" text:style-name="L2">
        <text:list-item>
          <text:p text:style-name="P47">Force security</text:p>
        </text:list-item>
        <text:list-item>
          <text:p text:style-name="P47">Group activity scheduling, staffing, and analysis, including Activity Situations (actsits).</text:p>
        </text:list-item>
        <text:list-item>
          <text:p text:style-name="P47">The Athena Attrition Model (AAM)</text:p>
        </text:list-item>
        <text:list-item>
          <text:p text:style-name="P47">Environmental Situations (ensits)</text:p>
        </text:list-item>
      </text:list>
      <text:h text:style-name="Heading_20_3" text:outline-level="3">Demographics</text:h>
      <text:p text:style-name="Text_20_body">The Demographics model tracks the civilian population of the playbox by neighborhood and group, and breaks down each neighborhood group's population in a variety of ways. <text:s/>Populations change as civilians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0" text:note-class="footnote"><text:note-citation>1</text:note-citation><text:note-body><text:p text:style-name="Footnote">In Athena 2.1 there is only one demsit type, Unemployment; see the <text:span text:style-name="T6">Athena Rules</text:span><text:span text:style-name="T12"> document for details.</text:span></text:p></text:note-body></text:note></text:p>
      <text:h text:style-name="Heading_20_3" text:outline-level="3"><text:bookmark text:name="__RefHeading__35345922"/><text:soft-page-break/>Attitudes<text:bookmark-end text:name="__RefHeading__35345922"/></text:h>
      <text:p text:style-name="Text_20_body">The Attitudes model is responsible for tracking the effects of events and situations (collectively known as <text:span text:style-name="T6">drivers</text:span><text:span text:style-name="T12">) on the attitudes of neighborhood and organization groups. <text:s/>Attitudes currently include satisfaction of a group with respect to a variety of concerns, and cooperation of neighborhood groups with force groups.</text:span></text:p>
      <text:p text:style-name="Text_20_body"><text:span text:style-name="T12">The engine responsible for tracking attitudes and changes to attitudes is called the Generalized Regional Attitude Model (GRAM); it is documented in great detail in the </text:span><text:span text:style-name="T6">Mars Analyst's Guide</text:span><text:span text:style-name="T12">, which is delivered with Athena; see section</text:span><text:span text:style-name="T12"><text:bookmark-ref text:reference-format="number" text:ref-name="__RefHeading__30675922"> 1.2 </text:bookmark-ref></text:span><text:span text:style-name="T12">.</text:span></text:p>
      <text:p text:style-name="Text_20_body"><text:span text:style-name="T12">The </text:span><text:span text:style-name="T6">Driver Assessment Model</text:span><text:span text:style-name="T12">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6">Athena Rules</text:span><text:span text:style-name="T12"> document; see section</text:span><text:span text:style-name="T12"><text:bookmark-ref text:reference-format="number" text:ref-name="__RefHeading__30675922"> 1.2 </text:bookmark-ref></text:span><text:span text:style-name="T12">. <text:s/>A wide variety of drivers already exist: activity situations, environmental situations, demographic situations, <text:s/>and civilian and organization casualties; in addition, the user may created their own </text:span><text:span text:style-name="T6">Magic Attitude Drivers</text:span><text:span text:style-name="T12"> (MADs), in effect writing DAM rules on the fly.</text:span></text:p>
      <text:h text:style-name="Heading_20_3" text:outline-level="3"><text:span text:style-name="T12">Economics</text:span></text:h>
      <text:p text:style-name="Text_20_body"><text:span text:style-name="T12">The new Economics model tracks employment and the production of goods and services in the local region. <text:s/>The economy changes in response to changes in neighborhood demographics and production capacity, and (via the Demographics model) drives the new Unemployment situation.</text:span></text:p>
      <text:h text:style-name="P80" text:outline-level="2">Simulated Time</text:h>
      <text:p text:style-name="P2">Athena uses the following measures of simulated time.</text:p>
      <text:p text:style-name="Text_20_body"><text:span text:style-name="T12">Athena's clock measures time in integer </text:span><text:span text:style-name="T6">ticks</text:span><text:span text:style-name="T12"> since time 0. <text:s/>The tick is the smallest time interval with which Athena is concerned; simulation time always advances tick-by-tick. <text:s/>Each tick represents a single day of simulated time.</text:span></text:p>
      <text:p text:style-name="Text_20_body"><text:span text:style-name="T12">Time 0 is mapped to a calendar date by a </text:span><text:span text:style-name="T6">start date</text:span><text:span text:style-name="T12"> set by the user. <text:s/>Athena then outputs simulated time as either some number of integer ticks or as a zulu time string based on the start date.</text:span></text:p>
      <text:p text:style-name="Text_20_body"><text:span text:style-name="T12">Athena is a time-step simulation; many computations take place at each time tick. <text:s/>Some models are triggered every so many ticks; this is called a </text:span><text:span text:style-name="T6">tock</text:span><text:span text:style-name="T12">. <text:s/>For example, economics and attrition ar assessed every seven ticks (by default); thus, we say that the economics tock and the attrition tock are each seven ticks.</text:span></text:p>
      <text:p text:style-name="P38"><text:span text:style-name="T12">We expect the analyst to run Athena forward in increments of 30 to 90 days (ticks), pausing at the end of each interval to check the status and make changes. <text:s/>These increments are sometimes referred to as </text:span><text:span text:style-name="T6">game turns</text:span><text:span text:style-name="T12">, or just </text:span><text:span text:style-name="T6">turns</text:span><text:span text:style-name="T12">.</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0">Scenario Preparation or </text:span><text:span text:style-name="T25">PREP</text:span><text:span text:style-name="T10"> state. <text:s/>In this state, the analyst creates neighborhoods, groups, and so forth, and sets up their initial attributes. <text:s/></text:span></text:p>
      <text:p text:style-name="Text_20_body"><text:span text:style-name="T10">When the analyst is satisfied with the scenario, the scenario is </text:span><text:span text:style-name="T8">locked</text:span><text:span text:style-name="T13">. <text:s/>At this time, Athena:</text:span></text:p>
      <text:list xml:id="list635564140" text:style-name="L14">
        <text:list-item>
          <text:p text:style-name="P62"><text:span text:style-name="T13">Initializes GRAM.</text:span></text:p>
        </text:list-item>
        <text:list-item>
          <text:p text:style-name="P62"><text:span text:style-name="T13">Staffs activities based on the initial activity schedule.</text:span></text:p>
        </text:list-item>
        <text:list-item>
          <text:p text:style-name="P62"><text:span text:style-name="T13">Computes demographics and force security. <text:s/></text:span></text:p>
        </text:list-item>
        <text:list-item>
          <text:p text:style-name="P62"><text:span text:style-name="T13">Calibrates the economics model.</text:span></text:p>
        </text:list-item>
        <text:list-item>
          <text:p text:style-name="P62"><text:span text:style-name="T13">Executes any simulation orders scheduled to be executed at time 0.</text:span></text:p>
        </text:list-item>
        <text:list-item>
          <text:p text:style-name="P62"><text:span text:style-name="T13">Enters the </text:span><text:span text:style-name="T15">PAUSED</text:span><text:span text:style-name="T13"> state.</text:span></text:p>
        </text:list-item>
      </text:list>
      <text:p text:style-name="Text_20_body"><text:span text:style-name="T13">In the </text:span><text:span text:style-name="T15">PAUSED</text:span><text:span text:style-name="T13"> state the analyst may set force levels, schedule force level changes, schedule activities, and execute and schedule many other simulation orders. <text:s/>Then, the analyst may request a </text:span><text:span text:style-name="T8">game turn</text:span><text:span text:style-name="T13"> of from 1 tick to 90 ticks in length. <text:s/>The simulation state changes to </text:span><text:span text:style-name="T15">RUNNING</text:span><text:span text:style-name="T13">, and time advances tick by tick.</text:span></text:p>
      <text:p text:style-name="P2">During each tick, Athena performs the following steps:</text:p>
      <text:list xml:id="list230676776" text:style-name="L15">
        <text:list-item>
          <text:p text:style-name="P63"><text:span text:style-name="T12">Updates the demographics and activity statistics.</text:span></text:p>
        </text:list-item>
        <text:list-item>
          <text:p text:style-name="P63"><text:span text:style-name="T12">Assesses attrition and the economy (if it is the correct tock)</text:span></text:p>
        </text:list-item>
        <text:list-item>
          <text:p text:style-name="P63"><text:span text:style-name="T12">Assesses environment, activity, and demographic situations.</text:span></text:p>
        </text:list-item>
        <text:list-item>
          <text:p text:style-name="P63"><text:span text:style-name="T12">Advances GRAM.</text:span></text:p>
        </text:list-item>
        <text:list-item>
          <text:p text:style-name="P63"><text:span text:style-name="T12">Saves a variety of historical data, for later plotting.</text:span></text:p>
        </text:list-item>
      </text:list>
      <text:list xml:id="list2046649238" text:style-name="L3">
        <text:list-item>
          <text:p text:style-name="P53">Updates the simulation time by one tick.</text:p>
        </text:list-item>
        <text:list-item>
          <text:p text:style-name="P50">Executes any scheduled events:</text:p>
        </text:list-item>
        <text:list-item>
          <text:p text:style-name="P64">Spawning or resolving of environment situations</text:p>
        </text:list-item>
        <text:list-item>
          <text:p text:style-name="P64">Scheduled orders</text:p>
        </text:list-item>
        <text:list-item>
          <text:p text:style-name="P66">Staffs activities.</text:p>
        </text:list-item>
        <text:list-item>
          <text:p text:style-name="P68"><text:soft-page-break/><text:span text:style-name="T12">Returns to the </text:span><text:span text:style-name="T15">PAUSED</text:span><text:span text:style-name="T8"> </text:span><text:span text:style-name="T13">state if the stopping time has been reached, allowing the analyst to make changes.</text:span></text:p>
          <text:p text:style-name="P78">It is useful to think of these various computations as being performed at different times of day:</text:p>
        </text:list-item>
        <text:list-item>
          <text:p text:style-name="P48">Midnight: the simulation time is advanced by one tick.</text:p>
        </text:list-item>
        <text:list-item>
          <text:p text:style-name="P48">Morning: activities are staffed and scheduled orders are executed.</text:p>
        </text:list-item>
        <text:list-item>
          <text:p text:style-name="P48">Noon: if <text:span text:style-name="T25">PAUSED</text:span><text:span text:style-name="T10">, the</text:span> analyst can make changes interactively.</text:p>
        </text:list-item>
        <text:list-item>
          <text:p text:style-name="P48">Evening: the activities and events of the day are assessed for their attitude implications, and GRAM is advanced.</text:p>
        </text:list-item>
        <text:list-item>
          <text:p text:style-name="P48">Midnight: the simulation time is advanced by one tick.</text:p>
        </text:list-item>
      </text:list>
      <text:p text:style-name="Text_20_body"/>
      <text:h text:style-name="P79" text:outline-level="1"><text:bookmark text:name="__RefHeading__28266423"/>Force Analysis<text:bookmark-end text:name="__RefHeading__28266423"/></text:h>
      <text:p text:style-name="Text_20_body">Athena analyzes the forces present in each neighborhood and the neighborhood demographics, to determine the following quantities for each group and neighborhood:</text:p>
      <text:p text:style-name="Text_20_body"><text:span text:style-name="T24">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24">Volatility:</text:span> The volatility of a neighborhood is the likelihood of spontaneous violence within the neighborhood, measured as a score from 0 (least volatile) to 100 (most volatile). </text:p>
      <text:p text:style-name="Text_20_body"><text:span text:style-name="T14">Force</text:span><text:span text:style-name="T12">: A group’s force in a neighborhood is its physical ability to use its assets to control that neighborhood through force. The major component of force is military strength.</text:span></text:p>
      <text:h text:style-name="P80" text:outline-level="2">Measuring Force</text:h>
      <text:p text:style-name="P2">In general:</text:p>
      <text:list xml:id="list586121865" text:style-name="L4">
        <text:list-item>
          <text:p text:style-name="P54"><text:span text:style-name="T12">The primary component of group </text:span><text:span text:style-name="T6">g</text:span><text:span text:style-name="T12">'s force in neighborhood </text:span><text:span text:style-name="T6">n</text:span><text:span text:style-name="T12"> is group </text:span><text:span text:style-name="T6">g</text:span><text:span text:style-name="T12">'s assets in the neighborhood. <text:s/>In Athena, a group's assets are its people, whether represented explicitly in units or implicitly as the population of a neighborhood. <text:s/>Athena has no notion of equipment.</text:span></text:p>
        </text:list-item>
        <text:list-item>
          <text:p text:style-name="P54"><text:span text:style-name="T12">Friendly military units in neighborhood </text:span><text:span text:style-name="T6">n</text:span><text:span text:style-name="T12">, i.e., those with a positive relationship with </text:span><text:span text:style-name="T6">g</text:span><text:span text:style-name="T12">, should increase </text:span><text:span text:style-name="T6">g</text:span><text:span text:style-name="T12">'s force in proportion to their numbers.</text:span></text:p>
        </text:list-item>
        <text:list-item>
          <text:p text:style-name="P54"><text:span text:style-name="T12">Friendly civilians (both units and neighborhood population) in </text:span><text:span text:style-name="T6">n</text:span><text:span text:style-name="T12"> should also increase </text:span><text:span text:style-name="T6">g</text:span><text:span text:style-name="T12">'s force, but by a smaller amount per person than soldiers or militia. <text:s/>However, an aggressive demeanor and a negative mood (</text:span><text:span text:style-name="T12"><draw:frame draw:style-name="fr1" draw:name="Object43" text:anchor-type="as-char" svg:width="0.202in" svg:height="0.2772in" draw:z-index="8"><draw:object xlink:href="./Object 46" xlink:type="simple" xlink:show="embed" xlink:actuate="onLoad"/><draw:image xlink:href="./ObjectReplacements/Object 46" xlink:type="simple" xlink:show="embed" xlink:actuate="onLoad"/></draw:frame></text:span><text:span text:style-name="T12">) can increase a civilian group's force multiplier.</text:span></text:p>
        </text:list-item>
        <text:list-item>
          <text:p text:style-name="P54"><text:span text:style-name="T12">Friendly contractor units in </text:span><text:span text:style-name="T6">n</text:span><text:span text:style-name="T12"> may also increase </text:span><text:span text:style-name="T6">g</text:span><text:span text:style-name="T12">'s force, but personnel from friendly IGOs and NGOs are expected to remain neutral in case of conflict and do not contribute to </text:span><text:span text:style-name="T6">g</text:span><text:span text:style-name="T12">'s force.</text:span></text:p>
        </text:list-item>
        <text:list-item>
          <text:p text:style-name="P54"><text:span text:style-name="T12">Friendly military units and civilians in nearby neighborhoods should also increase </text:span><text:span text:style-name="T6">g</text:span><text:span text:style-name="T12">'s force, but to a smaller extent than military units and civilians in neighborhood </text:span><text:span text:style-name="T6">n</text:span><text:span text:style-name="T12">.</text:span></text:p>
        </text:list-item>
        <text:list-item>
          <text:p text:style-name="P69"><text:span text:style-name="T12">Also of interest is the force aligned against group </text:span><text:span text:style-name="T6">g</text:span><text:span text:style-name="T12">, from the groups that oppose group </text:span><text:span text:style-name="T6">g</text:span><text:span text:style-name="T12">. <text:s/>And </text:span><text:span text:style-name="T12">just as </text:span><text:span text:style-name="T6">g</text:span><text:span text:style-name="T12"> can call in its friends from nearby neighborhoods, so can </text:span><text:span text:style-name="T6">g</text:span><text:span text:style-name="T12">'s enemies.</text:span></text:p>
        </text:list-item>
      </text:list>
      <text:p text:style-name="P2">Using these concepts we will build up a notion of force which can be used to define neighborhood volatility, and then a group's security within the neighborhood.</text:p>
      <text:p text:style-name="Text_20_body"><text:span text:style-name="T12">First, group </text:span><text:span text:style-name="T6">g</text:span><text:span text:style-name="T12">'s own force in neighborhood </text:span><text:span text:style-name="T6">n</text:span><text:span text:style-name="T12"> is</text:span></text:p>
      <text:p text:style-name="Text_20_body"><text:soft-page-break/><text:span text:style-name="T12"><text:tab/></text:span><text:span text:style-name="T12"><draw:frame draw:style-name="fr1" draw:name="Object50" text:anchor-type="as-char" svg:width="3.5917in" svg:height="0.3862in" draw:z-index="9"><draw:object xlink:href="./Object 53" xlink:type="simple" xlink:show="embed" xlink:actuate="onLoad"/><draw:image xlink:href="./ObjectReplacements/Object 53" xlink:type="simple" xlink:show="embed" xlink:actuate="onLoad"/></draw:frame></text:span></text:p>
      <text:p text:style-name="P9"><text:span text:style-name="T12">Force of Neighborhood Population:</text:span><text:span text:style-name="T13"> <text:s/>The first term of </text:span><text:span text:style-name="T13"><draw:frame draw:style-name="fr1" draw:name="Object51" text:anchor-type="as-char" svg:width="0.2283in" svg:height="0.2772in" draw:z-index="12"><draw:object xlink:href="./Object 54" xlink:type="simple" xlink:show="embed" xlink:actuate="onLoad"/><draw:image xlink:href="./ObjectReplacements/Object 54" xlink:type="simple" xlink:show="embed" xlink:actuate="onLoad"/></draw:frame></text:span><text:span text:style-name="T13"> applies only for civilian groups, and is the force represented by the total population of the group in the neighborhood, whether that population is explicit (i.e., in units) or implicit. <text:s/>In this term, </text:span><text:span text:style-name="T13"><draw:frame draw:style-name="fr1" draw:name="Object52" text:anchor-type="as-char" svg:width="0.8492in" svg:height="0.2772in" draw:z-index="13"><draw:object xlink:href="./Object 55" xlink:type="simple" xlink:show="embed" xlink:actuate="onLoad"/><draw:image xlink:href="./ObjectReplacements/Object 55" xlink:type="simple" xlink:show="embed" xlink:actuate="onLoad"/></draw:frame></text:span><text:span text:style-name="T13"> is the total population of civilian group </text:span><text:span text:style-name="T8">g</text:span><text:span text:style-name="T13"> in neighborhood </text:span><text:span text:style-name="T8">n</text:span><text:span text:style-name="T13">, and </text:span><text:span text:style-name="T13"><draw:frame draw:style-name="fr1" draw:name="Object54" text:anchor-type="as-char" svg:width="0.2272in" svg:height="0.2772in" draw:z-index="16"><draw:object xlink:href="./Object 57" xlink:type="simple" xlink:show="embed" xlink:actuate="onLoad"/><draw:image xlink:href="./ObjectReplacements/Object 57" xlink:type="simple" xlink:show="embed" xlink:actuate="onLoad"/></draw:frame></text:span><text:span text:style-name="T13"> is a force multiplier defined as follows:</text:span></text:p>
      <text:p text:style-name="Text_20_body"><text:span text:style-name="T12"><text:tab/></text:span><text:span text:style-name="T12"><draw:frame draw:style-name="fr1" draw:name="Object55" text:anchor-type="as-char" svg:width="1.4138in" svg:height="0.2772in" draw:z-index="17"><draw:object xlink:href="./Object 58" xlink:type="simple" xlink:show="embed" xlink:actuate="onLoad"/><draw:image xlink:href="./ObjectReplacements/Object 58" xlink:type="simple" xlink:show="embed" xlink:actuate="onLoad"/></draw:frame></text:span></text:p>
      <text:p text:style-name="Text_20_body"><text:span text:style-name="T12">Here, </text:span><text:span text:style-name="T6">a</text:span><text:span text:style-name="T12"> is a multiplier, nominally 0.1, which reflects that only a small fraction of the population will be available to participate in a fracas at any given time.</text:span><text:span text:style-name="T12"><text:note text:id="ftn3" text:note-class="footnote"><text:note-citation>2</text:note-citation><text:note-body><text:p text:style-name="Footnote">Model parameter: <text:span text:style-name="T1">force.population</text:span></text:p></text:note-body></text:note></text:span><text:span text:style-name="T12"> <text:s/></text:span><text:span text:style-name="T12"><draw:frame draw:style-name="fr1" draw:name="Object62" text:anchor-type="as-char" svg:width="0.239in" svg:height="0.2772in" draw:z-index="18"><draw:object xlink:href="./Object 65" xlink:type="simple" xlink:show="embed" xlink:actuate="onLoad"/><draw:image xlink:href="./ObjectReplacements/Object 65" xlink:type="simple" xlink:show="embed" xlink:actuate="onLoad"/></draw:frame></text:span><text:span text:style-name="T12"> is a multiplier based on the demeanor of </text:span><text:span text:style-name="T6">g</text:span><text:span text:style-name="T12"> in </text:span><text:span text:style-name="T6">n.</text:span><text:span text:style-name="T6"><text:note text:id="ftn4" text:note-class="footnote"><text:note-citation>3</text:note-citation><text:note-body><text:p text:style-name="Footnote">Model parameter: <text:span text:style-name="T1">force.demeanor.*</text:span></text:p></text:note-body></text:note></text:span><text:span text:style-name="T6"> <text:s/></text:span><text:span text:style-name="T6"><draw:frame draw:style-name="fr1" draw:name="Object64" text:anchor-type="as-char" svg:width="0.2689in" svg:height="0.2772in" draw:z-index="19"><draw:object xlink:href="./Object 67" xlink:type="simple" xlink:show="embed" xlink:actuate="onLoad"/><draw:image xlink:href="./ObjectReplacements/Object 67" xlink:type="simple" xlink:show="embed" xlink:actuate="onLoad"/></draw:frame></text:span><text:span text:style-name="T12"> is a multiplier based on the mood </text:span><text:span text:style-name="T12"><draw:frame draw:style-name="fr1" draw:name="Object65" text:anchor-type="as-char" svg:width="0.202in" svg:height="0.2772in" draw:z-index="21"><draw:object xlink:href="./Object 68" xlink:type="simple" xlink:show="embed" xlink:actuate="onLoad"/><draw:image xlink:href="./ObjectReplacements/Object 68" xlink:type="simple" xlink:show="embed" xlink:actuate="onLoad"/></draw:frame></text:span><text:span text:style-name="T12"> of group </text:span><text:span text:style-name="T6">g</text:span><text:span text:style-name="T12"> in </text:span><text:span text:style-name="T6">n</text:span><text:span text:style-name="T12">. <text:s/>It is assumed that the more aggressive the demeanor and the worse the mood, the more likely it is that civilians will use force to aid their friends and hinder their foes:</text:span></text:p>
      <text:p text:style-name="Text_20_body"><text:span text:style-name="T12"><text:tab/></text:span><text:span text:style-name="T12"><draw:frame draw:style-name="fr1" draw:name="Object66" text:anchor-type="as-char" svg:width="2.7161in" svg:height="0.8201in" draw:z-index="22"><draw:object xlink:href="./Object 69" xlink:type="simple" xlink:show="embed" xlink:actuate="onLoad"/><draw:image xlink:href="./ObjectReplacements/Object 69" xlink:type="simple" xlink:show="embed" xlink:actuate="onLoad"/></draw:frame></text:span></text:p>
      <text:p text:style-name="Text_20_body"><text:span text:style-name="T12"><text:tab/></text:span><text:span text:style-name="T12"><draw:frame draw:style-name="fr1" draw:name="Object67" text:anchor-type="as-char" svg:width="1.3492in" svg:height="0.5839in" draw:z-index="27"><draw:object xlink:href="./Object 70" xlink:type="simple" xlink:show="embed" xlink:actuate="onLoad"/><draw:image xlink:href="./ObjectReplacements/Object 70" xlink:type="simple" xlink:show="embed" xlink:actuate="onLoad"/></draw:frame></text:span></text:p>
      <text:p text:style-name="Text_20_body"><text:span text:style-name="T12">Here, </text:span><text:span text:style-name="T6">b</text:span><text:span text:style-name="T12"> is a factor that determines how strongly a group's mood contributes to its force.</text:span><text:span text:style-name="T12"><text:note text:id="ftn5" text:note-class="footnote"><text:note-citation>4</text:note-citation><text:note-body><text:p text:style-name="Footnote">Model parameter: <text:span text:style-name="T1">force.mood</text:span></text:p></text:note-body></text:note></text:span><text:span text:style-name="T12"> <text:s/>If </text:span><text:span text:style-name="T6">b</text:span><text:span text:style-name="T12"> is 0.2, for example, the effect of mood will range from 0.8 (when group </text:span><text:span text:style-name="T6">g</text:span><text:span text:style-name="T12"> is perfectly satisfied) to 1.2 (when group </text:span><text:span text:style-name="T6">g</text:span><text:span text:style-name="T12"> is perfectly dissatisfied).</text:span></text:p>
      <text:p text:style-name="P9"><text:span text:style-name="T12">Unit Force:</text:span><text:span text:style-name="T13"> <text:s/>The second term of </text:span><text:span text:style-name="T13"><draw:frame draw:style-name="fr1" draw:name="Object73" text:anchor-type="as-char" svg:width="0.2283in" svg:height="0.2772in" draw:z-index="35"><draw:object xlink:href="./Object 76" xlink:type="simple" xlink:show="embed" xlink:actuate="onLoad"/><draw:image xlink:href="./ObjectReplacements/Object 76" xlink:type="simple" xlink:show="embed" xlink:actuate="onLoad"/></draw:frame></text:span><text:span text:style-name="T13"> is the force of the units belonging to force or organization group </text:span><text:span text:style-name="T8">g</text:span><text:span text:style-name="T13"> in neighborhood </text:span><text:span text:style-name="T8">n</text:span><text:span text:style-name="T13">, where </text:span><text:span text:style-name="T13"><draw:frame draw:style-name="fr1" draw:name="Object94" text:anchor-type="as-char" svg:width="0.7134in" svg:height="0.2772in" draw:z-index="36"><draw:object xlink:href="./Object 94" xlink:type="simple" xlink:show="embed" xlink:actuate="onLoad"/><draw:image xlink:href="./ObjectReplacements/Object 94" xlink:type="simple" xlink:show="embed" xlink:actuate="onLoad"/></draw:frame></text:span><text:span text:style-name="T13"> is the number of personnel in unit </text:span><text:span text:style-name="T8">i</text:span><text:span text:style-name="T13">, and </text:span><text:span text:style-name="T13"><draw:frame draw:style-name="fr1" draw:name="Object95" text:anchor-type="as-char" svg:width="0.1516in" svg:height="0.2772in" draw:z-index="46"><draw:object xlink:href="./Object 95" xlink:type="simple" xlink:show="embed" xlink:actuate="onLoad"/><draw:image xlink:href="./ObjectReplacements/Object 95" xlink:type="simple" xlink:show="embed" xlink:actuate="onLoad"/></draw:frame></text:span><text:span text:style-name="T13"> is a force multiplier for unit </text:span><text:span text:style-name="T8">i</text:span><text:span text:style-name="T13">. <text:s/></text:span><text:span text:style-name="T13"><draw:frame draw:style-name="fr1" draw:name="Object96" text:anchor-type="as-char" svg:width="0.1516in" svg:height="0.2772in" draw:z-index="48"><draw:object xlink:href="./Object 96" xlink:type="simple" xlink:show="embed" xlink:actuate="onLoad"/><draw:image xlink:href="./ObjectReplacements/Object 96" xlink:type="simple" xlink:show="embed" xlink:actuate="onLoad"/></draw:frame></text:span><text:span text:style-name="T13"> is intended to account for the effectiveness and demeanor of the unit's personnel:</text:span></text:p>
      <text:p text:style-name="P9"><text:span text:style-name="T13"><text:tab/></text:span><text:span text:style-name="T13"><draw:frame draw:style-name="fr1" draw:name="Object97" text:anchor-type="as-char" svg:width="0.9909in" svg:height="0.2772in" draw:z-index="54"><draw:object xlink:href="./Object 97" xlink:type="simple" xlink:show="embed" xlink:actuate="onLoad"/><draw:image xlink:href="./ObjectReplacements/Object 97" xlink:type="simple" xlink:show="embed" xlink:actuate="onLoad"/></draw:frame></text:span></text:p>
      <text:p text:style-name="P9"><draw:frame draw:style-name="fr1" draw:name="Object98" text:anchor-type="as-char" svg:width="0.239in" svg:height="0.2772in" draw:z-index="56"><draw:object xlink:href="./Object 98" xlink:type="simple" xlink:show="embed" xlink:actuate="onLoad"/><draw:image xlink:href="./ObjectReplacements/Object 98" xlink:type="simple" xlink:show="embed" xlink:actuate="onLoad"/></draw:frame><text:span text:style-name="T13"> is defined above; note that demeanor is constant across neighborhoods for force and organization groups. <text:s/></text:span><text:span text:style-name="T13"><draw:frame draw:style-name="fr1" draw:name="Object99" text:anchor-type="as-char" svg:width="0.1516in" svg:height="0.2772in" draw:z-index="57"><draw:object xlink:href="./Object 99" xlink:type="simple" xlink:show="embed" xlink:actuate="onLoad"/><draw:image xlink:href="./ObjectReplacements/Object 99" xlink:type="simple" xlink:show="embed" xlink:actuate="onLoad"/></draw:frame></text:span><text:span text:style-name="T13">, the unit force multiplier, should ideally depend on the type of the unit and the nature of its </text:span><text:soft-page-break/><text:span text:style-name="T13">assets. <text:s/>In Athena, however, all units are the same and have no assets other than personnel, and so </text:span><text:span text:style-name="T13"><draw:frame draw:style-name="fr1" draw:name="Object100" text:anchor-type="as-char" svg:width="0.1516in" svg:height="0.2772in" draw:z-index="63"><draw:object xlink:href="./Object 100" xlink:type="simple" xlink:show="embed" xlink:actuate="onLoad"/><draw:image xlink:href="./ObjectReplacements/Object 100" xlink:type="simple" xlink:show="embed" xlink:actuate="onLoad"/></draw:frame></text:span><text:span text:style-name="T13"> will be determined more simply, as shown in the following table:</text:span><text:span text:style-name="T13"><text:note text:id="ftn6" text:note-class="footnote"><text:note-citation>5</text:note-citation><text:note-body><text:p text:style-name="Footnote">Model parameters: <text:span text:style-name="T1">force.orgtype.*</text:span>, <text:span text:style-name="T1">force.forcetype.*</text:span></text:p></text:note-body></text:note></text:span></text:p>
      <table:table table:name="Table4" table:style-name="Table4">
        <table:table-column table:style-name="Table4.A" table:number-columns-repeated="3"/>
        <table:table-column table:style-name="Table4.D"/>
        <table:table-row>
          <table:table-cell table:style-name="Table4.A1" table:number-columns-spanned="3" office:value-type="string">
            <text:p text:style-name="P21">Characteristics of Unit <text:span text:style-name="T6">i</text:span></text:p>
          </table:table-cell>
          <table:covered-table-cell/>
          <table:covered-table-cell/>
          <table:table-cell table:style-name="Table4.D1" office:value-type="string">
            <text:p text:style-name="P21"><draw:frame draw:style-name="fr1" draw:name="Object101" text:anchor-type="as-char" svg:width="0.1516in" svg:height="0.278in" draw:z-index="64"><draw:object xlink:href="./Object 101" xlink:type="simple" xlink:show="embed" xlink:actuate="onLoad"/><draw:image xlink:href="./ObjectReplacements/Object 101" xlink:type="simple" xlink:show="embed" xlink:actuate="onLoad"/></draw:frame></text:p>
          </table:table-cell>
        </table:table-row>
        <table:table-row>
          <table:table-cell table:style-name="Table4.A2" table:number-rows-spanned="3" office:value-type="string">
            <text:p text:style-name="P14">Unit's group type is Organization (ORG)</text:p>
          </table:table-cell>
          <table:table-cell table:style-name="Table4.A2" table:number-rows-spanned="3" office:value-type="string">
            <text:p text:style-name="P14">Group's ORG type is:</text:p>
          </table:table-cell>
          <table:table-cell table:style-name="Table4.A2" office:value-type="string">
            <text:p text:style-name="P14">NGO</text:p>
          </table:table-cell>
          <table:table-cell table:style-name="Table4.D2" office:value-type="float" office:value="0">
            <text:p text:style-name="P17">0</text:p>
          </table:table-cell>
        </table:table-row>
        <table:table-row>
          <table:covered-table-cell/>
          <table:covered-table-cell/>
          <table:table-cell table:style-name="Table4.A2" office:value-type="string">
            <text:p text:style-name="P14">IGO</text:p>
          </table:table-cell>
          <table:table-cell table:style-name="Table4.D2" office:value-type="float" office:value="0">
            <text:p text:style-name="P17">0</text:p>
          </table:table-cell>
        </table:table-row>
        <table:table-row>
          <table:covered-table-cell/>
          <table:covered-table-cell/>
          <table:table-cell table:style-name="Table4.A2" office:value-type="string">
            <text:p text:style-name="P14">Contractor</text:p>
          </table:table-cell>
          <table:table-cell table:style-name="Table4.D2" office:value-type="float" office:value="2">
            <text:p text:style-name="P17">2</text:p>
          </table:table-cell>
        </table:table-row>
        <table:table-row>
          <table:table-cell table:style-name="Table4.A2" table:number-rows-spanned="5" office:value-type="string">
            <text:p text:style-name="P14">Unit's group type is Force (FRC)</text:p>
          </table:table-cell>
          <table:table-cell table:style-name="Table4.A2" table:number-rows-spanned="5" office:value-type="string">
            <text:p text:style-name="P14">Group's force type is:</text:p>
          </table:table-cell>
          <table:table-cell table:style-name="Table4.A2" office:value-type="string">
            <text:p text:style-name="P14">REGULAR</text:p>
          </table:table-cell>
          <table:table-cell table:style-name="Table4.D2" office:value-type="float" office:value="25">
            <text:p text:style-name="P17">25</text:p>
          </table:table-cell>
        </table:table-row>
        <table:table-row>
          <table:covered-table-cell/>
          <table:covered-table-cell/>
          <table:table-cell table:style-name="Table4.A2" office:value-type="string">
            <text:p text:style-name="P14">PARAMILITARY</text:p>
          </table:table-cell>
          <table:table-cell table:style-name="Table4.D2" office:value-type="float" office:value="15">
            <text:p text:style-name="P17">15</text:p>
          </table:table-cell>
        </table:table-row>
        <table:table-row>
          <table:covered-table-cell/>
          <table:covered-table-cell/>
          <table:table-cell table:style-name="Table4.A2" office:value-type="string">
            <text:p text:style-name="P14">POLICE</text:p>
          </table:table-cell>
          <table:table-cell table:style-name="Table4.D2" office:value-type="float" office:value="10">
            <text:p text:style-name="P17">10</text:p>
          </table:table-cell>
        </table:table-row>
        <table:table-row>
          <table:covered-table-cell/>
          <table:covered-table-cell/>
          <table:table-cell table:style-name="Table4.A2" office:value-type="string">
            <text:p text:style-name="P14">IRREGULAR</text:p>
          </table:table-cell>
          <table:table-cell table:style-name="Table4.D2" office:value-type="float" office:value="20">
            <text:p text:style-name="P17">20</text:p>
          </table:table-cell>
        </table:table-row>
        <table:table-row>
          <table:covered-table-cell/>
          <table:covered-table-cell/>
          <table:table-cell table:style-name="Table4.A2" office:value-type="string">
            <text:p text:style-name="P14">CRIMINAL</text:p>
          </table:table-cell>
          <table:table-cell table:style-name="Table4.D2" office:value-type="float" office:value="8">
            <text:p text:style-name="P17">8</text:p>
          </table:table-cell>
        </table:table-row>
      </table:table>
      <text:p text:style-name="P6"/>
      <text:p text:style-name="P9"><text:span text:style-name="T12">Effect of unit activities:</text:span><text:span text:style-name="T13"> <text:s/>At the January 2007 meeting of the JNEM Rules Committee, it was suggested that a unit's activity could affect its force multiplier. <text:s/>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3"><text:note text:id="ftn7" text:note-class="footnote"><text:note-citation>6</text:note-citation><text:note-body><text:p text:style-name="Footnote"><text:span text:style-name="T28">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p>
      <text:p text:style-name="P9"><text:span text:style-name="T12">Effect of Group Relationships:</text:span><text:span text:style-name="T13"> Friends and enemies are determined by their Group Relationship, </text:span><text:span text:style-name="T13"><draw:frame draw:style-name="fr1" draw:name="Object102" text:anchor-type="as-char" svg:width="0.2484in" svg:height="0.2772in" draw:z-index="65"><draw:object xlink:href="./Object 102" xlink:type="simple" xlink:show="embed" xlink:actuate="onLoad"/><draw:image xlink:href="./ObjectReplacements/Object 102" xlink:type="simple" xlink:show="embed" xlink:actuate="onLoad"/></draw:frame></text:span><text:span text:style-name="T13">, where friends have a positive relationship and enemies have a negative relationship. <text:s/>We assume that group </text:span><text:span text:style-name="T8">f</text:span><text:span text:style-name="T13"> will assist or oppose group </text:span><text:span text:style-name="T8">g</text:span><text:span text:style-name="T13"> according to the strength of the relationship from </text:span><text:span text:style-name="T8">f</text:span><text:span text:style-name="T13">'s point of view. <text:s/>For convenience we define</text:span></text:p>
      <text:p text:style-name="P9"><text:span text:style-name="T13"><text:tab/></text:span><text:span text:style-name="T13"><draw:frame draw:style-name="fr1" draw:name="Object103" text:anchor-type="as-char" svg:width="2.0902in" svg:height="1.198in" draw:z-index="68"><draw:object xlink:href="./Object 103" xlink:type="simple" xlink:show="embed" xlink:actuate="onLoad"/><draw:image xlink:href="./ObjectReplacements/Object 103" xlink:type="simple" xlink:show="embed" xlink:actuate="onLoad"/></draw:frame></text:span></text:p>
      <text:p text:style-name="P6">Then,</text:p>
      <text:p text:style-name="P9"><text:soft-page-break/><text:span text:style-name="T13"><text:tab/></text:span><text:span text:style-name="T13"><draw:frame draw:style-name="fr1" draw:name="Object104" text:anchor-type="as-char" svg:width="2.1134in" svg:height="0.7937in" draw:z-index="69"><draw:object xlink:href="./Object 104" xlink:type="simple" xlink:show="embed" xlink:actuate="onLoad"/><draw:image xlink:href="./ObjectReplacements/Object 104" xlink:type="simple" xlink:show="embed" xlink:actuate="onLoad"/></draw:frame></text:span></text:p>
      <text:p text:style-name="P9"><text:span text:style-name="T13">Note that </text:span><text:span text:style-name="T13"><draw:frame draw:style-name="fr1" draw:name="Object105" text:anchor-type="as-char" svg:width="0.2484in" svg:height="0.2772in" draw:z-index="70"><draw:object xlink:href="./Object 105" xlink:type="simple" xlink:show="embed" xlink:actuate="onLoad"/><draw:image xlink:href="./ObjectReplacements/Object 105" xlink:type="simple" xlink:show="embed" xlink:actuate="onLoad"/></draw:frame></text:span><text:span text:style-name="T13"> need not be symmetric; if we were to replace </text:span><text:span text:style-name="T13"><draw:frame draw:style-name="fr1" draw:name="Object106" text:anchor-type="as-char" svg:width="0.2484in" svg:height="0.2772in" draw:z-index="71"><draw:object xlink:href="./Object 106" xlink:type="simple" xlink:show="embed" xlink:actuate="onLoad"/><draw:image xlink:href="./ObjectReplacements/Object 106" xlink:type="simple" xlink:show="embed" xlink:actuate="onLoad"/></draw:frame></text:span><text:span text:style-name="T13"> with </text:span><text:span text:style-name="T13"><draw:frame draw:style-name="fr1" draw:name="Object107" text:anchor-type="as-char" svg:width="0.2484in" svg:height="0.2772in" draw:z-index="72"><draw:object xlink:href="./Object 107" xlink:type="simple" xlink:show="embed" xlink:actuate="onLoad"/><draw:image xlink:href="./ObjectReplacements/Object 107" xlink:type="simple" xlink:show="embed" xlink:actuate="onLoad"/></draw:frame></text:span><text:span text:style-name="T13"> in </text:span><text:span text:style-name="T13"><draw:frame draw:style-name="fr1" draw:name="Object108" text:anchor-type="as-char" svg:width="1.0138in" svg:height="0.2772in" draw:z-index="73"><draw:object xlink:href="./Object 108" xlink:type="simple" xlink:show="embed" xlink:actuate="onLoad"/><draw:image xlink:href="./ObjectReplacements/Object 108" xlink:type="simple" xlink:show="embed" xlink:actuate="onLoad"/></draw:frame></text:span><text:span text:style-name="T13">, then we'd be assuming that group </text:span><text:span text:style-name="T8">f</text:span><text:span text:style-name="T13"> would assist group </text:span><text:span text:style-name="T8">g</text:span><text:span text:style-name="T13"> based on the strength of </text:span><text:span text:style-name="T8">g</text:span><text:span text:style-name="T13">'s feeling for </text:span><text:span text:style-name="T8">f</text:span><text:span text:style-name="T13">, which might not be at all the same thing as </text:span><text:span text:style-name="T8">f</text:span><text:span text:style-name="T13">'s feeling for </text:span><text:span text:style-name="T8">g</text:span><text:span text:style-name="T13">.</text:span></text:p>
      <text:p text:style-name="P6">Next, we take neighborhoods into account:</text:p>
      <text:p text:style-name="P9"><text:span text:style-name="T13"><text:tab/></text:span><text:span text:style-name="T13"><draw:frame draw:style-name="fr1" draw:name="Object109" text:anchor-type="as-char" svg:width="3.8799in" svg:height="0.7799in" draw:z-index="74"><draw:object xlink:href="./Object 109" xlink:type="simple" xlink:show="embed" xlink:actuate="onLoad"/><draw:image xlink:href="./ObjectReplacements/Object 109" xlink:type="simple" xlink:show="embed" xlink:actuate="onLoad"/></draw:frame></text:span></text:p>
      <text:p text:style-name="P9"><text:span text:style-name="T13">Here, </text:span><text:span text:style-name="T8">h</text:span><text:span text:style-name="T13"> is a factor, nominally 0.3, that reduces the effect of friends and enemies in nearby neighborhoods.</text:span><text:span text:style-name="T13"><text:note text:id="ftn8" text:note-class="footnote"><text:note-citation>7</text:note-citation><text:note-body><text:p text:style-name="Footnote">Model parameter: <text:span text:style-name="T1">force.proximity</text:span>. <text:s/>An appropriate value of <text:span text:style-name="T6">h</text:span><text:span text:style-name="T12"> should be selected during exercise construction to reflect the criteria used for selection of neighborhood boundaries. <text:s/>Normally, a playbox with large neighborhoods would have a smaller value for </text:span><text:span text:style-name="T6">h</text:span><text:span text:style-name="T12"> than one with small neighborhoods.</text:span></text:p></text:note-body></text:note></text:span><text:span text:style-name="T13"> <text:s/>The phrase "</text:span><text:span text:style-name="T8">m </text:span><text:span text:style-name="T13">near </text:span><text:span text:style-name="T8">n</text:span><text:span text:style-name="T13">" denotes those neighborhoods </text:span><text:span text:style-name="T8">m</text:span><text:span text:style-name="T13"> whose </text:span><text:span text:style-name="T13"><draw:frame draw:style-name="fr1" draw:name="Object110" text:anchor-type="as-char" svg:width="0.7957in" svg:height="0.2772in" draw:z-index="75"><draw:object xlink:href="./Object 110" xlink:type="simple" xlink:show="embed" xlink:actuate="onLoad"/><draw:image xlink:href="./ObjectReplacements/Object 110" xlink:type="simple" xlink:show="embed" xlink:actuate="onLoad"/></draw:frame></text:span><text:span text:style-name="T13"> is </text:span><text:span text:style-name="T8">near</text:span><text:span text:style-name="T13">, that is, those neighborhoods </text:span><text:span text:style-name="T8">m</text:span><text:span text:style-name="T13"> whose inhabitants regard neighborhood </text:span><text:span text:style-name="T8">n</text:span><text:span text:style-name="T13"> as being nearby. <text:s/>As with </text:span><text:span text:style-name="T13"><draw:frame draw:style-name="fr1" draw:name="Object111" text:anchor-type="as-char" svg:width="0.2484in" svg:height="0.2772in" draw:z-index="76"><draw:object xlink:href="./Object 111" xlink:type="simple" xlink:show="embed" xlink:actuate="onLoad"/><draw:image xlink:href="./ObjectReplacements/Object 111" xlink:type="simple" xlink:show="embed" xlink:actuate="onLoad"/></draw:frame></text:span><text:span text:style-name="T13">, </text:span><text:span text:style-name="T13"><draw:frame draw:style-name="fr1" draw:name="Object112" text:anchor-type="as-char" svg:width="0.7957in" svg:height="0.2772in" draw:z-index="77"><draw:object xlink:href="./Object 112" xlink:type="simple" xlink:show="embed" xlink:actuate="onLoad"/><draw:image xlink:href="./ObjectReplacements/Object 112" xlink:type="simple" xlink:show="embed" xlink:actuate="onLoad"/></draw:frame></text:span><text:span text:style-name="T13"> need not be symmetric.</text:span></text:p>
      <text:p text:style-name="P6">In order to create scores, we'll need to normalize these values by the total force in the neighborhood:</text:p>
      <text:p text:style-name="P9"><text:span text:style-name="T13"><text:tab/></text:span><text:span text:style-name="T13"><draw:frame draw:style-name="fr1" draw:name="Object113" text:anchor-type="as-char" svg:width="2.8957in" svg:height="0.3862in" draw:z-index="78"><draw:object xlink:href="./Object 113" xlink:type="simple" xlink:show="embed" xlink:actuate="onLoad"/><draw:image xlink:href="./ObjectReplacements/Object 113" xlink:type="simple" xlink:show="embed" xlink:actuate="onLoad"/></draw:frame></text:span></text:p>
      <text:p text:style-name="P6">Then,</text:p>
      <text:p text:style-name="Text_20_body"><text:span text:style-name="T15"><text:tab/></text:span><text:span text:style-name="T15"><draw:frame draw:style-name="fr1" draw:name="Object114" text:anchor-type="as-char" svg:width="2.261in" svg:height="1.1665in" draw:z-index="79"><draw:object xlink:href="./Object 114" xlink:type="simple" xlink:show="embed" xlink:actuate="onLoad"/><draw:image xlink:href="./ObjectReplacements/Object 114" xlink:type="simple" xlink:show="embed" xlink:actuate="onLoad"/></draw:frame></text:span></text:p>
      <text:p text:style-name="P6"/>
      <text:h text:style-name="P81" text:outline-level="2">Volatility</text:h>
      <text:p text:style-name="P6">The volatility of a neighborhood is the likelihood of spontaneous violence within the neighborhood. <text:soft-page-break/>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3">The volatility of neighborhood </text:span><text:span text:style-name="T9">n</text:span><text:span text:style-name="T13"> can be regarded as a measure of the number of individuals potentially in conflict in neighborhood </text:span><text:span text:style-name="T9">n</text:span><text:span text:style-name="T13">, using the force values defined above:</text:span></text:p>
      <text:p text:style-name="Text_20_body"><text:span text:style-name="T13"><text:tab/></text:span><text:span text:style-name="T13"><draw:frame draw:style-name="fr1" draw:name="Object115" text:anchor-type="as-char" svg:width="2.4102in" svg:height="0.3846in" draw:z-index="80"><draw:object xlink:href="./Object 115" xlink:type="simple" xlink:show="embed" xlink:actuate="onLoad"/><draw:image xlink:href="./ObjectReplacements/Object 115" xlink:type="simple" xlink:show="embed" xlink:actuate="onLoad"/></draw:frame></text:span></text:p>
      <text:p text:style-name="Text_20_body"><text:span text:style-name="T13"><draw:frame draw:style-name="fr1" draw:name="Object116" text:anchor-type="as-char" svg:width="0.6598in" svg:height="0.2772in" draw:z-index="81"><draw:object xlink:href="./Object 116" xlink:type="simple" xlink:show="embed" xlink:actuate="onLoad"/><draw:image xlink:href="./ObjectReplacements/Object 116" xlink:type="simple" xlink:show="embed" xlink:actuate="onLoad"/></draw:frame></text:span><text:span text:style-name="T13"> ranges from 0 to </text:span><text:span text:style-name="T13"><draw:frame draw:style-name="fr1" draw:name="Object117" text:anchor-type="as-char" svg:width="0.8055in" svg:height="0.2772in" draw:z-index="82"><draw:object xlink:href="./Object 117" xlink:type="simple" xlink:show="embed" xlink:actuate="onLoad"/><draw:image xlink:href="./ObjectReplacements/Object 117" xlink:type="simple" xlink:show="embed" xlink:actuate="onLoad"/></draw:frame></text:span><text:span text:style-name="T13"> because it counts every conflict from the point of view of each of the parties involved. <text:s/>Scaling to the range 0 to 100 yields</text:span></text:p>
      <text:p text:style-name="Text_20_body"><text:span text:style-name="T13"><text:tab/></text:span><text:span text:style-name="T13"><draw:frame draw:style-name="fr1" draw:name="Object118" text:anchor-type="as-char" svg:width="2.2146in" svg:height="0.5874in" draw:z-index="83"><draw:object xlink:href="./Object 118" xlink:type="simple" xlink:show="embed" xlink:actuate="onLoad"/><draw:image xlink:href="./ObjectReplacements/Object 118" xlink:type="simple" xlink:show="embed" xlink:actuate="onLoad"/></draw:frame></text:span></text:p>
      <text:h text:style-name="P81" text:outline-level="2">Security</text:h>
      <text:p text:style-name="Text_20_body"><text:span text:style-name="T12">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text:span><text:span text:style-name="T12">belonging to the group and those belonging to friendly and unfriendly groups, as well as on the nature of both assets and groups and the general volatility of the neighborhood. In general:</text:span></text:p>
      <text:list xml:id="list1388132711" text:style-name="L5">
        <text:list-item>
          <text:p text:style-name="P55">The presence of friendly forces should increase group <text:span text:style-name="T5">g</text:span>’s security within neighborhood <text:span text:style-name="T5">n</text:span>.</text:p>
        </text:list-item>
        <text:list-item>
          <text:p text:style-name="P55">The presence of enemy forces should decrease group <text:span text:style-name="T5">g’s</text:span> security within neighborhood <text:span text:style-name="T5">n</text:span>.</text:p>
        </text:list-item>
        <text:list-item>
          <text:p text:style-name="P55"><text:span text:style-name="T12">Increased volatility should decrease group </text:span><text:span text:style-name="T7">g</text:span><text:span text:style-name="T12">’s security within neighborhood </text:span><text:span text:style-name="T7">n</text:span><text:span text:style-name="T12">.</text:span></text:p>
        </text:list-item>
      </text:list>
      <text:p text:style-name="Text_20_body"><text:span text:style-name="T12">The security of group </text:span><text:span text:style-name="T6">g</text:span><text:span text:style-name="T12"> in neighborhood </text:span><text:span text:style-name="T6">n</text:span><text:span text:style-name="T12"> is defined as follows:</text:span></text:p>
      <text:p text:style-name="Text_20_body"><text:span text:style-name="T12"><text:tab/></text:span><text:span text:style-name="T12"><draw:frame draw:style-name="fr1" draw:name="Object119" text:anchor-type="as-char" svg:width="4.2126in" svg:height="0.5791in" draw:z-index="84"><draw:object xlink:href="./Object 119" xlink:type="simple" xlink:show="embed" xlink:actuate="onLoad"/><draw:image xlink:href="./ObjectReplacements/Object 119" xlink:type="simple" xlink:show="embed" xlink:actuate="onLoad"/></draw:frame></text:span></text:p>
      <text:p text:style-name="Text_20_body"><text:span text:style-name="T12">where </text:span><text:span text:style-name="T6">v</text:span><text:span text:style-name="T12"> is the volatility scaling factor, nominal 1.0, which can be used to reduce the effects of volatility on security.</text:span><text:span text:style-name="T12"><text:note text:id="ftn9" text:note-class="footnote"><text:note-citation>8</text:note-citation><text:note-body><text:p text:style-name="Footnote">Model parameter: <text:span text:style-name="T1">force.volatility</text:span></text:p></text:note-body></text:note></text:span><text:span text:style-name="T12"> <text:s/>The denominator scales </text:span><text:span text:style-name="T12"><draw:frame draw:style-name="fr1" draw:name="Object120" text:anchor-type="as-char" svg:width="0.6598in" svg:height="0.2772in" draw:z-index="85"><draw:object xlink:href="./Object 120" xlink:type="simple" xlink:show="embed" xlink:actuate="onLoad"/><draw:image xlink:href="./ObjectReplacements/Object 120" xlink:type="simple" xlink:show="embed" xlink:actuate="onLoad"/></draw:frame></text:span><text:span text:style-name="T12"> so that ranges from -100 to +100.</text:span></text:p>
      <text:p text:style-name="P2">For use in rules, Security_ng will usually be translated to a symbolic value, as shown in the following table:</text:p>
      <table:table table:name="Table6" table:style-name="Table6">
        <table:table-column table:style-name="Table6.A"/>
        <table:table-column table:style-name="Table6.B"/>
        <text:soft-page-break/>
        <table:table-row>
          <table:table-cell table:style-name="Table6.A1" office:value-type="string">
            <text:p text:style-name="P23">Range</text:p>
          </table:table-cell>
          <table:table-cell table:style-name="Table6.B1" office:value-type="string">
            <text:p text:style-name="P23">Symbol</text:p>
          </table:table-cell>
        </table:table-row>
        <table:table-row>
          <table:table-cell table:style-name="Table6.A2" office:value-type="string">
            <text:p text:style-name="P17"><draw:frame draw:style-name="fr1" draw:name="Object121" text:anchor-type="as-char" svg:width="1.3583in" svg:height="0.2772in" draw:z-index="86"><draw:object xlink:href="./Object 121" xlink:type="simple" xlink:show="embed" xlink:actuate="onLoad"/><draw:image xlink:href="./ObjectReplacements/Object 121" xlink:type="simple" xlink:show="embed" xlink:actuate="onLoad"/></draw:frame></text:p>
          </table:table-cell>
          <table:table-cell table:style-name="Table6.B2" office:value-type="string">
            <text:p text:style-name="P15">High</text:p>
          </table:table-cell>
        </table:table-row>
        <table:table-row>
          <table:table-cell table:style-name="Table6.A2" office:value-type="string">
            <text:p text:style-name="P17"><draw:frame draw:style-name="fr1" draw:name="Object122" text:anchor-type="as-char" svg:width="1.1953in" svg:height="0.2772in" draw:z-index="87"><draw:object xlink:href="./Object 122" xlink:type="simple" xlink:show="embed" xlink:actuate="onLoad"/><draw:image xlink:href="./ObjectReplacements/Object 122" xlink:type="simple" xlink:show="embed" xlink:actuate="onLoad"/></draw:frame></text:p>
          </table:table-cell>
          <table:table-cell table:style-name="Table6.B2" office:value-type="string">
            <text:p text:style-name="P15">Medium</text:p>
          </table:table-cell>
        </table:table-row>
        <table:table-row>
          <table:table-cell table:style-name="Table6.A2" office:value-type="string">
            <text:p text:style-name="P17"><draw:frame draw:style-name="fr1" draw:name="Object123" text:anchor-type="as-char" svg:width="1.3256in" svg:height="0.2772in" draw:z-index="89"><draw:object xlink:href="./Object 123" xlink:type="simple" xlink:show="embed" xlink:actuate="onLoad"/><draw:image xlink:href="./ObjectReplacements/Object 123" xlink:type="simple" xlink:show="embed" xlink:actuate="onLoad"/></draw:frame></text:p>
          </table:table-cell>
          <table:table-cell table:style-name="Table6.B2" office:value-type="string">
            <text:p text:style-name="P15">Low</text:p>
          </table:table-cell>
        </table:table-row>
        <table:table-row>
          <table:table-cell table:style-name="Table6.A2" office:value-type="string">
            <text:p text:style-name="P17"><draw:frame draw:style-name="fr1" draw:name="Object124" text:anchor-type="as-char" svg:width="1.0917in" svg:height="0.2772in" draw:z-index="90"><draw:object xlink:href="./Object 124" xlink:type="simple" xlink:show="embed" xlink:actuate="onLoad"/><draw:image xlink:href="./ObjectReplacements/Object 124" xlink:type="simple" xlink:show="embed" xlink:actuate="onLoad"/></draw:frame></text:p>
          </table:table-cell>
          <table:table-cell table:style-name="Table6.B2" office:value-type="string">
            <text:p text:style-name="P15">None</text:p>
          </table:table-cell>
        </table:table-row>
      </table:table>
      <text:p text:style-name="P2"/>
      <text:h text:style-name="P79" text:outline-level="1">Unit Activities</text:h>
      <text:h text:style-name="P80" text:outline-level="2"><text:bookmark text:name="__RefHeading__35223422"/>Force Presence and Activities<text:bookmark-end text:name="__RefHeading__35223422"/></text:h>
      <text:p text:style-name="P2">Force units present in a neighborhood can affect civilian attitudes in a neighborhood in two ways: by their mere presence, and by engaging in other activities.</text:p>
      <text:p text:style-name="P9"><text:span text:style-name="T12">Force Presence:</text:span><text:span text:style-name="T13"> <text:s/>A force group's presence in a neighborhood is measured as the total number of personnel in units that belong to the group and are present in the neighborhood.</text:span><text:span text:style-name="T13"><text:note text:id="ftn10" text:note-class="footnote"><text:note-citation>9</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9"><text:span text:style-name="T12">Force Activities:</text:span><text:span text:style-name="T13"> <text:s/>Other activities can be assigned to any unit at any time; a unit so assigned is assumed to carry out the assigned activity if it can possibly do so. Each activity requires that the acting group have a minimum level of security in the neighborhood. The following table lists the force activities, <text:s/>and the nominal minimum security level for each.</text:span><text:span text:style-name="T13"><text:note text:id="ftn11" text:note-class="footnote"><text:note-citation>10</text:note-citation><text:note-body><text:p text:style-name="Footnote">Model parameter database, <text:span text:style-name="T29">activity.FRC.*</text:span></text:p></text:note-body></text:not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2">Force Activity</text:p>
            </table:table-cell>
            <table:table-cell table:style-name="Table7.A1" office:value-type="string">
              <text:p text:style-name="P22">Minimum Security</text:p>
              <text:p text:style-name="P22">Required</text:p>
            </table:table-cell>
            <table:table-cell table:style-name="Table7.A1" office:value-type="string">
              <text:p text:style-name="P22">Shifts</text:p>
            </table:table-cell>
            <table:table-cell table:style-name="Table7.D1" office:value-type="string">
              <text:p text:style-name="P22">Coverage Function</text:p>
            </table:table-cell>
          </table:table-row>
        </table:table-header-rows>
        <table:table-row>
          <table:table-cell table:style-name="Table7.A2" office:value-type="string">
            <text:p text:style-name="P14">Presence</text:p>
          </table:table-cell>
          <table:table-cell table:style-name="Table7.A2" office:value-type="string">
            <text:p text:style-name="P17">n/a</text:p>
          </table:table-cell>
          <table:table-cell table:style-name="Table7.C2" office:value-type="float" office:value="1">
            <text:p text:style-name="P17">1</text:p>
          </table:table-cell>
          <table:table-cell table:style-name="Table7.D2" office:value-type="string">
            <text:p text:style-name="P17">25/1000</text:p>
          </table:table-cell>
        </table:table-row>
        <table:table-row>
          <table:table-cell table:style-name="Table7.A2" office:value-type="string">
            <text:p text:style-name="P14">Checkpoint</text:p>
          </table:table-cell>
          <table:table-cell table:style-name="Table7.A2" office:value-type="string">
            <text:p text:style-name="P17">Low</text:p>
          </table:table-cell>
          <table:table-cell table:style-name="Table7.C2" office:value-type="float" office:value="1">
            <text:p text:style-name="P17">1</text:p>
          </table:table-cell>
          <table:table-cell table:style-name="Table7.D2" office:value-type="string">
            <text:p text:style-name="P17">25/1000</text:p>
          </table:table-cell>
        </table:table-row>
        <table:table-row>
          <table:table-cell table:style-name="Table7.A2" office:value-type="string">
            <text:p text:style-name="P14">CMO -- Construction</text:p>
          </table:table-cell>
          <table:table-cell table:style-name="Table7.A2" office:value-type="string">
            <text:p text:style-name="P17">High</text:p>
          </table:table-cell>
          <table:table-cell table:style-name="Table7.C2" office:value-type="float" office:value="1">
            <text:p text:style-name="P17">1</text:p>
          </table:table-cell>
          <table:table-cell table:style-name="Table7.D2" office:value-type="string">
            <text:p text:style-name="P17">20/1000</text:p>
          </table:table-cell>
        </table:table-row>
        <table:table-row>
          <table:table-cell table:style-name="Table7.A2" office:value-type="string">
            <text:p text:style-name="P14">CMO -- Development (Light)</text:p>
          </table:table-cell>
          <table:table-cell table:style-name="Table7.A2" office:value-type="string">
            <text:p text:style-name="P17">Medium</text:p>
          </table:table-cell>
          <table:table-cell table:style-name="Table7.C2" office:value-type="float" office:value="1">
            <text:p text:style-name="P17">1</text:p>
          </table:table-cell>
          <table:table-cell table:style-name="Table7.D2" office:value-type="string">
            <text:p text:style-name="P17">25/1000</text:p>
          </table:table-cell>
        </table:table-row>
        <table:table-row>
          <table:table-cell table:style-name="Table7.A2" office:value-type="string">
            <text:p text:style-name="P14">CMO -- Education</text:p>
          </table:table-cell>
          <table:table-cell table:style-name="Table7.A2" office:value-type="string">
            <text:p text:style-name="P17">High</text:p>
          </table:table-cell>
          <table:table-cell table:style-name="Table7.C2" office:value-type="float" office:value="1">
            <text:p text:style-name="P17">1</text:p>
          </table:table-cell>
          <table:table-cell table:style-name="Table7.D2" office:value-type="string">
            <text:p text:style-name="P17">20/1000</text:p>
          </table:table-cell>
        </table:table-row>
        <table:table-row>
          <table:table-cell table:style-name="Table7.A2" office:value-type="string">
            <text:p text:style-name="P14">CMO -- Healthcare</text:p>
          </table:table-cell>
          <table:table-cell table:style-name="Table7.A2" office:value-type="string">
            <text:p text:style-name="P17">High</text:p>
          </table:table-cell>
          <table:table-cell table:style-name="Table7.C2" office:value-type="float" office:value="1">
            <text:p text:style-name="P17">1</text:p>
          </table:table-cell>
          <table:table-cell table:style-name="Table7.D2" office:value-type="string">
            <text:p text:style-name="P17">20/1000</text:p>
          </table:table-cell>
        </table:table-row>
        <table:table-row>
          <table:table-cell table:style-name="Table7.A2" office:value-type="string">
            <text:p text:style-name="P14">CMO -- Industry</text:p>
          </table:table-cell>
          <table:table-cell table:style-name="Table7.A2" office:value-type="string">
            <text:p text:style-name="P17">High</text:p>
          </table:table-cell>
          <table:table-cell table:style-name="Table7.C2" office:value-type="float" office:value="1">
            <text:p text:style-name="P17">1</text:p>
          </table:table-cell>
          <table:table-cell table:style-name="Table7.D2" office:value-type="string">
            <text:p text:style-name="P17">20/1000</text:p>
          </table:table-cell>
        </table:table-row>
        <table:table-row>
          <table:table-cell table:style-name="Table7.A2" office:value-type="string">
            <text:p text:style-name="P14">CMO -- Infrastructure</text:p>
          </table:table-cell>
          <table:table-cell table:style-name="Table7.A2" office:value-type="string">
            <text:p text:style-name="P17">High</text:p>
          </table:table-cell>
          <table:table-cell table:style-name="Table7.C2" office:value-type="float" office:value="1">
            <text:p text:style-name="P17">1</text:p>
          </table:table-cell>
          <table:table-cell table:style-name="Table7.D2" office:value-type="string">
            <text:p text:style-name="P17">20/1000</text:p>
          </table:table-cell>
        </table:table-row>
        <table:table-row>
          <table:table-cell table:style-name="Table7.A2" office:value-type="string">
            <text:p text:style-name="P14">CMO -- Law Enforcement</text:p>
          </table:table-cell>
          <table:table-cell table:style-name="Table7.A2" office:value-type="string">
            <text:p text:style-name="P17">Medium</text:p>
          </table:table-cell>
          <table:table-cell table:style-name="Table7.C2" office:value-type="float" office:value="1">
            <text:p text:style-name="P17">1</text:p>
          </table:table-cell>
          <table:table-cell table:style-name="Table7.D2" office:value-type="string">
            <text:p text:style-name="P17">25/1000</text:p>
          </table:table-cell>
        </table:table-row>
        <table:table-row>
          <table:table-cell table:style-name="Table7.A2" office:value-type="string">
            <text:p text:style-name="P14">CMO -- Other</text:p>
          </table:table-cell>
          <table:table-cell table:style-name="Table7.A2" office:value-type="string">
            <text:p text:style-name="P17">High</text:p>
          </table:table-cell>
          <table:table-cell table:style-name="Table7.C2" office:value-type="float" office:value="1">
            <text:p text:style-name="P17">1</text:p>
          </table:table-cell>
          <table:table-cell table:style-name="Table7.D2" office:value-type="string">
            <text:p text:style-name="P17">20/1000</text:p>
          </table:table-cell>
        </table:table-row>
        <table:table-row>
          <table:table-cell table:style-name="Table7.A2" office:value-type="string">
            <text:p text:style-name="P14">Coercion</text:p>
          </table:table-cell>
          <table:table-cell table:style-name="Table7.A2" office:value-type="string">
            <text:p text:style-name="P17">Medium</text:p>
          </table:table-cell>
          <table:table-cell table:style-name="Table7.C2" office:value-type="float" office:value="1">
            <text:p text:style-name="P17">1</text:p>
          </table:table-cell>
          <table:table-cell table:style-name="Table7.D2" office:value-type="string">
            <text:p text:style-name="P17">12/1000</text:p>
          </table:table-cell>
        </table:table-row>
        <table:table-row>
          <table:table-cell table:style-name="Table7.A2" office:value-type="string">
            <text:p text:style-name="P14">Criminal Activities</text:p>
          </table:table-cell>
          <table:table-cell table:style-name="Table7.A2" office:value-type="string">
            <text:p text:style-name="P17">Medium</text:p>
          </table:table-cell>
          <table:table-cell table:style-name="Table7.C2" office:value-type="float" office:value="1">
            <text:p text:style-name="P17">1</text:p>
          </table:table-cell>
          <table:table-cell table:style-name="Table7.D2" office:value-type="string">
            <text:p text:style-name="P17">10/1000</text:p>
          </table:table-cell>
        </table:table-row>
        <table:table-row>
          <table:table-cell table:style-name="Table7.A2" office:value-type="string">
            <text:p text:style-name="P14">Curfew</text:p>
          </table:table-cell>
          <table:table-cell table:style-name="Table7.A2" office:value-type="string">
            <text:p text:style-name="P17">Medium</text:p>
          </table:table-cell>
          <table:table-cell table:style-name="Table7.C2" office:value-type="float" office:value="1">
            <text:p text:style-name="P17">1</text:p>
          </table:table-cell>
          <table:table-cell table:style-name="Table7.D2" office:value-type="string">
            <text:p text:style-name="P17">25/1000</text:p>
          </table:table-cell>
        </table:table-row>
        <table:table-row>
          <table:table-cell table:style-name="Table7.A2" office:value-type="string">
            <text:p text:style-name="P14">Guard</text:p>
          </table:table-cell>
          <table:table-cell table:style-name="Table7.A2" office:value-type="string">
            <text:p text:style-name="P17">Low</text:p>
          </table:table-cell>
          <table:table-cell table:style-name="Table7.C2" office:value-type="float" office:value="1">
            <text:p text:style-name="P17">1</text:p>
          </table:table-cell>
          <table:table-cell table:style-name="Table7.D2" office:value-type="string">
            <text:p text:style-name="P17">25/1000</text:p>
          </table:table-cell>
        </table:table-row>
        <table:table-row>
          <table:table-cell table:style-name="Table7.A2" office:value-type="string">
            <text:p text:style-name="P14">Patrol </text:p>
          </table:table-cell>
          <table:table-cell table:style-name="Table7.A2" office:value-type="string">
            <text:p text:style-name="P17">Low</text:p>
          </table:table-cell>
          <table:table-cell table:style-name="Table7.C2" office:value-type="float" office:value="1">
            <text:p text:style-name="P17">1</text:p>
          </table:table-cell>
          <table:table-cell table:style-name="Table7.D2" office:value-type="string">
            <text:p text:style-name="P17">25/1000</text:p>
          </table:table-cell>
        </table:table-row>
        <text:soft-page-break/>
        <table:table-row>
          <table:table-cell table:style-name="Table7.A2" office:value-type="string">
            <text:p text:style-name="P14">PSYOP</text:p>
          </table:table-cell>
          <table:table-cell table:style-name="Table7.A2" office:value-type="string">
            <text:p text:style-name="P17">Medium</text:p>
          </table:table-cell>
          <table:table-cell table:style-name="Table7.C2" office:value-type="float" office:value="1">
            <text:p text:style-name="P17">1</text:p>
          </table:table-cell>
          <table:table-cell table:style-name="Table7.D2" office:value-type="string">
            <text:p text:style-name="P17">1/50000</text:p>
          </table:table-cell>
        </table:table-row>
      </table:table>
      <text:p text:style-name="P6"/>
      <text:p text:style-name="Text_20_body">Thus, a force group can enforce a curfew or provide law enforcement in a neighborhood only if the group’s security is at least Medium in that neighborhood. <text:span text:style-name="T13">The extent to which a group is engaging in an activity in a neighborhood is measured by the total number of personnel in units that:</text:span></text:p>
      <text:list xml:id="list1029569214" text:style-name="L6">
        <text:list-item>
          <text:p text:style-name="P52">Belong to the group</text:p>
        </text:list-item>
        <text:list-item>
          <text:p text:style-name="P52">Are present in the neighborhood</text:p>
        </text:list-item>
        <text:list-item>
          <text:p text:style-name="P52">Are assigned to do the activity</text:p>
        </text:list-item>
        <text:list-item>
          <text:p text:style-name="P52">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0"><text:span text:style-name="T12">Coverage Fractions:</text:span><text:span text:style-name="T13"> <text:s/>Whenever a group is present or conducting an activity in a neighborhood, the extent to which its presence or activities affect the local population is termed its </text:span><text:span text:style-name="T9">coverage fraction</text:span><text:span text:style-name="T13"> for the activity. The coverage fraction is a value from 0 to 1; it is computed by comparing the group’s personnel (present, or conducting an activity) with the total population of the neighborhood, using a function like that shown below.</text:span></text:p>
      <text:p text:style-name="P7"><draw:g text:anchor-type="as-char" draw:z-index="3" draw:style-name="gr1"><draw:line draw:style-name="gr5" draw:text-style-name="P84" svg:x1="0.5059in" svg:y1="0.25in" svg:x2="0.5059in" svg:y2="3in"><text:p/></draw:line><draw:line draw:style-name="gr5" draw:text-style-name="P84" svg:x1="0.5059in" svg:y1="0.25in" svg:x2="3.7559in" svg:y2="0.25in"><text:p/></draw:line><draw:line draw:style-name="gr5" draw:text-style-name="P84" svg:x1="0.5059in" svg:y1="3in" svg:x2="3.7559in" svg:y2="3in"><text:p/></draw:line><draw:path draw:style-name="gr7" draw:text-style-name="P84" svg:width="3.4996in" svg:height="2.4996in" svg:x="0.5059in" svg:y="0.5in" svg:viewBox="0 0 8890 6350" svg:d="m8890 0c-3175 635-5715 1270-8890 6350v0"><text:p/></draw:path><draw:frame draw:style-name="gr8" draw:text-style-name="P87" svg:width="0.5106in" svg:height="0.3567in" svg:x="0.0154in" svg:y="0in"><draw:text-box><text:p text:style-name="P86"><text:span text:style-name="T32">1.0</text:span></text:p></draw:text-box></draw:frame><draw:frame draw:style-name="gr9" draw:text-style-name="P87" svg:width="0.5106in" svg:height="0.3567in" svg:x="0in" svg:y="1in"><draw:text-box><text:p text:style-name="P86"><text:span text:style-name="T32">2/3</text:span></text:p></draw:text-box></draw:frame><draw:frame draw:style-name="gr10" draw:text-style-name="P87" svg:width="0.5106in" svg:height="0.3567in" svg:x="0in" svg:y="2.75in"><draw:text-box><text:p text:style-name="P86"><text:span text:style-name="T32">0.0</text:span></text:p></draw:text-box></draw:frame><draw:frame draw:style-name="gr11" draw:text-style-name="P87" svg:width="0.3185in" svg:height="0.3567in" svg:x="0.4346in" svg:y="2.9217in"><draw:text-box><text:p text:style-name="P86"><text:span text:style-name="T32">0</text:span></text:p></draw:text-box></draw:frame><draw:frame draw:style-name="gr12" draw:text-style-name="P85" svg:width="0.4469in" svg:height="0.6134in" svg:x="1.7902in" svg:y="2.9217in"><draw:text-box><text:p text:style-name="P88"><text:span text:style-name="T32">c</text:span></text:p><text:p text:style-name="P88"><text:span text:style-name="T33">25</text:span></text:p></draw:text-box></draw:frame><draw:line draw:style-name="gr13" draw:text-style-name="P84" svg:x1="0.5059in" svg:y1="1.25in" svg:x2="2.0059in" svg:y2="1.25in"><text:p/></draw:line><draw:line draw:style-name="gr13" draw:text-style-name="P84" svg:x1="2.0059in" svg:y1="1.25in" svg:x2="2.0059in" svg:y2="3in"><text:p/></draw:line></draw:g></text:p>
      <text:p text:style-name="P10"><text:soft-page-break/><text:span text:style-name="T13">In this example, if the group has deployed 25 troops per 1000 people in the neighborhood then the coverage fraction is 2/3, rising exponentially toward 1.0 as the troop density goes toward infinity. The </text:span><text:span text:style-name="T13">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9">c</text:span><text:span text:style-name="T13">, </text:span><text:span text:style-name="T9">d</text:span><text:span text:style-name="T13">} where </text:span><text:span text:style-name="T9">c</text:span><text:span text:style-name="T13"> is the troop density at the 2/3rds point, </text:span><text:span text:style-name="T9">d</text:span><text:span text:style-name="T13"> is the population denominator, e.g., 1000 or 50,000. <text:s/>The coverage function is often specified in the form </text:span><text:span text:style-name="T9">c</text:span><text:span text:style-name="T13">/</text:span><text:span text:style-name="T9">d</text:span><text:span text:style-name="T13">. <text:s/>In the example shown above, then, the coverage function may be specified as either 25/1000 or {25, 1000}. The actual function is as follows. First, the troop density is</text:span></text:p>
      <text:p text:style-name="P10"><text:span text:style-name="T13"><text:tab/></text:span><text:span text:style-name="T13"><draw:frame draw:style-name="fr1" draw:name="Object125" text:anchor-type="as-char" svg:width="1.3634in" svg:height="0.5339in" draw:z-index="91"><draw:object xlink:href="./Object 125" xlink:type="simple" xlink:show="embed" xlink:actuate="onLoad"/><draw:image xlink:href="./ObjectReplacements/Object 125" xlink:type="simple" xlink:show="embed" xlink:actuate="onLoad"/></draw:frame></text:span></text:p>
      <text:p text:style-name="P10"><text:span text:style-name="T13">where </text:span><text:span text:style-name="T8">p</text:span><text:span text:style-name="T13"> is the number of personnel engaged in the activity. <text:s/>Then the coverage fraction is</text:span></text:p>
      <text:p text:style-name="P10"><text:span text:style-name="T13"><text:tab/></text:span><text:span text:style-name="T13"><draw:frame draw:style-name="fr1" draw:name="Object126" text:anchor-type="as-char" svg:width="1.2299in" svg:height="0.3902in" draw:z-index="92"><draw:object xlink:href="./Object 126" xlink:type="simple" xlink:show="embed" xlink:actuate="onLoad"/><draw:image xlink:href="./ObjectReplacements/Object 126" xlink:type="simple" xlink:show="embed" xlink:actuate="onLoad"/></draw:frame></text:span></text:p>
      <text:p text:style-name="P10"><text:span text:style-name="T12">Example:</text:span><text:span text:style-name="T13"> <text:s/>Force group </text:span><text:span text:style-name="T8">g</text:span><text:span text:style-name="T13"> has 750 troops in neighborhood </text:span><text:span text:style-name="T8">n</text:span><text:span text:style-name="T13">, which has a total population of 40,000 people:</text:span></text:p>
      <text:p text:style-name="P10"><text:span text:style-name="T13"><text:tab/></text:span><text:span text:style-name="T8">p</text:span><text:span text:style-name="T13"> = 750</text:span></text:p>
      <text:p text:style-name="P10"><text:span text:style-name="T13"><text:tab/></text:span><text:span text:style-name="T13"><draw:frame draw:style-name="fr1" draw:name="Object127" text:anchor-type="as-char" svg:width="0.8063in" svg:height="0.2772in" draw:z-index="93"><draw:object xlink:href="./Object 127" xlink:type="simple" xlink:show="embed" xlink:actuate="onLoad"/><draw:image xlink:href="./ObjectReplacements/Object 127" xlink:type="simple" xlink:show="embed" xlink:actuate="onLoad"/></draw:frame></text:span><text:span text:style-name="T13"> = 40,000</text:span></text:p>
      <text:p text:style-name="P10"><text:span text:style-name="T13">The coverage fraction parameter, </text:span><text:span text:style-name="T8">c/d</text:span><text:span text:style-name="T13">, is nominally 25/1000 for mere presence. <text:s/>The troop density for group </text:span><text:span text:style-name="T8">g</text:span><text:span text:style-name="T13"> is therefore</text:span></text:p>
      <text:p text:style-name="P10"><text:span text:style-name="T13"><text:tab/></text:span><text:span text:style-name="T13"><draw:frame draw:style-name="fr1" draw:name="Object128" text:anchor-type="as-char" svg:width="3.0772in" svg:height="0.5366in" draw:z-index="94"><draw:object xlink:href="./Object 128" xlink:type="simple" xlink:show="embed" xlink:actuate="onLoad"/><draw:image xlink:href="./ObjectReplacements/Object 128" xlink:type="simple" xlink:show="embed" xlink:actuate="onLoad"/></draw:frame></text:span></text:p>
      <text:p text:style-name="P8">The coverage fraction is therefore</text:p>
      <text:p text:style-name="P10"><text:span text:style-name="T13"><text:tab/></text:span><text:span text:style-name="T13"><draw:frame draw:style-name="fr1" draw:name="Object129" text:anchor-type="as-char" svg:width="3.6602in" svg:height="0.3902in" draw:z-index="95"><draw:object xlink:href="./Object 129" xlink:type="simple" xlink:show="embed" xlink:actuate="onLoad"/><draw:image xlink:href="./ObjectReplacements/Object 129" xlink:type="simple" xlink:show="embed" xlink:actuate="onLoad"/></draw:frame></text:span></text:p>
      <text:p text:style-name="P10"><text:span text:style-name="T13">Details of the various presence and activity rule sets are contained in the </text:span><text:span text:style-name="T8">Athena Rules</text:span><text:span text:style-name="T13"> document; see section</text:span><text:span text:style-name="T13"><text:bookmark-ref text:reference-format="number" text:ref-name="__RefHeading__30675922"> 1.2 </text:bookmark-ref></text:span><text:span text:style-name="T13">.</text:span></text:p>
      <text:p text:style-name="P10"><text:span text:style-name="T13">A force group </text:span><text:span text:style-name="T8">g</text:span><text:span text:style-name="T13">'s coverage fraction for activity </text:span><text:span text:style-name="T8">a</text:span><text:span text:style-name="T13"> in neighborhood </text:span><text:span text:style-name="T8">n</text:span><text:span text:style-name="T13"> is denoted </text:span><text:span text:style-name="T8"><draw:frame draw:style-name="fr1" draw:name="Object130" text:anchor-type="as-char" svg:width="0.8035in" svg:height="0.2772in" draw:z-index="97"><draw:object xlink:href="./Object 130" xlink:type="simple" xlink:show="embed" xlink:actuate="onLoad"/><draw:image xlink:href="./ObjectReplacements/Object 130" xlink:type="simple" xlink:show="embed" xlink:actuate="onLoad"/></draw:frame></text:span><text:span text:style-name="T8">.</text:span></text:p>
      <text:p text:style-name="P10"><text:span text:style-name="T12">Composite Coverage Fractions:</text:span><text:span text:style-name="T13">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oft-page-break/><text:span text:style-name="T9">composite coverage fraction</text:span><text:span text:style-name="T13">. <text:s/>This fraction can be computed based on the total troop density across all relevant groups; it can also be computed from each group's coverage fraction for the activity, as </text:span><text:span text:style-name="T13">follows:</text:span></text:p>
      <text:p text:style-name="P10"><text:span text:style-name="T13"><text:tab/></text:span><text:span text:style-name="T13"><draw:frame draw:style-name="fr1" draw:name="Object131" text:anchor-type="as-char" svg:width="2.6728in" svg:height="0.3819in" draw:z-index="98"><draw:object xlink:href="./Object 131" xlink:type="simple" xlink:show="embed" xlink:actuate="onLoad"/><draw:image xlink:href="./ObjectReplacements/Object 131" xlink:type="simple" xlink:show="embed" xlink:actuate="onLoad"/></draw:frame></text:span></text:p>
      <text:h text:style-name="P81" text:outline-level="2">Organization Activities</text:h>
      <text:p text:style-name="P12"><text:span text:style-name="T12">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2"><text:bookmark-ref text:reference-format="number" text:ref-name="__RefHeading__35223422"> 4.1 </text:bookmark-ref></text:span><text:span text:style-name="T12">), with these distinctions. <text:s/>First, the minimum security required for an activity depends primarily on the organization type, and not on the activity. NGOs and IGOs require “high” security, while CTRs require “medium” security.</text:span><text:span text:style-name="T12"><text:note text:id="ftn12" text:note-class="footnote"><text:note-citation>11</text:note-citation><text:note-body><text:p text:style-name="Footnote">Model parameter: <text:span text:style-name="T1">activity.ORG.*</text:span></text:p></text:note-body></text:note></text:span><text:span text:style-name="T12"> <text:s/>Second, organization units can perform only a subset of the activities that a force unit can perform.</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2">Organization Activity</text:p>
            </table:table-cell>
            <table:table-cell table:style-name="Table8.A1" office:value-type="string">
              <text:p text:style-name="P22">Minimum Security</text:p>
              <text:p text:style-name="P22">Required</text:p>
            </table:table-cell>
            <table:table-cell table:style-name="Table8.A1" office:value-type="string">
              <text:p text:style-name="P22">Shifts</text:p>
            </table:table-cell>
            <table:table-cell table:style-name="Table8.D1" office:value-type="string">
              <text:p text:style-name="P22">Coverage Function</text:p>
            </table:table-cell>
          </table:table-row>
        </table:table-header-rows>
        <table:table-row>
          <table:table-cell table:style-name="Table8.A2" office:value-type="string">
            <text:p text:style-name="P14">CMO -- Construction</text:p>
          </table:table-cell>
          <table:table-cell table:style-name="Table8.A2" office:value-type="string">
            <text:p text:style-name="P17">High/Medium</text:p>
          </table:table-cell>
          <table:table-cell table:style-name="Table8.C2" office:value-type="float" office:value="1">
            <text:p text:style-name="P17">1</text:p>
          </table:table-cell>
          <table:table-cell table:style-name="Table8.D2" office:value-type="string">
            <text:p text:style-name="P17">20/1000</text:p>
          </table:table-cell>
        </table:table-row>
        <table:table-row>
          <table:table-cell table:style-name="Table8.A2" office:value-type="string">
            <text:p text:style-name="P14">CMO -- Education</text:p>
          </table:table-cell>
          <table:table-cell table:style-name="Table8.A2" office:value-type="string">
            <text:p text:style-name="P17">High/Medium</text:p>
          </table:table-cell>
          <table:table-cell table:style-name="Table8.C2" office:value-type="float" office:value="1">
            <text:p text:style-name="P17">1</text:p>
          </table:table-cell>
          <table:table-cell table:style-name="Table8.D2" office:value-type="string">
            <text:p text:style-name="P17">20/1000</text:p>
          </table:table-cell>
        </table:table-row>
        <table:table-row>
          <table:table-cell table:style-name="Table8.A2" office:value-type="string">
            <text:p text:style-name="P14">CMO -- Healthcare</text:p>
          </table:table-cell>
          <table:table-cell table:style-name="Table8.A2" office:value-type="string">
            <text:p text:style-name="P17">High/Medium</text:p>
          </table:table-cell>
          <table:table-cell table:style-name="Table8.C2" office:value-type="float" office:value="1">
            <text:p text:style-name="P17">1</text:p>
          </table:table-cell>
          <table:table-cell table:style-name="Table8.D2" office:value-type="string">
            <text:p text:style-name="P17">20/1000</text:p>
          </table:table-cell>
        </table:table-row>
        <table:table-row>
          <table:table-cell table:style-name="Table8.A2" office:value-type="string">
            <text:p text:style-name="P14">CMO -- Industry</text:p>
          </table:table-cell>
          <table:table-cell table:style-name="Table8.A2" office:value-type="string">
            <text:p text:style-name="P17">High/Medium</text:p>
          </table:table-cell>
          <table:table-cell table:style-name="Table8.C2" office:value-type="float" office:value="1">
            <text:p text:style-name="P17">1</text:p>
          </table:table-cell>
          <table:table-cell table:style-name="Table8.D2" office:value-type="string">
            <text:p text:style-name="P17">20/1000</text:p>
          </table:table-cell>
        </table:table-row>
        <table:table-row>
          <table:table-cell table:style-name="Table8.A2" office:value-type="string">
            <text:p text:style-name="P14">CMO -- Infrastructure</text:p>
          </table:table-cell>
          <table:table-cell table:style-name="Table8.A2" office:value-type="string">
            <text:p text:style-name="P17">High/Medium</text:p>
          </table:table-cell>
          <table:table-cell table:style-name="Table8.C2" office:value-type="float" office:value="1">
            <text:p text:style-name="P17">1</text:p>
          </table:table-cell>
          <table:table-cell table:style-name="Table8.D2" office:value-type="string">
            <text:p text:style-name="P17">20/1000</text:p>
          </table:table-cell>
        </table:table-row>
        <table:table-row>
          <table:table-cell table:style-name="Table8.A2" office:value-type="string">
            <text:p text:style-name="P14">CMO -- Other</text:p>
          </table:table-cell>
          <table:table-cell table:style-name="Table8.A2" office:value-type="string">
            <text:p text:style-name="P17">High/Medium</text:p>
          </table:table-cell>
          <table:table-cell table:style-name="Table8.C2" office:value-type="float" office:value="1">
            <text:p text:style-name="P17">1</text:p>
          </table:table-cell>
          <table:table-cell table:style-name="Table8.D2" office:value-type="string">
            <text:p text:style-name="P17">20/1000</text:p>
          </table:table-cell>
        </table:table-row>
      </table:table>
      <text:h text:style-name="P80" text:outline-level="2">Civilian Activities</text:h>
      <text:p text:style-name="Text_20_body"><text:span text:style-name="T12">Civilian units may perform the </text:span><text:span text:style-name="T13">following activities; the effect of these activities is modeled in the same way as force activities are (section</text:span><text:span text:style-name="T13"><text:bookmark-ref text:reference-format="number" text:ref-name="__RefHeading__35223422"> 4.1 </text:bookmark-ref></text:span><text:span text:style-name="T13">), with the distinction that (for the currently defined activities) security is irrelevant.</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22">Civilian Activity</text:p>
            </table:table-cell>
            <table:table-cell table:style-name="Table9.A1" office:value-type="string">
              <text:p text:style-name="P22">Minimum Security</text:p>
              <text:p text:style-name="P22">Required</text:p>
            </table:table-cell>
            <table:table-cell table:style-name="Table9.A1" office:value-type="string">
              <text:p text:style-name="P22">Shifts</text:p>
            </table:table-cell>
            <table:table-cell table:style-name="Table9.D1" office:value-type="string">
              <text:p text:style-name="P22">Coverage Function</text:p>
            </table:table-cell>
          </table:table-row>
        </table:table-header-rows>
        <table:table-row>
          <table:table-cell table:style-name="Table9.A2" office:value-type="string">
            <text:p text:style-name="P14">Displaced Persons</text:p>
          </table:table-cell>
          <table:table-cell table:style-name="Table9.A2" office:value-type="string">
            <text:p text:style-name="P17">n/a</text:p>
          </table:table-cell>
          <table:table-cell table:style-name="Table9.C2" office:value-type="float" office:value="1">
            <text:p text:style-name="P17">1</text:p>
          </table:table-cell>
          <table:table-cell table:style-name="Table9.D2" office:value-type="string">
            <text:p text:style-name="P17">25/1000</text:p>
          </table:table-cell>
        </table:table-row>
        <table:table-row>
          <table:table-cell table:style-name="Table9.A2" office:value-type="string">
            <text:p text:style-name="P14">In Camp</text:p>
          </table:table-cell>
          <table:table-cell table:style-name="Table9.A2" office:value-type="string">
            <text:p text:style-name="P17">n/a</text:p>
          </table:table-cell>
          <table:table-cell table:style-name="Table9.C2" office:value-type="float" office:value="1">
            <text:p text:style-name="P17">1</text:p>
          </table:table-cell>
          <table:table-cell table:style-name="Table9.D2" office:value-type="string">
            <text:p text:style-name="P17">n/a</text:p>
          </table:table-cell>
        </table:table-row>
      </table:table>
      <text:p text:style-name="P2"/>
      <text:p text:style-name="P2">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2"><text:soft-page-break/>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80" text:outline-level="2">Activity Situations</text:h>
      <text:p text:style-name="P38"><text:span text:style-name="T12">When a group has an activity with coverage greater than 1.0 in a neighborhood, we way that an </text:span><text:span text:style-name="T6">activity </text:span><text:span text:style-name="T6">situation</text:span><text:span text:style-name="T12"> exists in that neighborhood. <text:s/>The effects of these situations on local attitudes are assessed by the DAM rules; see section</text:span><text:span text:style-name="T12"><text:bookmark-ref text:reference-format="number" text:ref-name="__RefHeading__35345922"> 2.3.3 </text:bookmark-ref></text:span><text:span text:style-name="T12">.</text:span></text:p>
      <text:h text:style-name="P79" text:outline-level="1">Environmental Situations</text:h>
      <text:p text:style-name="Text_20_body"><text:span text:style-name="T12">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6">Athena Rules</text:span><text:span text:style-name="T12"> document; see section</text:span><text:span text:style-name="T12"><text:bookmark-ref text:reference-format="number" text:ref-name="__RefHeading__30675922"> 1.2 </text:bookmark-ref></text:span><text:span text:style-name="T12">.</text:span></text:p>
      <text:h text:style-name="P79" text:outline-level="1">Athena Attrition Model (AAM)</text:h>
      <text:p text:style-name="Text_20_body">The Athena Attrition Model (AAM, pronounced “aim”) models attrition to units and implicit civilians. In Spiral One,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h text:style-name="Heading_20_2" text:outline-level="2">Overview</text:h>
      <text:h text:style-name="Heading_20_3" text:outline-level="3">Attrition in the Real World</text:h>
      <text:p text:style-name="Text_20_body"><text:span text:style-name="T8">Attrition</text:span><text:span text:style-name="T10">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h text:style-name="Heading_20_3" text:outline-level="3"><text:bookmark text:name="__RefHeading__28413023"/>Requirements for Spiral 1<text:bookmark-end text:name="__RefHeading__28413023"/></text:h>
      <text:list xml:id="list491988617" text:style-name="L7">
        <text:list-item>
          <text:p text:style-name="P56">Attrition shall take place in neighborhoods, based on the groups present in the neighborhood.</text:p>
        </text:list-item>
        <text:list-item>
          <text:p text:style-name="P70"><text:soft-page-break/>Force groups are present in neighborhoods as unit personnel, i.e., as visible unit icons.</text:p>
        </text:list-item>
        <text:list-item>
          <text:p text:style-name="P67">Force groups may be designated as <text:span text:style-name="T6">uniformed</text:span><text:span text:style-name="T12"> or </text:span><text:span text:style-name="T6">non-uniformed</text:span><text:span text:style-name="T12">.</text:span></text:p>
        </text:list-item>
        <text:list-item>
          <text:p text:style-name="P70">Organization groups are also present in neighborhoods as unit personnel, i.e., as visible unit icons.</text:p>
        </text:list-item>
        <text:list-item>
          <text:p text:style-name="P70">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70">Crowds of civilians (simple or complex) will not be represented.<text:note text:id="ftn13" text:note-class="footnote"><text:note-citation>12</text:note-citation><text:note-body><text:p text:style-name="Footnote">At Athena's timescale, most crowd-related phenomena are events rather than situations.</text:p></text:note-body></text:note></text:p>
        </text:list-item>
        <text:list-item>
          <text:p text:style-name="P70">For convenience,</text:p>
        </text:list-item>
        <text:list-item>
          <text:p text:style-name="P72">A Uniformed Force (UF) is the collection of all units within a neighborhood that belong to a particular force group that is designated as <text:span text:style-name="T12">uniformed</text:span><text:span text:style-name="T6">.</text:span></text:p>
        </text:list-item>
        <text:list-item>
          <text:p text:style-name="P73">A Non-uniformed Force (NF) is the collection of all units within a neighborhood that belong to a particular force group it is designated as non-uniformed.</text:p>
        </text:list-item>
        <text:list-item>
          <text:p text:style-name="P73">A Civilian "Force" (C) is a population of implicit or explicit civilians belonging to some civilian group in the neighborhood.</text:p>
        </text:list-item>
        <text:list-item>
          <text:p text:style-name="P73">An Organization "Force" (O) is the collection of all units within a neighborhood that belong to a particular organization group.</text:p>
        </text:list-item>
        <text:list-item>
          <text:p text:style-name="P71">A neighborhood may contain any combination of UFs, NFs, Cs, and Os.</text:p>
        </text:list-item>
        <text:list-item>
          <text:p text:style-name="P56">Groups may be friendly, enemy, or neutral with each other, based on the value of their relationships.</text:p>
        </text:list-item>
        <text:list-item>
          <text:p text:style-name="P56">Attrition occurs during engagements between enemy forces.</text:p>
        </text:list-item>
        <text:list-item>
          <text:p text:style-name="P56">AAM shall model attrition caused by the following types of engagement:</text:p>
        </text:list-item>
        <text:list-item>
          <text:p text:style-name="P72">UF vs. NF</text:p>
        </text:list-item>
        <text:list-item>
          <text:p text:style-name="P74">UF hunting down enemy NF.</text:p>
        </text:list-item>
        <text:list-item>
          <text:p text:style-name="P74">NF ambushing enemy UF.</text:p>
        </text:list-item>
        <text:list-item>
          <text:p text:style-name="P75">Collateral damage to C from all engagements between forces.</text:p>
        </text:list-item>
        <text:list-item>
          <text:p text:style-name="P70"><text:soft-page-break/>All casualties from attrition will be kills; there will be no computation of wounded.</text:p>
        </text:list-item>
        <text:list-item>
          <text:p text:style-name="P70">All attrition to O will be handled by magic input.</text:p>
        </text:list-item>
        <text:list-item>
          <text:p text:style-name="P70">All mass killings of C by any group will be handled by magic input.</text:p>
        </text:list-item>
        <text:list-item>
          <text:p text:style-name="P56">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14" text:note-class="footnote"><text:note-citation>13</text:note-citation><text:note-body><text:p text:style-name="Footnote">In future spirals we will add:</text:p><text:list xml:id="list1986081414" text:style-name="L8"><text:list-item><text:p text:style-name="P83"><text:s text:c="2"/>Levels of coercion (mere threatening vs. actual killing)</text:p></text:list-item><text:list-item><text:p text:style-name="P83"><text:s text:c="2"/>Tipping points (NPS coercion model)</text:p></text:list-item><text:list-item><text:p text:style-name="P83"><text:s text:c="2"/>Time to become effective</text:p></text:list-item><text:list-item><text:p text:style-name="P83"><text:s text:c="2"/>Levels of effectiveness based on presence of other forces and their activities</text:p></text:list-item><text:list-item><text:p text:style-name="P83"><text:s text:c="2"/>Explicit attrition to civilians for purposes of coercion</text:p></text:list-item></text:list></text:note-body></text:note></text:p>
        </text:list-item>
        <text:list-item>
          <text:p text:style-name="P72">Putting more troops into a neighborhood allows greater opportunity for coercion.</text:p>
        </text:list-item>
        <text:list-item>
          <text:p text:style-name="P70">A UF can hunt down enemy NF in a neighborhood. <text:s/>In this case, the UF will benefit if it can increase the cooperation of the population with itself and decrease the cooperation of the population with the NF, as follows:</text:p>
        </text:list-item>
        <text:list-item>
          <text:p text:style-name="P72">Fewer attacks on UF by NF</text:p>
        </text:list-item>
        <text:list-item>
          <text:p text:style-name="P72">Better loss exchange rates for UF when NF does attack</text:p>
        </text:list-item>
        <text:list-item>
          <text:p text:style-name="P72">More attacks by UF against NF with less collateral damage to C on each attack.</text:p>
        </text:list-item>
        <text:list-item>
          <text:p text:style-name="P70">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1770755438" text:continue-list="list491988617" text:style-name="L7">
        <text:list-item>
          <text:p text:style-name="P56">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56">NF requires funding/resources in order to conduct attacks against UF.</text:p>
        </text:list-item>
        <text:list-item>
          <text:p text:style-name="P65">Reducing NF funding/resources shall reduce the number of attacks that NF can initiate against UF.</text:p>
        </text:list-item>
        <text:list-item>
          <text:p text:style-name="P67">NF can conduct IED attacks against UF.</text:p>
        </text:list-item>
        <text:list-item>
          <text:p text:style-name="P70"><text:soft-page-break/>Force groups shall be allowed to recruit new members from the militant pools of local civilian groups.</text:p>
        </text:list-item>
        <text:list-item>
          <text:p text:style-name="P70">Individual units shall be designated as Uniformed or Non-uniformed, allowing a single force group to have both UF and NF.</text:p>
        </text:list-item>
        <text:list-item>
          <text:p text:style-name="P56">AAM shall <text:s/>model attrition caused by the following types of engagement.</text:p>
        </text:list-item>
        <text:list-item>
          <text:p text:style-name="P72">C vs. C</text:p>
        </text:list-item>
        <text:list-item>
          <text:p text:style-name="P72">UF vs. UF </text:p>
        </text:list-item>
        <text:list-item>
          <text:p text:style-name="P72">NF vs. NF</text:p>
        </text:list-item>
        <text:list-item>
          <text:p text:style-name="P72">Collateral damage to O from all engagements between forces.</text:p>
        </text:list-item>
      </text:list>
      <text:h text:style-name="Heading_20_3" text:outline-level="3">Simplifying Assumptions</text:h>
      <text:p text:style-name="Text_20_body">In order to keep AAM within the realm of the possible in Spiral One we will make the following simplifying assumptions:</text:p>
      <text:list xml:id="list529952575" text:style-name="L9">
        <text:list-item>
          <text:p text:style-name="P57"><text:s/>NFs will ambush UFs to inflict a few casualties and then run in order to limit their own casualties</text:p>
        </text:list-item>
        <text:list-item>
          <text:p text:style-name="P57"><text:s/>When a UF discovers an NF cell, the UF will attack with overwhelming force and suffer no casualties</text:p>
        </text:list-item>
        <text:list-item>
          <text:p text:style-name="P57"><text:s/>Neither UFs nor NFs will intentionally kill civilians in this model.<text:note text:id="ftn15" text:note-class="footnote"><text:note-citation>14</text:note-citation><text:note-body><text:p text:style-name="Footnote">Mass killings can be handled via magic input. <text:s/>Killing as a coercion technique will not be explicit in Spiral One.</text:p></text:note-body></text:note></text:p>
        </text:list-item>
        <text:list-item>
          <text:p text:style-name="P57"><text:s/>NFs will not explicitly use crowds to promote unrest or otherwise further their agenda in Spiral One.</text:p>
        </text:list-item>
        <text:list-item>
          <text:p text:style-name="P57">UFs will cause collateral damage (the killing of civilian bystanders) when attacking or defending against NFs. NFs will not kill civilians when they attack or are attacked by UF.</text:p>
        </text:list-item>
        <text:list-item>
          <text:p text:style-name="P57">There is no direct UF vs. UF or NF vs. NF conflict within the playbox.</text:p>
        </text:list-item>
      </text:list>
      <text:h text:style-name="P80" text:outline-level="2"><text:bookmark text:name="__RefHeading__28403723"/>Uniformed vs. Non-Uniformed Forces<text:bookmark-end text:name="__RefHeading__28403723"/></text:h>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h text:style-name="P80" text:outline-level="2"><text:soft-page-break/>Units and Unit Activities</text:h>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32">CHECKPOINT</text:p>
      <text:p text:style-name="P32">CMO_CONSTRUCTION <text:s text:c="3"/></text:p>
      <text:p text:style-name="P32">CMO_DEVELOPMENT <text:s text:c="4"/></text:p>
      <text:p text:style-name="P32">CMO_EDUCATION <text:s text:c="6"/></text:p>
      <text:p text:style-name="P32">CMO_EMPLOYMENT <text:s text:c="5"/></text:p>
      <text:p text:style-name="P32">CMO_HEALTHCARE <text:s text:c="5"/></text:p>
      <text:p text:style-name="P32">CMO_INDUSTRY <text:s text:c="7"/></text:p>
      <text:p text:style-name="P32">CMO_INFRASTRUCTURE <text:s/></text:p>
      <text:p text:style-name="P32">CMO_LAW_ENFORCEMENT </text:p>
      <text:p text:style-name="P32">CMO_OTHER <text:s text:c="10"/></text:p>
      <text:p text:style-name="Definitions"><text:span text:style-name="T12">COERCION <text:s text:c="10"/></text:span><text:s/></text:p>
      <text:p text:style-name="P32">CRIMINAL_ACTIVITIES </text:p>
      <text:p text:style-name="P32">CURFEW <text:s text:c="13"/></text:p>
      <text:p text:style-name="P32">PATROL <text:s text:c="13"/></text:p>
      <text:p text:style-name="P32">PSYOP </text:p>
      <text:p text:style-name="P32"/>
      <text:p text:style-name="Text_20_body">However, the results of such increased exposure are being deferred to a later spiral. </text:p>
      <text:p text:style-name="P2">The following activities do not have significant exposure in the sense used here:</text:p>
      <text:p text:style-name="P32">GUARD</text:p>
      <text:p text:style-name="P32">NONE</text:p>
      <text:h text:style-name="P80" text:outline-level="2">Unit Number and Unit Size</text:h>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h text:style-name="Heading_20_2" text:outline-level="2"><text:soft-page-break/>Magic Attrition</text:h>
      <text:p text:style-name="Text_20_body">The analyst can attrit units and groups magically:</text:p>
      <text:h text:style-name="Heading_20_3" text:outline-level="3">Magic Attrition to Units</text:h>
      <text:p text:style-name="Text_20_body">The analyst can attrit a specific unit, of any type. <text:s/>The attrition comes out of the unit's personnel. <text:s/>If it is a civilian or organization unit, the attrition will be assessed by the relevant DAM rule set.</text:p>
      <text:h text:style-name="Heading_20_3" text:outline-level="3">Magic Attrition to Groups</text:h>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6.9 </text:bookmark-ref>, and civilian and organization attrition will be assessed by the relevant DAM rule set.</text:p>
      <text:h text:style-name="Heading_20_2" text:outline-level="2">Antagonists and ROEs</text:h>
      <text:p text:style-name="Text_20_body">Neighborhood <text:span text:style-name="T6">n</text:span><text:span text:style-name="T12"> can contain the kinds of forces listed in Section </text:span><text:span text:style-name="T12"><text:bookmark-ref text:reference-format="number" text:ref-name="__RefHeading__28413023"> 6.1.2 </text:bookmark-ref></text:span><text:span text:style-name="T12">: NF, UF, and C.</text:span><text:span text:style-name="T12"><text:note text:id="ftn16" text:note-class="footnote"><text:note-citation>15</text:note-citation><text:note-body><text:p text:style-name="Footnote">We are ignoring organization group "forces" in Spiral One.</text:p></text:note-body></text:note></text:span><text:span text:style-name="T12"> <text:s/>Attrition occurs when two forces </text:span><text:span text:style-name="T6">a</text:span><text:span text:style-name="T12"> and </text:span><text:span text:style-name="T6">b</text:span><text:span text:style-name="T12"> are antagonists as defined in this section.</text:span></text:p>
      <text:h text:style-name="Heading_20_3" text:outline-level="3">Civilian Antagonists</text:h>
      <text:p text:style-name="P5">This model is deferred until after Spiral One.</text:p>
      <text:p text:style-name="Text_20_body"><text:span text:style-name="T12">A civilian "force" is simply a neighborhood group. <text:s/>Two neighborhood groups are antagonistic if at least one regards the other as an ENEMY. <text:s/>We can compute the degree of antagonism between groups </text:span><text:span text:style-name="T6">nf</text:span><text:span text:style-name="T12"> and </text:span><text:span text:style-name="T6">ng</text:span><text:span text:style-name="T12"> as follows:</text:span></text:p>
      <text:p text:style-name="Text_20_body"><text:span text:style-name="T12"><text:tab/></text:span><text:span text:style-name="T12"><draw:frame draw:style-name="fr1" draw:name="Object21" text:anchor-type="as-char" svg:width="2.0701in" svg:height="0.278in" draw:z-index="88"><draw:object xlink:href="./Object 24" xlink:type="simple" xlink:show="embed" xlink:actuate="onLoad"/><draw:image xlink:href="./ObjectReplacements/Object 24" xlink:type="simple" xlink:show="embed" xlink:actuate="onLoad"/></draw:frame></text:span></text:p>
      <text:p text:style-name="Text_20_body"><text:span text:style-name="T12">If </text:span><text:span text:style-name="T12"><draw:frame draw:style-name="fr1" draw:name="Object20" text:anchor-type="as-char" svg:width="0.9189in" svg:height="0.2772in" draw:z-index="96"><draw:object xlink:href="./Object 23" xlink:type="simple" xlink:show="embed" xlink:actuate="onLoad"/><draw:image xlink:href="./ObjectReplacements/Object 23" xlink:type="simple" xlink:show="embed" xlink:actuate="onLoad"/></draw:frame></text:span><text:span text:style-name="T12"> falls in the ENEMY range, then groups </text:span><text:span text:style-name="T6">nf</text:span><text:span text:style-name="T12"> and </text:span><text:span text:style-name="T6">ng</text:span><text:span text:style-name="T12"> are antagonists, and will cause attrition to each other.</text:span></text:p>
      <text:h text:style-name="Heading_20_3" text:outline-level="3">Attacking ROEs: UF</text:h>
      <text:p text:style-name="P2">In Spiral One, uniformed forces (UF) may attack non-uniformed forces (NF) in a neighborhood.</text:p>
      <text:p text:style-name="Text_20_body"><text:span text:style-name="T12">A UF will attack a particular NF only when directed to do so by its Rules of Engagement. <text:s/>In principle, each UF has an </text:span><text:span text:style-name="T6">attacking ROE</text:span><text:span text:style-name="T12"> with respect to each NF <text:s text:c="2"/>This ROE may be set to </text:span></text:p>
      <text:list xml:id="list96196714" text:style-name="L10">
        <text:list-item>
          <text:p text:style-name="P51"><text:soft-page-break/>ATTACK</text:p>
        </text:list-item>
        <text:list-item>
          <text:p text:style-name="P51">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Nbhood</text:p>
          </table:table-cell>
          <table:table-cell table:style-name="Table3.A1" office:value-type="string">
            <text:p text:style-name="P18"><text:s/><text:span text:style-name="T6">f</text:span></text:p>
          </table:table-cell>
          <table:table-cell table:style-name="Table3.A1" office:value-type="string">
            <text:p text:style-name="P16">g</text:p>
          </table:table-cell>
          <table:table-cell table:style-name="Table3.D1" office:value-type="string">
            <text:p text:style-name="P18">Coop. Limit</text:p>
          </table:table-cell>
        </table:table-row>
        <table:table-row>
          <table:table-cell table:style-name="Table3.A2" office:value-type="string">
            <text:p text:style-name="P14">N1</text:p>
          </table:table-cell>
          <table:table-cell table:style-name="Table3.A2" office:value-type="string">
            <text:p text:style-name="P14">BLUE</text:p>
          </table:table-cell>
          <table:table-cell table:style-name="Table3.A2" office:value-type="string">
            <text:p text:style-name="P14">ALQ</text:p>
          </table:table-cell>
          <table:table-cell table:style-name="Table3.D2" office:value-type="float" office:value="25">
            <text:p text:style-name="P14">25</text:p>
          </table:table-cell>
        </table:table-row>
        <table:table-row>
          <table:table-cell table:style-name="Table3.A2" office:value-type="string">
            <text:p text:style-name="P14">N2</text:p>
          </table:table-cell>
          <table:table-cell table:style-name="Table3.A2" office:value-type="string">
            <text:p text:style-name="P14">BLUE</text:p>
          </table:table-cell>
          <table:table-cell table:style-name="Table3.A2" office:value-type="string">
            <text:p text:style-name="P14">ALQ</text:p>
          </table:table-cell>
          <table:table-cell table:style-name="Table3.D2" office:value-type="float" office:value="40">
            <text:p text:style-name="P14">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2">In Spiral One, non-uniformed forces (NF) may attack uniformed forces (UF) in a neighborhood.</text:p>
      <text:p text:style-name="Text_20_body"><text:span text:style-name="T12">Just as with UFs, an NF will attack a particular UF only when ordered to do so by its Rules of Engagement. <text:s/>In principle, each NF has an </text:span><text:span text:style-name="T6">attacking ROE</text:span><text:span text:style-name="T12"> with respect to each UF. <text:s/>This ROE may be </text:span><text:span text:style-name="T12">set to </text:span></text:p>
      <text:list xml:id="list1392425808" text:continue-numbering="true" text:style-name="L10">
        <text:list-item>
          <text:p text:style-name="P51">HIT_AND_RUN: <text:s/>The NF will attempt to kill UF troops through ambushes, IED attacks, and so forth, while limiting their own losses by running as soon as possible.</text:p>
        </text:list-item>
        <text:list-item>
          <text:p text:style-name="P51">STAND_AND_FIGHT: <text:s/>The NF will attempt to kill UF troops by sucking them into an ambushes and pinning them down, so as to kill as many UF troops as possible regardless of their own losses.</text:p>
        </text:list-item>
        <text:list-item>
          <text:p text:style-name="P51">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text:soft-page-break/>attacks per day.<text:note text:id="ftn17" text:note-class="footnote"><text:note-citation>1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8">Nbhood</text:p>
          </table:table-cell>
          <table:table-cell table:style-name="Table2.A1" office:value-type="string">
            <text:p text:style-name="P18"><text:s/><text:span text:style-name="T6">f</text:span></text:p>
          </table:table-cell>
          <table:table-cell table:style-name="Table2.A1" office:value-type="string">
            <text:p text:style-name="P16">g</text:p>
          </table:table-cell>
          <table:table-cell table:style-name="Table2.A1" office:value-type="string">
            <text:p text:style-name="P19">ROE</text:p>
          </table:table-cell>
          <table:table-cell table:style-name="Table2.A1" office:value-type="string">
            <text:p text:style-name="P18">Coop. Limit</text:p>
          </table:table-cell>
          <table:table-cell table:style-name="Table2.F1" office:value-type="string">
            <text:p text:style-name="P18">Attacks/Day</text:p>
          </table:table-cell>
        </table:table-row>
        <table:table-row>
          <table:table-cell table:style-name="Table2.A2" office:value-type="string">
            <text:p text:style-name="P14">N1</text:p>
          </table:table-cell>
          <table:table-cell table:style-name="Table2.A2" office:value-type="string">
            <text:p text:style-name="P14">ALQ </text:p>
          </table:table-cell>
          <table:table-cell table:style-name="Table2.A2" office:value-type="string">
            <text:p text:style-name="P14">BLUE</text:p>
          </table:table-cell>
          <table:table-cell table:style-name="Table2.A2" office:value-type="string">
            <text:p text:style-name="P14">STAND_AND_FIGHT</text:p>
          </table:table-cell>
          <table:table-cell table:style-name="Table2.E2" office:value-type="float" office:value="40">
            <text:p text:style-name="P14">40</text:p>
          </table:table-cell>
          <table:table-cell table:style-name="Table2.F2" office:value-type="float" office:value="0.2">
            <text:p text:style-name="P14">0.2</text:p>
          </table:table-cell>
        </table:table-row>
        <table:table-row>
          <table:table-cell table:style-name="Table2.A2" office:value-type="string">
            <text:p text:style-name="P14">N2</text:p>
          </table:table-cell>
          <table:table-cell table:style-name="Table2.A2" office:value-type="string">
            <text:p text:style-name="P14">ALQ</text:p>
          </table:table-cell>
          <table:table-cell table:style-name="Table2.A2" office:value-type="string">
            <text:p text:style-name="P14">BLUE</text:p>
          </table:table-cell>
          <table:table-cell table:style-name="Table2.D3" office:value-type="string">
            <text:p text:style-name="P14">HIT_AND_RUN</text:p>
          </table:table-cell>
          <table:table-cell table:style-name="Table2.E2" office:value-type="float" office:value="40">
            <text:p text:style-name="P14">40</text:p>
          </table:table-cell>
          <table:table-cell table:style-name="Table2.F2" office:value-type="float" office:value="0.5">
            <text:p text:style-name="P14">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668422452" text:style-name="L11">
        <text:list-item>
          <text:p text:style-name="P58">FIRE_BACK_IMMEDIATELY: Fire back immediately if fired upon. <text:s/>This will cause collateral damage to civilians whenever the UF defends itself.</text:p>
        </text:list-item>
        <text:list-item>
          <text:p text:style-name="P58">FIRE_BACK_IF_PRESSED: Do not fire back unless the enemy continues to engage. <text:s/>This will cause collateral damage to civilians only when the UF defends itself against an NF with an attacking ROE of STAND_AND_FIGHT.</text:p>
        </text:list-item>
        <text:list-item>
          <text:p text:style-name="P58">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8" text:note-class="footnote"><text:note-citation>17</text:note-citation><text:note-body><text:p text:style-name="Footnote">Model parameter: <text:span text:style-name="T17">aam.ticksPerTock</text:span></text:p></text:note-body></text:note> which is comfortably smaller than the required Athena game turn of 1 to 3 months. <text:s/>Thus, attrition that occurs during the game turn can have an impact during that game turn.</text:p>
      <text:p text:style-name="Text_20_body"><text:soft-page-break/>At the end of the attrition interval, the following algorithm will compute the attrition for the interval:</text:p>
      <text:p text:style-name="Pseudocode">For each neighborhood <text:span text:style-name="T6">n,</text:span></text:p>
      <text:p text:style-name="P24">Determine each pair <text:span text:style-name="T6">a,b</text:span> of antagonists in <text:span text:style-name="T6">n</text:span>.</text:p>
      <text:p text:style-name="P24">For each pair <text:span text:style-name="T6">a,b</text:span></text:p>
      <text:p text:style-name="P25">Compute attrition for each pair, according to the kind of antagonists.</text:p>
      <text:p text:style-name="P26">UF vs. NF</text:p>
      <text:p text:style-name="P26">NF vs. UF</text:p>
      <text:p text:style-name="P27"><text:tab/><text:tab/><text:tab/>Accumulate the attrition to each force.</text:p>
      <text:p text:style-name="P24">Apply all attrition at the end.</text:p>
      <text:p text:style-name="P24"/>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634629752" text:style-name="L12">
        <text:list-item>
          <text:p text:style-name="P59">The number of troops in the UF: the more troops, the more chance of contact.</text:p>
        </text:list-item>
        <text:list-item>
          <text:p text:style-name="P59">Increased cooperation of the civilians with the UF, because the UF will get more intel.</text:p>
        </text:list-item>
        <text:list-item>
          <text:p text:style-name="P59">Decreased cooperation of the civilians with the NF, because the civilians are less likely to warn the NF of an impending attack.</text:p>
        </text:list-item>
        <text:list-item>
          <text:p text:style-name="P59">The number of troops in the NF: the more troops, the easier they are to find.</text:p>
        </text:list-item>
        <text:list-item>
          <text:p text:style-name="P59"><text:span text:style-name="T25">Spiral Two or </text:span><text:span text:style-name="T10">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2"><draw:frame draw:style-name="fr1" draw:name="Object27" text:anchor-type="as-char" svg:width="0.2382in" svg:height="0.2398in" draw:z-index="23"><draw:object xlink:href="./Object 30" xlink:type="simple" xlink:show="embed" xlink:actuate="onLoad"/><draw:image xlink:href="./ObjectReplacements/Object 30" xlink:type="simple" xlink:show="embed" xlink:actuate="onLoad"/></draw:frame></text:span><text:span text:style-name="T12"><text:tab/>=<text:tab/>The duration of the attrition interval in days</text:span></text:p>
      <text:p text:style-name="Definitions"><text:span text:style-name="T12"><draw:frame draw:style-name="fr1" draw:name="Object22" text:anchor-type="as-char" svg:width="0.278in" svg:height="0.278in" draw:z-index="24"><draw:object xlink:href="./Object 25" xlink:type="simple" xlink:show="embed" xlink:actuate="onLoad"/><draw:image xlink:href="./ObjectReplacements/Object 25" xlink:type="simple" xlink:show="embed" xlink:actuate="onLoad"/></draw:frame></text:span><text:span text:style-name="T12"><text:tab/>=<text:tab/>The composite cooperation of the civilians in </text:span>n<text:span text:style-name="T12"> with the NF.</text:span></text:p>
      <text:p text:style-name="Definitions"><text:soft-page-break/><text:span text:style-name="T12"><draw:frame draw:style-name="fr1" draw:name="Object23" text:anchor-type="as-char" svg:width="0.2772in" svg:height="0.278in" draw:z-index="28"><draw:object xlink:href="./Object 26" xlink:type="simple" xlink:show="embed" xlink:actuate="onLoad"/><draw:image xlink:href="./ObjectReplacements/Object 26" xlink:type="simple" xlink:show="embed" xlink:actuate="onLoad"/></draw:frame></text:span><text:span text:style-name="T12"><text:tab/>=<text:tab/>The composite cooperation of the civilians in </text:span><text:span text:style-name="T6">n</text:span><text:span text:style-name="T12"> with the UF.</text:span></text:p>
      <text:p text:style-name="Definitions"><text:span text:style-name="T12"><draw:frame draw:style-name="fr1" draw:name="Object38" text:anchor-type="as-char" svg:width="0.2043in" svg:height="0.2772in" draw:z-index="29"><draw:object xlink:href="./Object 41" xlink:type="simple" xlink:show="embed" xlink:actuate="onLoad"/><draw:image xlink:href="./ObjectReplacements/Object 41" xlink:type="simple" xlink:show="embed" xlink:actuate="onLoad"/></draw:frame></text:span><text:span text:style-name="T12"><text:tab/>=<text:tab/>The possible number of attacks by the UF on the NF during the interval.</text:span></text:p>
      <text:p text:style-name="Definitions"><text:span text:style-name="T12"><draw:frame draw:style-name="fr1" draw:name="Object24" text:anchor-type="as-char" svg:width="0.1953in" svg:height="0.2772in" draw:z-index="30"><draw:object xlink:href="./Object 27" xlink:type="simple" xlink:show="embed" xlink:actuate="onLoad"/><draw:image xlink:href="./ObjectReplacements/Object 27" xlink:type="simple" xlink:show="embed" xlink:actuate="onLoad"/></draw:frame></text:span><text:span text:style-name="T12"><text:tab/>=<text:tab/>The actual number of <text:s/>attacks by the UF on the NF during the interval</text:span></text:p>
      <text:p text:style-name="Definitions"><draw:frame draw:style-name="fr1" draw:name="Object25" text:anchor-type="as-char" svg:width="0.3728in" svg:height="0.2772in" draw:z-index="31"><draw:object xlink:href="./Object 28" xlink:type="simple" xlink:show="embed" xlink:actuate="onLoad"/><draw:image xlink:href="./ObjectReplacements/Object 28" xlink:type="simple" xlink:show="embed" xlink:actuate="onLoad"/></draw:frame><text:span text:style-name="T12"><text:tab/>=<text:tab/>The actual coverage fraction of the UF .</text:span><text:span text:style-name="T12"><text:note text:id="ftn19" text:note-class="footnote"><text:note-citation>18</text:note-citation><text:note-body><text:p text:style-name="Footnote">Computed in-line using a coverage function; model parameter: <text:span text:style-name="T1">aam.UFvNF.UF.coverageFunction</text:span></text:p></text:note-body></text:note></text:span></text:p>
      <text:p text:style-name="Definitions"><text:span text:style-name="T12"><draw:frame draw:style-name="fr1" draw:name="Object31" text:anchor-type="as-char" svg:width="0.6634in" svg:height="0.278in" draw:z-index="55"><draw:object xlink:href="./Object 34" xlink:type="simple" xlink:show="embed" xlink:actuate="onLoad"/><draw:image xlink:href="./ObjectReplacements/Object 34" xlink:type="simple" xlink:show="embed" xlink:actuate="onLoad"/></draw:frame></text:span><text:span text:style-name="T12"><text:tab/>=<text:tab/>The nominal coverage fraction of the UF for this algorithm.</text:span><text:span text:style-name="T12"><text:note text:id="ftn20" text:note-class="footnote"><text:note-citation>19</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2"><draw:frame draw:style-name="fr1" draw:name="Object26" text:anchor-type="as-char" svg:width="0.3728in" svg:height="0.2772in" draw:z-index="66"><draw:object xlink:href="./Object 29" xlink:type="simple" xlink:show="embed" xlink:actuate="onLoad"/><draw:image xlink:href="./ObjectReplacements/Object 29" xlink:type="simple" xlink:show="embed" xlink:actuate="onLoad"/></draw:frame></text:span><text:span text:style-name="T12"><text:tab/>=<text:tab/>The coverage fraction of the NF.</text:span><text:span text:style-name="T12"><text:note text:id="ftn21" text:note-class="footnote"><text:note-citation>20</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2"><text:tab/></text:span></text:p>
      <text:p text:style-name="Definitions"><draw:frame draw:style-name="fr1" draw:name="Object32" text:anchor-type="as-char" svg:width="0.6638in" svg:height="0.278in" draw:z-index="67"><draw:object xlink:href="./Object 35" xlink:type="simple" xlink:show="embed" xlink:actuate="onLoad"/><draw:image xlink:href="./ObjectReplacements/Object 35" xlink:type="simple" xlink:show="embed" xlink:actuate="onLoad"/></draw:frame><text:span text:style-name="T12"><text:tab/>=<text:tab/>The nominal coverage fraction of the NF for this algorithm.</text:span><text:span text:style-name="T12"><text:note text:id="ftn22" text:note-class="footnote"><text:note-citation>21</text:note-citation><text:note-body><text:p text:style-name="Footnote">Model parameter: <text:span text:style-name="T1">aam.UFvNF.NF.</text:span><text:span text:style-name="T2">nominalCoverage</text:span>, e.g., 0.4 </text:p></text:note-body></text:note></text:span></text:p>
      <text:p text:style-name="Definitions"><text:span text:style-name="T6">TF<text:tab/>=<text:tab/></text:span><text:span text:style-name="T12">The average time to find an NF cell, given equal cooperation and the nominal coverage fractions.</text:span><text:span text:style-name="T12"><text:note text:id="ftn23" text:note-class="footnote"><text:note-citation>22</text:note-citation><text:note-body><text:p text:style-name="Footnote">Model parameter: <text:span text:style-name="T1">aam.UFvNF.UF.timeToFind</text:span>, <text:span text:style-name="Code"><text:span text:style-name="T23">e.g., 5 days </text:span></text:span></text:p></text:note-body></text:note></text:span><text:span text:style-name="T12"> <text:s/>This is the parameter that drives this part of the model.</text:span></text:p>
      <text:p text:style-name="P32"/>
      <text:p text:style-name="P2">Then, we compute the possible number of attacks as follows:</text:p>
      <text:p text:style-name="Text_20_body"><text:span text:style-name="T12"><text:tab/></text:span><text:span text:style-name="T12"><draw:frame draw:style-name="fr1" draw:name="Object28" text:anchor-type="as-char" svg:width="4.128in" svg:height="0.6366in" draw:z-index="0"><draw:object xlink:href="./Object 31" xlink:type="simple" xlink:show="embed" xlink:actuate="onLoad"/><draw:image xlink:href="./ObjectReplacements/Object 31" xlink:type="simple" xlink:show="embed" xlink:actuate="onLoad"/></draw:frame></text:span></text:p>
      <text:p text:style-name="P38"><text:span text:style-name="T12">Thus, when the cooperation levels are balanced (</text:span><text:span text:style-name="T12"><draw:frame draw:style-name="fr1" draw:name="Object29" text:anchor-type="as-char" svg:width="0.7661in" svg:height="0.278in" draw:z-index="1"><draw:object xlink:href="./Object 32" xlink:type="simple" xlink:show="embed" xlink:actuate="onLoad"/><draw:image xlink:href="./ObjectReplacements/Object 32" xlink:type="simple" xlink:show="embed" xlink:actuate="onLoad"/></draw:frame></text:span><text:span text:style-name="T12">), and when the coverage fractions are at their nominal levels, we get precisely the average number of attacks during the interval</text:span></text:p>
      <text:p text:style-name="Text_20_body"><text:span text:style-name="T12"><text:tab/></text:span><text:span text:style-name="T12"><draw:frame draw:style-name="fr1" draw:name="Object30" text:anchor-type="as-char" svg:width="1.1772in" svg:height="0.548in" draw:z-index="32"><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12"><text:tab/>The average number of troops per NF cell.</text:span><text:span text:style-name="T12"><text:note text:id="ftn24" text:note-class="footnote"><text:note-citation>23</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2"><draw:frame draw:style-name="fr1" draw:name="Object34" text:anchor-type="as-char" svg:width="0.8189in" svg:height="0.2772in" draw:z-index="33"><draw:object xlink:href="./Object 37" xlink:type="simple" xlink:show="embed" xlink:actuate="onLoad"/><draw:image xlink:href="./ObjectReplacements/Object 37" xlink:type="simple" xlink:show="embed" xlink:actuate="onLoad"/></draw:frame></text:span><text:span text:style-name="T12"><text:tab/>=<text:tab/>The number of NF troops in the neighborhood.</text:span></text:p>
      <text:p text:style-name="P32"/>
      <text:p text:style-name="P2">The number of cells is then</text:p>
      <text:p text:style-name="Text_20_body"><text:soft-page-break/><text:tab/><draw:frame draw:style-name="fr1" draw:name="Object33" text:anchor-type="as-char" svg:width="1.9256in" svg:height="0.589in" draw:z-index="43"><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tab/><draw:frame draw:style-name="fr1" draw:name="Object39" text:anchor-type="as-char" svg:width="1.428in" svg:height="0.278in" draw:z-index="47"><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12"><text:tab/></text:span><text:span text:style-name="T12"><draw:frame draw:style-name="fr1" draw:name="Object36" text:anchor-type="as-char" svg:width="2.6634in" svg:height="0.278in" draw:z-index="99"><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6"><draw:frame draw:style-name="fr1" draw:name="Object40" text:anchor-type="as-char" svg:width="0.2772in" svg:height="0.2772in" draw:z-index="100"><draw:object xlink:href="./Object 43" xlink:type="simple" xlink:show="embed" xlink:actuate="onLoad"/><draw:image xlink:href="./ObjectReplacements/Object 43" xlink:type="simple" xlink:show="embed" xlink:actuate="onLoad"/></draw:frame></text:span><text:span text:style-name="T6"><text:tab/>=<text:tab/></text:span><text:span text:style-name="T12">The nominal composite cooperation of the neighborhood with the UF for this algorithm.</text:span><text:span text:style-name="T12"><text:note text:id="ftn25" text:note-class="footnote"><text:note-citation>24</text:note-citation><text:note-body><text:p text:style-name="Footnote">Model parameter: <text:span text:style-name="T1">aam.UFvsNF.UF.nominalCooperation</text:span>, e.g., 35 %</text:p></text:note-body></text:note></text:span><text:span text:style-name="T6"><text:tab/></text:span></text:p>
      <text:p text:style-name="P36"><text:span text:style-name="T6">ECDA</text:span><text:span text:style-name="T12"><text:tab/>=<text:tab/>The Expected <text:s/>Collateral Damage per Attack, i.e., the number of civilians killed for each attach on an NF cell, assuming nominal cooperation. <text:s/>This value will depend on the urbanization level of the neighborhood (rural, suburban, urban). <text:s/></text:span><text:span text:style-name="T12">For example, if </text:span><text:span text:style-name="T6">ECDA</text:span><text:span text:style-name="T12"> is 2.0, then we expect two civilian casualties for each cell killed.</text:span><text:span text:style-name="T12"><text:note text:id="ftn26" text:note-class="footnote"><text:note-citation>25</text:note-citation><text:note-body><text:p text:style-name="Footnote">Model parameter: <text:span text:style-name="T1">aam.UFvsNF.ECDA.</text:span><text:span text:style-name="T3">urbanization</text:span>, e.g., 1 in rural, 3 in suburban, and 5 in urban.</text:p></text:note-body></text:note></text:span></text:p>
      <text:p text:style-name="P32"/>
      <text:p text:style-name="P2">Then</text:p>
      <text:p text:style-name="Text_20_body"><text:span text:style-name="T12"><text:tab/></text:span><text:span text:style-name="T12"><draw:frame draw:style-name="fr1" draw:name="Object35" text:anchor-type="as-char" svg:width="3.0571in" svg:height="0.6366in" draw:z-index="101"><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8">—</text:span><text:span text:style-name="T20">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7" text:note-class="footnote"><text:note-citation>2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text:soft-page-break/>should:</text:p>
      <text:list xml:id="list1409382238" text:style-name="L13">
        <text:list-item>
          <text:p text:style-name="P60">Vary inversely with UF security</text:p>
        </text:list-item>
        <text:list-item>
          <text:p text:style-name="P60">Vary directly with the cooperation of the neighborhood with the NF.</text:p>
        </text:list-item>
        <text:list-item>
          <text:p text:style-name="P60">Vary directly with the coverage of UF units in the neighborhood.</text:p>
        </text:list-item>
      </text:list>
      <text:p text:style-name="Text_20_body">First we compute <draw:frame draw:style-name="fr1" draw:name="Object41" text:anchor-type="as-char" svg:width="0.2043in" svg:height="0.2772in" draw:z-index="102"><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103"><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6">rate</text:span><text:tab/>=<text:span text:style-name="T12"><text:tab/>The nominal attack rate per day.</text:span><text:span text:style-name="T12"><text:note text:id="ftn28" text:note-class="footnote"><text:note-citation>2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12"><draw:frame draw:style-name="fr1" draw:name="Object44" text:anchor-type="as-char" svg:width="0.6709in" svg:height="0.2772in" draw:z-index="104"><draw:object xlink:href="./Object 47" xlink:type="simple" xlink:show="embed" xlink:actuate="onLoad"/><draw:image xlink:href="./ObjectReplacements/Object 47" xlink:type="simple" xlink:show="embed" xlink:actuate="onLoad"/></draw:frame></text:span><text:span text:style-name="T12"><text:tab/>=<text:tab/>The UF's security in the neighborhood. <text:s/>Security ranges from -100 to +100.</text:span></text:p>
      <text:p text:style-name="Definitions"><text:span text:style-name="T12"><draw:frame draw:style-name="fr1" draw:name="Object45" text:anchor-type="as-char" svg:width="0.2772in" svg:height="0.2772in" draw:z-index="105"><draw:object xlink:href="./Object 48" xlink:type="simple" xlink:show="embed" xlink:actuate="onLoad"/><draw:image xlink:href="./ObjectReplacements/Object 48" xlink:type="simple" xlink:show="embed" xlink:actuate="onLoad"/></draw:frame></text:span><text:span text:style-name="T12"><text:tab/>=<text:tab/>The composite cooperation of the neighborhood with the NF.</text:span></text:p>
      <text:p text:style-name="Definitions"><draw:frame draw:style-name="fr1" draw:name="Object46" text:anchor-type="as-char" svg:width="0.278in" svg:height="0.2772in" draw:z-index="106"><draw:object xlink:href="./Object 49" xlink:type="simple" xlink:show="embed" xlink:actuate="onLoad"/><draw:image xlink:href="./ObjectReplacements/Object 49" xlink:type="simple" xlink:show="embed" xlink:actuate="onLoad"/></draw:frame><text:span text:style-name="T12"> <text:tab/>=<text:tab/>The nominal cooperation of the neighborhood with the NF for this algorithm.</text:span><text:span text:style-name="T12"><text:note text:id="ftn29" text:note-class="footnote"><text:note-citation>28</text:note-citation><text:note-body><text:p text:style-name="Footnote">Model parameter: <text:span text:style-name="T1">aam.NFvsUF.</text:span><text:span text:style-name="T3">roe</text:span><text:span text:style-name="T1">.nominalCooperation</text:span><text:span text:style-name="T12">, e</text:span>.g., 50%.</text:p></text:note-body></text:note></text:span><text:span text:style-name="T12"> <text:s/>This parameter depends on the ROE, HIT_AND_RUN or STAND_AND_FIGHT.</text:span></text:p>
      <text:p text:style-name="Definitions"><text:span text:style-name="T12"><draw:frame draw:style-name="fr1" draw:name="Object47" text:anchor-type="as-char" svg:width="0.3728in" svg:height="0.2772in" draw:z-index="107"><draw:object xlink:href="./Object 50" xlink:type="simple" xlink:show="embed" xlink:actuate="onLoad"/><draw:image xlink:href="./ObjectReplacements/Object 50" xlink:type="simple" xlink:show="embed" xlink:actuate="onLoad"/></draw:frame></text:span><text:span text:style-name="T12"><text:tab/>=<text:tab/>The actual coverage fraction of the UF, based on total personnel in the neighborhood.</text:span><text:span text:style-name="T12"><text:note text:id="ftn30" text:note-class="footnote"><text:note-citation>29</text:note-citation><text:note-body><text:p text:style-name="Footnote">Model parameter: <text:span text:style-name="T1">aam.NFvsUF.UF.coverageFunction</text:span>, e.g., {25 1000}.</text:p></text:note-body></text:note></text:span></text:p>
      <text:p text:style-name="Definitions"><text:span text:style-name="T12"><draw:frame draw:style-name="fr1" draw:name="Object48" text:anchor-type="as-char" svg:width="0.6634in" svg:height="0.278in" draw:z-index="108"><draw:object xlink:href="./Object 51" xlink:type="simple" xlink:show="embed" xlink:actuate="onLoad"/><draw:image xlink:href="./ObjectReplacements/Object 51" xlink:type="simple" xlink:show="embed" xlink:actuate="onLoad"/></draw:frame></text:span><text:span text:style-name="T12"><text:tab/>=<text:tab/>The nominal coverage fraction of the UF for this algorithm.</text:span><text:span text:style-name="T12"><text:note text:id="ftn31" text:note-class="footnote"><text:note-citation>30</text:note-citation><text:note-body><text:p text:style-name="Footnote">Model parameter: <text:span text:style-name="T1">aam.NFvsUF.UF.nominalCoverage</text:span>, e.g., 0.2</text:p></text:note-body></text:note></text:span><text:span text:style-name="T12"> <text:s/>This parameter depends on the ROE, HIT_AND_RUN or STAND_AND_FIGHT.<text:tab/></text:span></text:p>
      <text:p text:style-name="Definitions"><draw:frame draw:style-name="fr1" draw:name="Object49" text:anchor-type="as-char" svg:width="0.2374in" svg:height="0.2398in" draw:z-index="109"><draw:object xlink:href="./Object 52" xlink:type="simple" xlink:show="embed" xlink:actuate="onLoad"/><draw:image xlink:href="./ObjectReplacements/Object 52" xlink:type="simple" xlink:show="embed" xlink:actuate="onLoad"/></draw:frame><text:span text:style-name="T12"><text:tab/>=<text:tab/>The duration of the attrition interval in days.</text:span></text:p>
      <text:p text:style-name="P32"/>
      <text:p text:style-name="P2">If <draw:frame draw:style-name="fr1" draw:name="Object57" text:anchor-type="as-char" svg:width="0.2043in" svg:height="0.2772in" draw:z-index="34"><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text:soft-page-break/>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7"><draw:object xlink:href="./Object 85" xlink:type="simple" xlink:show="embed" xlink:actuate="onLoad"/><draw:image xlink:href="./ObjectReplacements/Object 85" xlink:type="simple" xlink:show="embed" xlink:actuate="onLoad"/></draw:frame><text:tab/>=<text:tab/><text:span text:style-name="T12">The Expected Loss Exchange Ratio: the expected number of NF casualties per UF casualty, when the UF fires back. <text:s/>This number depends on the NF's attacking ROE.</text:span><text:span text:style-name="T12"><text:note text:id="ftn32" text:note-class="footnote"><text:note-citation>31</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2"> </text:span></text:p>
      <text:p text:style-name="P34"><text:span text:style-name="T12"><draw:frame draw:style-name="fr1" draw:name="Object83" text:anchor-type="as-char" svg:width="0.2772in" svg:height="0.2772in" draw:z-index="44"><draw:object xlink:href="./Object 86" xlink:type="simple" xlink:show="embed" xlink:actuate="onLoad"/><draw:image xlink:href="./ObjectReplacements/Object 86" xlink:type="simple" xlink:show="embed" xlink:actuate="onLoad"/></draw:frame></text:span><text:span text:style-name="T12"><text:tab/>=<text:tab/>The composite cooperation of the neighborhood with the NF.</text:span></text:p>
      <text:p text:style-name="P34"><text:span text:style-name="T12"><draw:frame draw:style-name="fr1" draw:name="Object87" text:anchor-type="as-char" svg:width="0.2772in" svg:height="0.278in" draw:z-index="45"><draw:object xlink:href="./Object 87" xlink:type="simple" xlink:show="embed" xlink:actuate="onLoad"/><draw:image xlink:href="./ObjectReplacements/Object 87" xlink:type="simple" xlink:show="embed" xlink:actuate="onLoad"/></draw:frame></text:span><text:span text:style-name="T12">=<text:tab/>=<text:tab/>The composite cooperation of the neighborhood with the UF.</text:span></text:p>
      <text:p text:style-name="P37"><text:span text:style-name="T12"><draw:frame draw:style-name="fr1" draw:name="Object61" text:anchor-type="as-char" svg:width="0.852in" svg:height="0.2772in" draw:z-index="58"><draw:object xlink:href="./Object 64" xlink:type="simple" xlink:show="embed" xlink:actuate="onLoad"/><draw:image xlink:href="./ObjectReplacements/Object 64" xlink:type="simple" xlink:show="embed" xlink:actuate="onLoad"/></draw:frame></text:span><text:span text:style-name="T12"><text:tab/>=<text:tab/>The maximum loss exchange ratio the NF is willing to accept when attacking with the specified ROE.</text:span><text:span text:style-name="T12"><text:note text:id="ftn33" text:note-class="footnote"><text:note-citation>32</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32"/>
      <text:p text:style-name="P2">Then</text:p>
      <text:p text:style-name="Text_20_body"><text:span text:style-name="T12"><text:tab/></text:span><text:span text:style-name="T12"><draw:frame draw:style-name="fr1" draw:name="Object88" text:anchor-type="as-char" svg:width="2.4807in" svg:height="0.5453in" draw:z-index="59"><draw:object xlink:href="./Object 88" xlink:type="simple" xlink:show="embed" xlink:actuate="onLoad"/><draw:image xlink:href="./ObjectReplacements/Object 88" xlink:type="simple" xlink:show="embed" xlink:actuate="onLoad"/></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he NF will only attack if the LER is their favor. <text:s/>That is,</text:p>
      <text:p text:style-name="Pseudocode"><text:span text:style-name="T12">If </text:span><text:span text:style-name="T12"><draw:frame draw:style-name="fr1" draw:name="Object58" text:anchor-type="as-char" svg:width="1.5728in" svg:height="0.2772in" draw:z-index="62"><draw:object xlink:href="./Object 61" xlink:type="simple" xlink:show="embed" xlink:actuate="onLoad"/><draw:image xlink:href="./ObjectReplacements/Object 61" xlink:type="simple" xlink:show="embed" xlink:actuate="onLoad"/></draw:frame></text:span></text:p>
      <text:p text:style-name="P35"><text:tab/>Then attack,</text:p>
      <text:p text:style-name="P35"><text:tab/>Otherwise do not attack.</text:p>
      <text:p text:style-name="P35"/>
      <text:h text:style-name="Heading_20_4" text:outline-level="4">NF and UF Casualties</text:h>
      <text:p text:style-name="Text_20_body"><text:span text:style-name="T25">Hit-and-Run:</text:span><text:span text:style-name="T10">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14"><draw:object xlink:href="./Object 89" xlink:type="simple" xlink:show="embed" xlink:actuate="onLoad"/><draw:image xlink:href="./ObjectReplacements/Object 89" xlink:type="simple" xlink:show="embed" xlink:actuate="onLoad"/></draw:frame> casualties on the UF during each attack.<text:note text:id="ftn34" text:note-class="footnote"><text:note-citation>33</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2">prepared to take </text:span><text:span text:style-name="T12"><draw:frame draw:style-name="fr1" draw:name="Object91" text:anchor-type="as-char" svg:width="0.902in" svg:height="0.2772in" draw:z-index="15"><draw:object xlink:href="./Object 91" xlink:type="simple" xlink:show="embed" xlink:actuate="onLoad"/><draw:image xlink:href="./ObjectReplacements/Object 91" xlink:type="simple" xlink:show="embed" xlink:actuate="onLoad"/></draw:frame></text:span><text:span text:style-name="T12"> casualties in each attack, where</text:span></text:p>
      <text:p text:style-name="Text_20_body"><text:span text:style-name="T12"><text:tab/></text:span><text:span text:style-name="T12"><draw:frame draw:style-name="fr1" draw:name="Object92" text:anchor-type="as-char" svg:width="2.6811in" svg:height="0.278in" draw:z-index="20"><draw:object xlink:href="./Object 92" xlink:type="simple" xlink:show="embed" xlink:actuate="onLoad"/><draw:image xlink:href="./ObjectReplacements/Object 92" xlink:type="simple" xlink:show="embed" xlink:actuate="onLoad"/></draw:frame></text:span></text:p>
      <text:p text:style-name="P9"><text:soft-page-break/><text:span text:style-name="T12">Stand-and-Fight:</text:span><text:span text:style-name="T13"> <text:s/>When the ROE is STAND_AND_FIGHT, on the other hand, the NF is prepared to suffer significant casualties in order kill UF personnel. <text:s/>We assume that the NF is willing to expend </text:span><text:span text:style-name="T13"><draw:frame draw:style-name="fr1" draw:name="Object90" text:anchor-type="as-char" svg:width="0.902in" svg:height="0.2772in" draw:z-index="25"><draw:object xlink:href="./Object 90" xlink:type="simple" xlink:show="embed" xlink:actuate="onLoad"/><draw:image xlink:href="./ObjectReplacements/Object 90" xlink:type="simple" xlink:show="embed" xlink:actuate="onLoad"/></draw:frame></text:span><text:span text:style-name="T13"> personnel to kill as many UF personnel as they can.</text:span><text:span text:style-name="T13"><text:note text:id="ftn35" text:note-class="footnote"><text:note-citation>34</text:note-citation><text:note-body><text:p text:style-name="Footnote">Model parameter, <text:span text:style-name="T1">aam.NFvsUF.STAND_AND_FIGHT.nfCasualties</text:span>, e.g., 20</text:p></text:note-body></text:note></text:span><text:span text:style-name="T13"> <text:s/>Given the LER, they can then kill</text:span></text:p>
      <text:p text:style-name="P9"><text:span text:style-name="T13"><text:tab/></text:span><text:span text:style-name="T13"><draw:frame draw:style-name="fr1" draw:name="Object93" text:anchor-type="as-char" svg:width="2.478in" svg:height="0.5799in" draw:z-index="26"><draw:object xlink:href="./Object 93" xlink:type="simple" xlink:show="embed" xlink:actuate="onLoad"/><draw:image xlink:href="./ObjectReplacements/Object 93" xlink:type="simple" xlink:show="embed" xlink:actuate="onLoad"/></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1" draw:name="Object68" text:anchor-type="as-char" svg:width="0.2043in" svg:height="0.2772in" draw:z-index="38"><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39"><draw:object xlink:href="./Object 72" xlink:type="simple" xlink:show="embed" xlink:actuate="onLoad"/><draw:image xlink:href="./ObjectReplacements/Object 72" xlink:type="simple" xlink:show="embed" xlink:actuate="onLoad"/></draw:frame> is computed as follows.</text:p>
      <text:p text:style-name="P2"><text:tab/><draw:frame draw:style-name="fr1" draw:name="Object70" text:anchor-type="as-char" svg:width="3.4764in" svg:height="0.7in" draw:z-index="49"><draw:object xlink:href="./Object 73" xlink:type="simple" xlink:show="embed" xlink:actuate="onLoad"/><draw:image xlink:href="./ObjectReplacements/Object 73" xlink:type="simple" xlink:show="embed" xlink:actuate="onLoad"/></draw:frame></text:p>
      <text:p text:style-name="Text_20_body"><text:span text:style-name="T12">Given that an attack is possible, and the LER is in the NF's favor, the NF will </text:span><text:span text:style-name="T15">always</text:span><text:span text:style-name="T12"> attack at least once.</text:span></text:p>
      <text:p text:style-name="P2">The total number of UF casualties is then</text:p>
      <text:p text:style-name="Text_20_body"><text:span text:style-name="T12"><text:tab/></text:span><text:span text:style-name="T12"><draw:frame draw:style-name="fr1" draw:name="Object71" text:anchor-type="as-char" svg:width="4.0453in" svg:height="0.3362in" draw:z-index="52"><draw:object xlink:href="./Object 74" xlink:type="simple" xlink:show="embed" xlink:actuate="onLoad"/><draw:image xlink:href="./ObjectReplacements/Object 74" xlink:type="simple" xlink:show="embed" xlink:actuate="onLoad"/></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20">NF Attacks</text:p>
          </table:table-cell>
          <table:table-cell table:style-name="Table5.A1" office:value-type="string">
            <text:p text:style-name="P20">UF Defends</text:p>
          </table:table-cell>
          <table:table-cell table:style-name="Table5.C1" office:value-type="string">
            <text:p text:style-name="P20">UF Fires Back</text:p>
          </table:table-cell>
        </table:table-row>
        <table:table-row>
          <table:table-cell table:style-name="Table5.A2" office:value-type="string">
            <text:p text:style-name="P14">HIT_AND_RUN</text:p>
          </table:table-cell>
          <table:table-cell table:style-name="Table5.A2" office:value-type="string">
            <text:p text:style-name="P14">FIRE_BACK_IMMEDIATELY</text:p>
          </table:table-cell>
          <table:table-cell table:style-name="Table5.C2" office:value-type="string">
            <text:p text:style-name="P14">Yes</text:p>
          </table:table-cell>
        </table:table-row>
        <table:table-row>
          <table:table-cell table:style-name="Table5.A2" office:value-type="string">
            <text:p text:style-name="P14">HIT_AND_RUN</text:p>
          </table:table-cell>
          <table:table-cell table:style-name="Table5.A2" office:value-type="string">
            <text:p text:style-name="P14">FIRE_BACK_IF_PRESSED</text:p>
          </table:table-cell>
          <table:table-cell table:style-name="Table5.C2" office:value-type="string">
            <text:p text:style-name="P14">No</text:p>
          </table:table-cell>
        </table:table-row>
        <table:table-row>
          <table:table-cell table:style-name="Table5.A2" office:value-type="string">
            <text:p text:style-name="P14">HIT_AND_RUN</text:p>
          </table:table-cell>
          <table:table-cell table:style-name="Table5.A2" office:value-type="string">
            <text:p text:style-name="P14">HOLD_FIRE</text:p>
          </table:table-cell>
          <table:table-cell table:style-name="Table5.C2" office:value-type="string">
            <text:p text:style-name="P14">No</text:p>
          </table:table-cell>
        </table:table-row>
        <table:table-row>
          <table:table-cell table:style-name="Table5.A2" office:value-type="string">
            <text:p text:style-name="P14">STAND_AND_FIGHT</text:p>
          </table:table-cell>
          <table:table-cell table:style-name="Table5.A2" office:value-type="string">
            <text:p text:style-name="P14">FIRE_BACK_IMMEDIATELY</text:p>
          </table:table-cell>
          <table:table-cell table:style-name="Table5.C2" office:value-type="string">
            <text:p text:style-name="P14">Yes</text:p>
          </table:table-cell>
        </table:table-row>
        <table:table-row>
          <table:table-cell table:style-name="Table5.A2" office:value-type="string">
            <text:p text:style-name="P14">STAND_AND_FIGHT</text:p>
          </table:table-cell>
          <table:table-cell table:style-name="Table5.A2" office:value-type="string">
            <text:p text:style-name="P14">FIRE_BACK_IF_PRESSED</text:p>
          </table:table-cell>
          <table:table-cell table:style-name="Table5.C2" office:value-type="string">
            <text:p text:style-name="P14">Yes</text:p>
          </table:table-cell>
        </table:table-row>
        <table:table-row>
          <table:table-cell table:style-name="Table5.A2" office:value-type="string">
            <text:p text:style-name="P14">STAND_AND_FIGHT</text:p>
          </table:table-cell>
          <table:table-cell table:style-name="Table5.A2" office:value-type="string">
            <text:p text:style-name="P14">HOLD_FIRE</text:p>
          </table:table-cell>
          <table:table-cell table:style-name="Table5.C2" office:value-type="string">
            <text:p text:style-name="P14">No</text:p>
          </table:table-cell>
        </table:table-row>
      </table:table>
      <text:p text:style-name="P2"/>
      <text:p text:style-name="P2">If the UF fires back, then the number of NF casualties is</text:p>
      <text:p text:style-name="Text_20_body"><text:span text:style-name="T12"><text:tab/></text:span><text:span text:style-name="T12"><draw:frame draw:style-name="fr1" draw:name="Object72" text:anchor-type="as-char" svg:width="4.2953in" svg:height="0.3055in" draw:z-index="53"><draw:object xlink:href="./Object 75" xlink:type="simple" xlink:show="embed" xlink:actuate="onLoad"/><draw:image xlink:href="./ObjectReplacements/Object 75" xlink:type="simple" xlink:show="embed" xlink:actuate="onLoad"/></draw:frame></text:span></text:p>
      <text:p text:style-name="P2">Otherwise, no NF casualties are incurred.</text:p>
      <text:h text:style-name="Heading_20_4" text:outline-level="4">Civilian Collateral Damage</text:h>
      <text:p text:style-name="Text_20_body"><text:span text:style-name="T12">For Spiral One we assume no collateral damage from the NF attack itself</text:span><text:span text:style-name="T19">—</text:span><text:span text:style-name="T21">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1"><text:tab/></text:span><text:span text:style-name="T21"><draw:frame draw:style-name="fr1" draw:name="Object56" text:anchor-type="as-char" svg:width="2.3366in" svg:height="0.278in" draw:z-index="60"><draw:object xlink:href="./Object 59" xlink:type="simple" xlink:show="embed" xlink:actuate="onLoad"/><draw:image xlink:href="./ObjectReplacements/Object 59" xlink:type="simple" xlink:show="embed" xlink:actuate="onLoad"/></draw:frame></text:span></text:p>
      <text:p text:style-name="P11">where</text:p>
      <text:p text:style-name="Definitions"><text:span text:style-name="T21"><draw:frame draw:style-name="fr1" draw:name="Object53" text:anchor-type="as-char" svg:width="0.452in" svg:height="0.2319in" draw:z-index="61"><draw:object xlink:href="./Object 56" xlink:type="simple" xlink:show="embed" xlink:actuate="onLoad"/><draw:image xlink:href="./ObjectReplacements/Object 56" xlink:type="simple" xlink:show="embed" xlink:actuate="onLoad"/></draw:frame></text:span><text:span text:style-name="T21"><text:tab/>=<text:tab/>the Expected Collateral Damage per NF Casualty. <text:s/>This is a model parameter which depends on the urbanization level (urban, suburban, or rural) of the neighborhood, and on the NF's ROE.</text:span><text:span text:style-name="T21"><text:note text:id="ftn36" text:note-class="footnote"><text:note-citation>35</text:note-citation><text:note-body><text:p text:style-name="Footnote">Model parameter: <text:span text:style-name="T1">aam.NFvsUF.ECDC.</text:span><text:span text:style-name="T3">urbanization</text:span><text:span text:style-name="T12">, e.g., 0.1 for RURAL, 0.15 for SUBURBAN, 0.2 for URBAN</text:span></text:p></text:note-body></text:note></text:span></text:p>
      <text:p text:style-name="Text_20_body"/>
      <text:h text:style-name="P80" text:outline-level="2"><text:bookmark text:name="__RefHeading__31420625"/>Applying Attrition<text:bookmark-end text:name="__RefHeading__31420625"/></text:h>
      <text:p text:style-name="P2">All attrition is computed before any attrition is applied to the neighborhood.</text:p>
      <text:h text:style-name="P82" text:outline-level="3">Force Group Attrition</text:h>
      <text:p text:style-name="P2">As stated above, it is assumed that units with more important activities will be replenished with <text:soft-page-break/>personnel from units with less important activities. <text:s/>Each activity will be assigned a priority, and NF and UF casualties will be allocated to units in this order. <text:s/>Activity NONE will have the lowest priority.</text:p>
      <text:p text:style-name="P2">The priority order is as follows:</text:p>
      <text:p text:style-name="P32">NONE</text:p>
      <text:p text:style-name="P32">CMO_CONSTRUCTION <text:s text:c="3"/></text:p>
      <text:p text:style-name="P32">CMO_DEVELOPMENT <text:s text:c="4"/></text:p>
      <text:p text:style-name="P32">CMO_EDUCATION <text:s text:c="6"/></text:p>
      <text:p text:style-name="P32">CMO_EMPLOYMENT <text:s text:c="5"/></text:p>
      <text:p text:style-name="P32">CMO_INDUSTRY <text:s text:c="7"/></text:p>
      <text:p text:style-name="P32">CMO_INFRASTRUCTURE <text:s/></text:p>
      <text:p text:style-name="P32">CMO_LAW_ENFORCEMENT </text:p>
      <text:p text:style-name="P32">CMO_OTHER <text:s text:c="10"/></text:p>
      <text:p text:style-name="P32">CMO_HEALTHCARE <text:s text:c="5"/></text:p>
      <text:p text:style-name="P32">CRIMINAL_ACTIVITIES </text:p>
      <text:p text:style-name="Definitions"><text:span text:style-name="T12">COERCION <text:s text:c="10"/></text:span><text:s/></text:p>
      <text:p text:style-name="P32">PSYOP </text:p>
      <text:p text:style-name="P32">CURFEW <text:s text:c="13"/></text:p>
      <text:p text:style-name="P32">CHECKPOINT</text:p>
      <text:p text:style-name="P32">PATROL <text:s text:c="13"/></text:p>
      <text:p text:style-name="P32">GUARD</text:p>
      <text:p text:style-name="P32"/>
      <text:p text:style-name="P2">Units with zero personnel will have a gray background on the map display.</text:p>
      <text:p text:style-name="P2">In Spiral Two, attacks on force groups should affect civilian attitudes, apart from any civilian casualties.</text:p>
      <text:h text:style-name="P82" text:outline-level="3">Organization Group Attrition</text:h>
      <text:p text:style-name="P2">As with force units, it is assumed that organiz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he priority order is as follows.</text:p>
      <text:p text:style-name="P32">NONE</text:p>
      <text:p text:style-name="P32">CMO_CONSTRUCTION <text:s text:c="3"/></text:p>
      <text:p text:style-name="P32">CMO_DEVELOPMENT <text:s text:c="4"/></text:p>
      <text:p text:style-name="P32">CMO_EDUCATION <text:s text:c="6"/></text:p>
      <text:p text:style-name="P32">CMO_EMPLOYMENT <text:s text:c="5"/></text:p>
      <text:p text:style-name="P32">CMO_INDUSTRY <text:s text:c="7"/></text:p>
      <text:p text:style-name="P32"><text:soft-page-break/>CMO_INFRASTRUCTURE <text:s/></text:p>
      <text:p text:style-name="P32">CMO_LAW_ENFORCEMENT </text:p>
      <text:p text:style-name="P32">CMO_OTHER <text:s text:c="10"/></text:p>
      <text:p text:style-name="P32">CMO_HEALTHCARE <text:s text:c="5"/></text:p>
      <text:p text:style-name="P32"/>
      <text:p text:style-name="P2">Units with zero personnel will have a gray background on the map display.</text:p>
      <text:h text:style-name="P82" text:outline-level="3">Civilian Attrition</text:h>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Next, we compute the fraction of the neighborhood's population represented by each of the bodies.</text:p>
      <text:p text:style-name="P2">Next we apply attrition to each body in turn, attriting it by its proportional share of the casualties. <text:s/>Let</text:p>
      <text:p text:style-name="P34">casualties<text:span text:style-name="T12"><text:tab/>=<text:tab/>The total number of casualties to inflict</text:span></text:p>
      <text:p text:style-name="P34">i<text:span text:style-name="T12"><text:tab/>=<text:tab/>The index of the </text:span>i<text:span text:style-name="T12">th body to receive casualties</text:span></text:p>
      <text:p text:style-name="P34"><text:span text:style-name="T12"><draw:frame draw:style-name="fr1" draw:name="Object59" text:anchor-type="as-char" svg:width="0.1402in" svg:height="0.2772in" draw:z-index="40"><draw:object xlink:href="./Object 62" xlink:type="simple" xlink:show="embed" xlink:actuate="onLoad"/><draw:image xlink:href="./ObjectReplacements/Object 62" xlink:type="simple" xlink:show="embed" xlink:actuate="onLoad"/></draw:frame></text:span><text:span text:style-name="T12"><text:tab/>=<text:tab/>The fraction of </text:span>casualties<text:span text:style-name="T12"> to be taken by </text:span>i<text:span text:style-name="T12">.</text:span></text:p>
      <text:p text:style-name="P32"/>
      <text:p text:style-name="P2">Then,</text:p>
      <text:p text:style-name="Pseudocode"><text:span text:style-name="T12">Let </text:span><text:span text:style-name="T6">r</text:span><text:span text:style-name="T12"> := </text:span><text:span text:style-name="T6">casualties</text:span></text:p>
      <text:p text:style-name="Pseudocode">For each body <text:span text:style-name="T6">i</text:span><text:span text:style-name="T12"> to be attrited,</text:span></text:p>
      <text:p text:style-name="Pseudocode"><text:span text:style-name="T12"><text:tab/>Let </text:span><text:span text:style-name="T6">k</text:span><text:span text:style-name="T12"> = <text:s/></text:span><text:span text:style-name="T12"><draw:frame draw:style-name="fr1" draw:name="Object60" text:anchor-type="as-char" svg:width="2.0937in" svg:height="0.3047in" draw:z-index="41"><draw:object xlink:href="./Object 63" xlink:type="simple" xlink:show="embed" xlink:actuate="onLoad"/><draw:image xlink:href="./ObjectReplacements/Object 63" xlink:type="simple" xlink:show="embed" xlink:actuate="onLoad"/></draw:frame></text:span></text:p>
      <text:p text:style-name="Pseudocode"><text:span text:style-name="T12"><text:tab/>Apply </text:span><text:span text:style-name="T6">k</text:span><text:span text:style-name="T12"> casualties to </text:span><text:span text:style-name="T6">r</text:span><text:span text:style-name="T12">.</text:span></text:p>
      <text:p text:style-name="Pseudocode"><text:span text:style-name="T12"><text:tab/>Let </text:span><text:span text:style-name="T12"><draw:frame draw:style-name="fr1" draw:name="Object63" text:anchor-type="as-char" svg:width="0.5807in" svg:height="0.2319in" draw:z-index="42"><draw:object xlink:href="./Object 66" xlink:type="simple" xlink:show="embed" xlink:actuate="onLoad"/><draw:image xlink:href="./ObjectReplacements/Object 66" xlink:type="simple" xlink:show="embed" xlink:actuate="onLoad"/></draw:frame></text:span></text:p>
      <text:p text:style-name="Pseudocode"><text:span text:style-name="T12"><text:tab/>If </text:span><text:span text:style-name="T6">r</text:span><text:span text:style-name="T12"> is 0, then stop.</text:span></text:p>
      <text:p text:style-name="P35"/>
      <text:p text:style-name="P39">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h text:style-name="Heading_20_2" text:outline-level="2"><text:soft-page-break/>Assessing the Attitude Implications</text:h>
      <text:p text:style-name="Text_20_body">Once attrition has been computed and applied, it is necessary to assess the implications for civilian and organization attitudes via the CIVCAS and ORGCAS rule sets in the Driver Assessment Model (DAM).</text:p>
      <text:h text:style-name="Heading_20_3" text:outline-level="3">Contrasted with JNEM</text:h>
      <text:p text:style-name="P2">In theory, JNEM assesses civilian and organization casualties incident by incident<text:span text:style-name="T18">—</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h text:style-name="Heading_20_3" text:outline-level="3">Satisfaction Effects of Attrition</text:h>
      <text:p text:style-name="P38">We will assess the satisfaction effects of attrition on a civilian or organization group as follows. <text:s/>First, all attrition occurring during the week, both magic and normal, to group <text:span text:style-name="T6">f</text:span><text:span text:style-name="T12"> in neighborhood </text:span><text:span text:style-name="T6">n</text:span><text:span text:style-name="T12"> will</text:span> be accumulated in the <text:span text:style-name="T25">attrit_nf</text:span><text:span text:style-name="T10"> table. <text:s/>Let</text:span></text:p>
      <text:p text:style-name="Definitions"><text:span text:style-name="T10">n<text:tab/>=<text:tab/></text:span><text:span text:style-name="T13">The neighborhood</text:span></text:p>
      <text:p text:style-name="P34"><text:span text:style-name="T10">f</text:span><text:span text:style-name="T13"><text:tab/>=<text:tab/>The attrited civilian or organization group. <text:s/>If </text:span><text:span text:style-name="T10">f</text:span><text:span text:style-name="T13"> is a civilian group, it must be resident in neighborhood </text:span><text:span text:style-name="T10">n</text:span><text:span text:style-name="T13">.</text:span></text:p>
      <text:p text:style-name="P34"><text:span text:style-name="T10">ftype</text:span><text:span text:style-name="T13"><text:tab/>=<text:tab/>The group type, CIV or ORG.</text:span></text:p>
      <text:p text:style-name="P34"><text:span text:style-name="T10">casualties</text:span><text:span text:style-name="T13"><text:tab/>=<text:tab/>The total number of casualties to </text:span><text:span text:style-name="T10">f</text:span><text:span text:style-name="T13"> in </text:span><text:span text:style-name="T10">n</text:span><text:span text:style-name="T13"> during the week.</text:span></text:p>
      <text:p text:style-name="P34"><text:span text:style-name="T13"><draw:frame draw:style-name="fr1" draw:name="Object75" text:anchor-type="as-char" svg:width="0.7492in" svg:height="0.2772in" draw:z-index="50"><draw:object xlink:href="./Object 78" xlink:type="simple" xlink:show="embed" xlink:actuate="onLoad"/><draw:image xlink:href="./ObjectReplacements/Object 78" xlink:type="simple" xlink:show="embed" xlink:actuate="onLoad"/></draw:frame></text:span><text:span text:style-name="T13"><text:tab/>=<text:tab/>A Z-curve, dependent on the group type, which converts a total number of </text:span><text:span text:style-name="T13">casualties into a casualty multiplier used in the CIVCAS or ORGCAS satisfaction rules.</text:span><text:span text:style-name="T13"><text:note text:id="ftn37" text:note-class="footnote"><text:note-citation>36</text:note-citation><text:note-body><text:p text:style-name="Footnote">Model parameters: <text:span text:style-name="T1">dam.CIVCAS.Zsat, dam.ORGCAS.Zsat</text:span></text:p></text:note-body></text:note></text:span></text:p>
      <text:p text:style-name="P34"><text:soft-page-break/><text:span text:style-name="T10">M</text:span><text:span text:style-name="T13"><text:tab/>=<text:tab/>The casualty multiplier.</text:span></text:p>
      <text:p text:style-name="P33"/>
      <text:p text:style-name="Text_20_body"><text:span text:style-name="T13">We compute the casualty multiplier, </text:span><text:span text:style-name="T8">M</text:span><text:span text:style-name="T13">, as follows:</text:span></text:p>
      <text:p text:style-name="Text_20_body"><text:span text:style-name="T13"><text:tab/></text:span><text:span text:style-name="T13"><draw:frame draw:style-name="fr1" draw:name="Object74" text:anchor-type="as-char" svg:width="1.7264in" svg:height="0.2772in" draw:z-index="51"><draw:object xlink:href="./Object 77" xlink:type="simple" xlink:show="embed" xlink:actuate="onLoad"/><draw:image xlink:href="./ObjectReplacements/Object 77" xlink:type="simple" xlink:show="embed" xlink:actuate="onLoad"/></draw:frame></text:span></text:p>
      <text:p text:style-name="Text_20_body"><text:span text:style-name="T13">When the CIVCAS or ORGCAS rule set is </text:span><text:span text:style-name="T16">triggered</text:span><text:span text:style-name="T13">, it has access to </text:span><text:span text:style-name="T8">n</text:span><text:span text:style-name="T13">, </text:span><text:span text:style-name="T8">f</text:span><text:span text:style-name="T13">, </text:span><text:span text:style-name="T8">casualties</text:span><text:span text:style-name="T13">, and </text:span><text:span text:style-name="T8">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2">Athena accumulates the total casualties to <text:s/>group </text:span><text:span text:style-name="T6">f</text:span><text:span text:style-name="T12"> in neighborhood </text:span><text:span text:style-name="T6">n</text:span><text:span text:style-name="T12"> in which force group </text:span><text:span text:style-name="T6">g</text:span><text:span text:style-name="T12"> was in some way involved in the </text:span><text:span text:style-name="T15">attrit_nfg</text:span><text:span text:style-name="T13"> table. <text:s/>If two force groups are involved in an altercation, as is usually the case, the total civilian casualties are attributed equally to both.</text:span></text:p>
      <text:p text:style-name="P30">Then, let</text:p>
      <text:p text:style-name="P30"/>
      <text:p text:style-name="Definitions"><text:span text:style-name="T10">n<text:tab/>=<text:tab/></text:span><text:span text:style-name="T13">The neighborhood</text:span></text:p>
      <text:p text:style-name="P34"><text:span text:style-name="T10">f</text:span><text:span text:style-name="T13"><text:tab/>=<text:tab/>The attrited civilian group, resident in </text:span><text:span text:style-name="T10">n</text:span><text:span text:style-name="T13">.</text:span></text:p>
      <text:p text:style-name="P34"><text:span text:style-name="T10">g</text:span><text:span text:style-name="T13"><text:tab/>=<text:tab/>A force group.</text:span></text:p>
      <text:p text:style-name="P34"><text:span text:style-name="T10">casualties</text:span><text:span text:style-name="T13"><text:tab/>=<text:tab/>The total number of casualties to </text:span><text:span text:style-name="T10">f</text:span><text:span text:style-name="T13"> in </text:span><text:span text:style-name="T10">n</text:span><text:span text:style-name="T13"> during the week in which </text:span><text:span text:style-name="T10">g</text:span><text:span text:style-name="T13"> was involved.</text:span></text:p>
      <text:p text:style-name="P34"><text:span text:style-name="T13"><draw:frame draw:style-name="fr1" draw:name="Object78" text:anchor-type="as-char" svg:width="0.2484in" svg:height="0.2772in" draw:z-index="4"><draw:object xlink:href="./Object 81" xlink:type="simple" xlink:show="embed" xlink:actuate="onLoad"/><draw:image xlink:href="./ObjectReplacements/Object 81" xlink:type="simple" xlink:show="embed" xlink:actuate="onLoad"/></draw:frame></text:span><text:span text:style-name="T13"><text:tab/>=<text:tab/>The relationship between neighborhood group </text:span><text:span text:style-name="T10">nf</text:span><text:span text:style-name="T13"> and force group </text:span><text:span text:style-name="T10">g</text:span><text:span text:style-name="T13">.</text:span></text:p>
      <text:p text:style-name="P34"><text:span text:style-name="T13"><draw:frame draw:style-name="fr1" draw:name="Object77" text:anchor-type="as-char" svg:width="0.6965in" svg:height="0.2335in" draw:z-index="5"><draw:object xlink:href="./Object 80" xlink:type="simple" xlink:show="embed" xlink:actuate="onLoad"/><draw:image xlink:href="./ObjectReplacements/Object 80" xlink:type="simple" xlink:show="embed" xlink:actuate="onLoad"/></draw:frame></text:span><text:span text:style-name="T13"><text:tab/>=<text:tab/>A Z-curve which converts a total number of casualties into a casualty multiplier used in the CIVCAS coop rules.</text:span><text:span text:style-name="T13"><text:note text:id="ftn38" text:note-class="footnote"><text:note-citation>37</text:note-citation><text:note-body><text:p text:style-name="Footnote">Model parameter: <text:span text:style-name="T1">dam.CIVCAS.Zcoop</text:span></text:p></text:note-body></text:note></text:span><text:span text:style-name="T13"> <text:s/>It will usually be the same as </text:span><text:span text:style-name="T13"><draw:frame draw:style-name="fr1" draw:name="Object79" text:anchor-type="as-char" svg:width="0.7083in" svg:height="0.2772in" draw:z-index="6"><draw:object xlink:href="./Object 82" xlink:type="simple" xlink:show="embed" xlink:actuate="onLoad"/><draw:image xlink:href="./ObjectReplacements/Object 82" xlink:type="simple" xlink:show="embed" xlink:actuate="onLoad"/></draw:frame></text:span></text:p>
      <text:p text:style-name="P34"><text:span text:style-name="T10">M</text:span><text:span text:style-name="T13"><text:tab/>=<text:tab/>The resulting casualty multiplier.</text:span></text:p>
      <text:p text:style-name="P33"/>
      <text:p text:style-name="Text_20_body"><text:span text:style-name="T13">We compute the casualty multiplier, </text:span><text:span text:style-name="T8">M</text:span><text:span text:style-name="T13">, as follows:</text:span></text:p>
      <text:p text:style-name="Text_20_body"><text:span text:style-name="T13"><text:tab/></text:span><text:span text:style-name="T13"><draw:frame draw:style-name="fr1" draw:name="Object76" text:anchor-type="as-char" svg:width="1.6756in" svg:height="0.2335in" draw:z-index="7"><draw:object xlink:href="./Object 79" xlink:type="simple" xlink:show="embed" xlink:actuate="onLoad"/><draw:image xlink:href="./ObjectReplacements/Object 79" xlink:type="simple" xlink:show="embed" xlink:actuate="onLoad"/></draw:frame></text:span></text:p>
      <text:p text:style-name="Text_20_body"><text:span text:style-name="T13">When the CIVCAS rule set is triggered it has access to </text:span><text:span text:style-name="T8">n</text:span><text:span text:style-name="T13">, </text:span><text:span text:style-name="T8">f</text:span><text:span text:style-name="T13">, </text:span><text:span text:style-name="T8">g</text:span><text:span text:style-name="T13">, </text:span><text:span text:style-name="T8">casualties</text:span><text:span text:style-name="T13">, </text:span><text:span text:style-name="T8"><draw:frame draw:style-name="fr1" draw:name="Object80" text:anchor-type="as-char" svg:width="0.2484in" svg:height="0.2772in" draw:z-index="10"><draw:object xlink:href="./Object 83" xlink:type="simple" xlink:show="embed" xlink:actuate="onLoad"/><draw:image xlink:href="./ObjectReplacements/Object 83" xlink:type="simple" xlink:show="embed" xlink:actuate="onLoad"/></draw:frame></text:span><text:span text:style-name="T8">, </text:span><text:span text:style-name="T13">and </text:span><text:span text:style-name="T8">M.</text:span><text:span text:style-name="T13"> <text:s/>The actual magnitude of the rule firing will be</text:span></text:p>
      <text:p text:style-name="Text_20_body"><text:span text:style-name="T13"><text:tab/></text:span><text:span text:style-name="T13"><draw:frame draw:style-name="fr1" draw:name="Object81" text:anchor-type="as-char" svg:width="2.3783in" svg:height="0.3047in" draw:z-index="11"><draw:object xlink:href="./Object 84" xlink:type="simple" xlink:show="embed" xlink:actuate="onLoad"/><draw:image xlink:href="./ObjectReplacements/Object 84" xlink:type="simple" xlink:show="embed" xlink:actuate="onLoad"/></draw:frame></text:span><text:span text:style-name="T13"> </text:span></text:p>
      <text:p text:style-name="Text_20_body"><text:span text:style-name="T13">where M- connotes a medium-sized negative (i.e., -5.0 point) effect. <text:s/>See the </text:span><text:span text:style-name="T8">Athena Rules</text:span><text:span text:style-name="T13"> document for details on how rule magnitudes are specified.</text:span></text:p>
      <text:h text:style-name="Heading_20_1" text:outline-level="1">Demographics</text:h>
      <text:p text:style-name="Text_20_body">See aag_DEMOG.odt.</text:p>
      <text:p text:style-name="P2"/>
      <text:h text:style-name="Heading_20_1" text:outline-level="1">Acronyms</text:h>
      <text:p text:style-name="P31"><text:tab/>AAM<text:tab/>Athena Attrition Model</text:p>
      <text:p text:style-name="P31"><text:tab/>AUT <text:tab/>Autonomy (concern)</text:p>
      <text:p text:style-name="P31"><text:tab/>CIV <text:tab/>Civilian</text:p>
      <text:p text:style-name="P31"><text:tab/>CMO<text:tab/>Civil/Military Operations</text:p>
      <text:p text:style-name="P31"><text:tab/>CTR<text:tab/>Contractor</text:p>
      <text:p text:style-name="P31"><text:tab/>CUL<text:tab/>Culture (concern)</text:p>
      <text:p text:style-name="P31"><text:tab/>DAM<text:tab/>Driver Assessment Model</text:p>
      <text:p text:style-name="P31"><text:tab/>ECDA<text:tab/>Expected Collateral Damage per Attack</text:p>
      <text:p text:style-name="P31"><text:tab/>ECDC<text:tab/>Expected Collateral Damager per NF Casualty</text:p>
      <text:p text:style-name="P31"><text:tab/>ELER<text:tab/>Expected Loss Exchange Ratio</text:p>
      <text:p text:style-name="P31"><text:tab/>FRC<text:tab/>Force</text:p>
      <text:p text:style-name="P31"><text:tab/>GRAM<text:tab/>Generalized Regional Attitude Model</text:p>
      <text:p text:style-name="P31"><text:tab/>IED<text:tab/>Improvised Explosive Device</text:p>
      <text:p text:style-name="P31"><text:tab/>IGO<text:tab/>International or Inter-Governmental Organization</text:p>
      <text:p text:style-name="P31"><text:tab/>JNEM<text:tab/>Joint Non-lethal Effects Model</text:p>
      <text:p text:style-name="P31"><text:tab/>LER<text:tab/>Loss Exchange Ratio</text:p>
      <text:p text:style-name="P31"><text:tab/>LFF<text:tab/>Labor Force Fraction</text:p>
      <text:p text:style-name="P31"><text:tab/>MAD<text:tab/>Magic Attitude Driver</text:p>
      <text:p text:style-name="P31"><text:tab/>MAG<text:tab/>Mars Analyst's Guide</text:p>
      <text:p text:style-name="P31"><text:tab/>NF<text:tab/>Non-uniformed Force</text:p>
      <text:p text:style-name="P31"><text:tab/>NGO<text:tab/>Non-Governmental Organization</text:p>
      <text:p text:style-name="P31"><text:tab/>ORG<text:tab/>Organization</text:p>
      <text:p text:style-name="P31"><text:tab/>QOL<text:tab/>Quality of Life (concern)</text:p>
      <text:p text:style-name="P31"><text:tab/>ROE<text:tab/>Rules Of Engagement</text:p>
      <text:p text:style-name="P31"><text:tab/>S&amp;RO<text:tab/>Stability &amp; Recovery Operations</text:p>
      <text:p text:style-name="P31"><text:tab/>SFT<text:tab/>Safety (concern)</text:p>
      <text:p text:style-name="P31"><text:tab/>UF<text:tab/>Uniformed Force</text:p>
      <text:p text:style-name="P31"><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V2<text:tab/><text:tab/>September, 2010</text:p>
      </style:header>
      <style:footer>
        <text:p text:style-name="Footer"><text:tab/><text:page-number text:select-page="current">44</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09-10T08:51:39</dc:date>
    <meta:editing-duration>PT617H38M22S</meta:editing-duration>
    <meta:editing-cycles>341</meta:editing-cycles>
    <meta:generator>OpenOffice.org/3.2$Unix OpenOffice.org_project/320m18$Build-9502</meta:generator>
    <meta:print-date>2009-07-16T14:25:37</meta:print-date>
    <meta:printed-by>Will Duquette</meta:printed-by>
    <meta:document-statistic meta:table-count="8" meta:image-count="0" meta:object-count="108" meta:page-count="44" meta:paragraph-count="843" meta:word-count="11126" meta:character-count="67963"/>
    <meta:user-defined meta:name="Info 1"/>
    <meta:user-defined meta:name="Info 2"/>
    <meta:user-defined meta:name="Info 3"/>
    <meta:user-defined meta:name="Info 4"/>
  </office:meta>
</office:document-meta>
</file>

<file path=Object 100/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

<file path=Object 101/content.xml><?xml version="1.0" encoding="utf-8"?>
<!DOCTYPE math  PUBLIC '-//OpenOffice.org//DTD Modified W3C MathML 1.01//EN'  'math.dtd'>
<math:math xmlns:math="http://www.w3.org/1998/Math/MathML">
  <math:semantics>
    <math:mstyle math:color="white">
      <math:mrow>
        <math:msub>
          <math:mi>E</math:mi>
          <math:mi>i</math:mi>
        </math:msub>
      </math:mrow>
    </math:mstyle>
    <math:annotation math:encoding="StarMath 5.0">color white E_i</math:annotation>
  </math:semantics>
</math:math>
</file>

<file path=Object 10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3/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104/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105/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6/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7/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108/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109/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110/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114/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115/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116/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117/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118/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119/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120/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121/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122/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123/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124/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

<file path=Object 125/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26/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27/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28/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29/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30/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31/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row>
        <math:mrow>
          <math:msub>
            <math:mi>F</math:mi>
            <math:mi math:fontstyle="italic">ng</math:mi>
          </math:msub>
          <math:mo math:stretchy="false">×</math:mo>
          <math:msub>
            <math:mi math:fontstyle="italic">population</math:mi>
            <math:mi math:fontstyle="italic">ng</math:mi>
          </math:msub>
        </math:mrow>
        <math:mo math:stretchy="false">+</math:mo>
        <math:mrow>
          <math:munder>
            <math:mo math:stretchy="false">∑</math:mo>
            <math:mrow>
              <math:mtext>Unit </math:mtext>
              <math:mi>i</math:mi>
              <math:mtext> of </math:mtext>
              <math:mi>g</math:mi>
              <math:mtext> in </math:mtext>
              <math:mi>n</math:mi>
            </math:mrow>
          </math:munder>
          <math:mrow>
            <math:msub>
              <math:mi>F</math:mi>
              <math:mi>i</math:mi>
            </math:msub>
            <math:mo math:stretchy="false">×</math:mo>
            <math:msub>
              <math:mi math:fontstyle="italic">personnel</math:mi>
              <math:mi>i</math:mi>
            </math:msub>
          </math:mrow>
        </math:mrow>
      </math:mrow>
    </math:mrow>
    <math:annotation math:encoding="StarMath 5.0">Q_ng ~=~ F_ng times population_ng + 
sum from {"Unit " i " of " g " in " n} {F_i times personnel_i}</math:annotation>
  </math:semantics>
</math:math>
</file>

<file path=Object 54/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55/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7/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58/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67/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68/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69/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1.3</math:mn>
            </math:mtd>
            <math:mtd>
              <math:mtext>if demeanor is Apathetic</math:mtext>
            </math:mtd>
          </math:mtr>
        </math:mtable>
      </math:mrow>
    </math:mrow>
    <math:annotation math:encoding="StarMath 5.0">D_ng ~=~ left lbrace matrix {
    1.5 # "if demeanor is Aggressive" ##
    1.0 # "if demeanor is Average"    ##
   	1.3 # "if demeanor is Apathetic"
} right none</math:annotation>
  </math:semantics>
</math:math>
</file>

<file path=Object 70/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76/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9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95/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6/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7/content.xml><?xml version="1.0" encoding="utf-8"?>
<!DOCTYPE math  PUBLIC '-//OpenOffice.org//DTD Modified W3C MathML 1.01//EN'  'math.dtd'>
<math:math xmlns:math="http://www.w3.org/1998/Math/MathML">
  <math:semantics>
    <math:mrow>
      <math:msub>
        <math:mi>F</math:mi>
        <math:mi>i</math:mi>
      </math:msub>
      <math:mrow>
        <math:mi/>
        <math:mo math:stretchy="false">=</math:mo>
        <math:mi/>
      </math:mrow>
      <math:mrow>
        <math:msub>
          <math:mi>E</math:mi>
          <math:mi>i</math:mi>
        </math:msub>
        <math:mo math:stretchy="false">×</math:mo>
        <math:msub>
          <math:mi>D</math:mi>
          <math:mi math:fontstyle="italic">ng</math:mi>
        </math:msub>
      </math:mrow>
    </math:mrow>
    <math:annotation math:encoding="StarMath 5.0">F_i ~=~ E_i times D_ng</math:annotation>
  </math:semantics>
</math:math>
</file>

<file path=Object 9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99/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